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98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7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ff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5" table:default-cell-style-name="Default"/>
        <table:table-row table:style-name="ro1">
          <table:table-cell table:style-name="ce1" office:value-type="string">
            <text:p>„bad boy“ numeric simulation ONLY for testing</text:p>
          </table:table-cell>
          <table:table-cell table:number-columns-repeated="13"/>
          <table:table-cell office:value-type="string">
            <text:p>stability test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error</text:p>
          </table:table-cell>
          <table:table-cell office:value-type="string">
            <text:p>integrator</text:p>
          </table:table-cell>
          <table:table-cell table:style-name="Default" office:value-type="string">
            <text:p>valve_calc</text:p>
          </table:table-cell>
          <table:table-cell office:value-type="string">
            <text:p>Valve [center +-%]</text:p>
          </table:table-cell>
          <table:table-cell office:value-type="string">
            <text:p>real valve</text:p>
          </table:table-cell>
          <table:table-cell table:number-columns-repeated="3"/>
        </table:table-row>
        <table:table-row table:style-name="ro3">
          <table:table-cell table:style-name="ce2" office:value-type="string">
            <text:p>Tuning constants visualizer</text:p>
          </table:table-cell>
          <table:table-cell table:number-columns-repeated="14"/>
          <table:table-cell office:value-type="float" office:value="12345">
            <text:p>12345</text:p>
          </table:table-cell>
          <table:table-cell table:formula="of:=[.Q4]" office:value-type="float" office:value="21.1423110961914">
            <text:p>21,14</text:p>
          </table:table-cell>
          <table:table-cell table:formula="of:=IF([.Q4]&gt;10;10;IF([.Q4]&lt;-10;-10;ROUND([.Q3])))" office:value-type="float" office:value="10">
            <text:p>10</text:p>
          </table:table-cell>
          <table:table-cell office:value-type="float" office:value="0.27">
            <text:p>0,27</text:p>
          </table:table-cell>
          <table:table-cell/>
          <table:table-cell table:number-columns-repeated="2"/>
        </table:table-row>
        <table:table-row table:style-name="ro2">
          <table:table-cell table:number-columns-repeated="8"/>
          <table:table-cell office:value-type="float" office:value="-2">
            <text:p>-2</text:p>
          </table:table-cell>
          <table:table-cell table:formula="of:=(([.I4]*[.I4]*10000)/256*[.$B$5]+[.$B$6]*256)*[.I4]*100/256/256" office:value-type="float" office:value="-12.8341674804688">
            <text:p>-12,8341674805</text:p>
          </table:table-cell>
          <table:table-cell office:value-type="float" office:value="0">
            <text:p>0</text:p>
          </table:table-cell>
          <table:table-cell table:style-name="ce7" table:number-columns-repeated="2"/>
          <table:table-cell/>
          <table:table-cell office:value-type="float" office:value="2.2">
            <text:p>2,2</text:p>
          </table:table-cell>
          <table:table-cell table:formula="of:=TRUNC([.P3]+[.O4]*100)" office:value-type="float" office:value="12565">
            <text:p>12565</text:p>
          </table:table-cell>
          <table:table-cell table:formula="of:=((([.O4]*[.O4]*10000)/256*[.$B$5]+[.$B$6]*256)*[.O4]*100+[.P4]*[.$B$7])/256/256+0" office:value-type="float" office:value="21.1423110961914">
            <text:p>21,14</text:p>
          </table:table-cell>
          <table:table-cell table:formula="of:=IF([.Q4]&gt;10;10;IF([.Q4]&lt;-10;-10;IF([.Q4]&gt;=[.R3];TRUNC([.Q4]+1/4);TRUNC([.Q4]+3/4))))" office:value-type="float" office:value="10">
            <text:p>10</text:p>
          </table:table-cell>
          <table:table-cell table:formula="of:=IF([.R4]&gt;[.R3];[.R4]-[.$S$3];[.R4]+[.$S$3])-[.$V$4]" office:value-type="float" office:value="5.4">
            <text:p>5,4</text:p>
          </table:table-cell>
          <table:table-cell table:formula="of:=IF([.S4]&gt;0;IF([.S4]&gt;3;3*0.25;[.S4]*0.25);IF([.S4]&lt;-3;-3*0.16;[.S4]*0.16))/3" office:value-type="float" office:value="0.25">
            <text:p>0,25</text:p>
          </table:table-cell>
          <table:table-cell/>
          <table:table-cell office:value-type="float" office:value="4.87">
            <text:p>4,87</text:p>
          </table:table-cell>
        </table:table-row>
        <table:table-row table:style-name="ro4">
          <table:table-cell table:style-name="ce3" office:value-type="string">
            <text:p>P3_factor</text:p>
          </table:table-cell>
          <table:table-cell table:style-name="ce6" office:value-type="float" office:value="22">
            <text:p>22</text:p>
          </table:table-cell>
          <table:table-cell table:number-columns-repeated="6"/>
          <table:table-cell office:value-type="float" office:value="-1.9">
            <text:p>-1,9</text:p>
          </table:table-cell>
          <table:table-cell table:formula="of:=(([.I5]*[.I5]*10000)/256*[.$B$5]+[.$B$6]*256)*[.I5]*100/256/256" office:value-type="float" office:value="-11.2207841873169">
            <text:p>-11,2207841873</text:p>
          </table:table-cell>
          <table:table-cell table:formula="of:=[.K4]+[.$B$8]*5/60" office:value-type="float" office:value="4">
            <text:p>4</text:p>
          </table:table-cell>
          <table:table-cell table:style-name="ce7" table:number-columns-repeated="2"/>
          <table:table-cell/>
          <table:table-cell table:formula="of:=[.O4]-([.T4]*1)/1" office:value-type="float" office:value="1.95">
            <text:p>1,95</text:p>
          </table:table-cell>
          <table:table-cell table:formula="of:=TRUNC([.P4]+[.O5]*100)" office:value-type="float" office:value="12760">
            <text:p>12760</text:p>
          </table:table-cell>
          <table:table-cell table:formula="of:=((([.O5]*[.O5]*10000)/256*[.$B$5]+[.$B$6]*256)*[.O5]*100+[.P5]*[.$B$7])/256/256+0" office:value-type="float" office:value="16.6811496019363">
            <text:p>16,68</text:p>
          </table:table-cell>
          <table:table-cell table:formula="of:=IF([.Q5]&gt;10;10;IF([.Q5]&lt;-10;-10;IF([.Q5]&gt;=[.R4];TRUNC([.Q5]+1/4);TRUNC([.Q5]+3/4))))" office:value-type="float" office:value="10">
            <text:p>10</text:p>
          </table:table-cell>
          <table:table-cell table:formula="of:=IF([.R5]&gt;[.R4];[.R5]-[.$S$3];[.R5]+[.$S$3])-[.$V$4]" office:value-type="float" office:value="5.4">
            <text:p>5,4</text:p>
          </table:table-cell>
          <table:table-cell table:formula="of:=IF([.S5]&gt;0;IF([.S5]&gt;3;3*0.25;[.S5]*0.25);IF([.S5]&lt;-3;-3*0.16;[.S5]*0.16))/3" office:value-type="float" office:value="0.25">
            <text:p>0,25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_factor</text:p>
          </table:table-cell>
          <table:table-cell table:style-name="ce6" office:value-type="float" office:value="3">
            <text:p>3</text:p>
          </table:table-cell>
          <table:table-cell table:number-columns-repeated="6"/>
          <table:table-cell office:value-type="float" office:value="-1.8">
            <text:p>-1,8</text:p>
          </table:table-cell>
          <table:table-cell table:formula="of:=(([.I6]*[.I6]*10000)/256*[.$B$5]+[.$B$6]*256)*[.I6]*100/256/256" office:value-type="float" office:value="-9.75688934326172">
            <text:p>-9,7568893433</text:p>
          </table:table-cell>
          <table:table-cell table:formula="of:=[.K5]+[.$B$8]*5/60" office:value-type="float" office:value="8">
            <text:p>8</text:p>
          </table:table-cell>
          <table:table-cell table:style-name="ce7" table:number-columns-repeated="2"/>
          <table:table-cell/>
          <table:table-cell table:formula="of:=[.O5]-([.T5]*1+[.T4]*3+[.T3]*3)/7" office:value-type="float" office:value="1.80714285714286">
            <text:p>1,8071428571</text:p>
          </table:table-cell>
          <table:table-cell table:formula="of:=TRUNC([.P5]+[.O6]*100)" office:value-type="float" office:value="12940">
            <text:p>12940</text:p>
          </table:table-cell>
          <table:table-cell table:formula="of:=((([.O6]*[.O6]*10000)/256*[.$B$5]+[.$B$6]*256)*[.O6]*100+[.P6]*[.$B$7])/256/256+0" office:value-type="float" office:value="14.5954330026582">
            <text:p>14,60</text:p>
          </table:table-cell>
          <table:table-cell table:formula="of:=IF([.Q6]&gt;10;10;IF([.Q6]&lt;-10;-10;IF([.Q6]&gt;=[.R5];TRUNC([.Q6]+1/4);TRUNC([.Q6]+3/4))))" office:value-type="float" office:value="10">
            <text:p>10</text:p>
          </table:table-cell>
          <table:table-cell table:formula="of:=IF([.R6]&gt;[.R5];[.R6]-[.$S$3];[.R6]+[.$S$3])-[.$V$4]" office:value-type="float" office:value="5.4">
            <text:p>5,4</text:p>
          </table:table-cell>
          <table:table-cell table:formula="of:=IF([.S6]&gt;0;IF([.S6]&gt;3;3*0.25;[.S6]*0.25);IF([.S6]&lt;-3;-3*0.16;[.S6]*0.16))/3" office:value-type="float" office:value="0.25">
            <text:p>0,25</text:p>
          </table:table-cell>
          <table:table-cell table:number-columns-repeated="2"/>
        </table:table-row>
        <table:table-row table:style-name="ro4">
          <table:table-cell table:style-name="ce3" office:value-type="string">
            <text:p>I_factor</text:p>
          </table:table-cell>
          <table:table-cell table:style-name="ce6" office:value-type="float" office:value="24">
            <text:p>24</text:p>
          </table:table-cell>
          <table:table-cell table:number-columns-repeated="6"/>
          <table:table-cell office:value-type="float" office:value="-1.7">
            <text:p>-1,7</text:p>
          </table:table-cell>
          <table:table-cell table:formula="of:=(([.I7]*[.I7]*10000)/256*[.$B$5]+[.$B$6]*256)*[.I7]*100/256/256" office:value-type="float" office:value="-8.43461513519287">
            <text:p>-8,4346151352</text:p>
          </table:table-cell>
          <table:table-cell table:formula="of:=[.K6]+[.$B$8]*5/60" office:value-type="float" office:value="12">
            <text:p>12</text:p>
          </table:table-cell>
          <table:table-cell table:style-name="ce7" table:number-columns-repeated="2"/>
          <table:table-cell/>
          <table:table-cell table:formula="of:=[.O6]-([.T6]*1+[.T5]*3+[.T4]*3)/7" office:value-type="float" office:value="1.55714285714286">
            <text:p>1,5571428571</text:p>
          </table:table-cell>
          <table:table-cell table:formula="of:=TRUNC([.P6]+[.O7]*100)" office:value-type="float" office:value="13095">
            <text:p>13095</text:p>
          </table:table-cell>
          <table:table-cell table:formula="of:=((([.O7]*[.O7]*10000)/256*[.$B$5]+[.$B$6]*256)*[.O7]*100+[.P7]*[.$B$7])/256/256+0" office:value-type="float" office:value="11.5712546607148">
            <text:p>11,57</text:p>
          </table:table-cell>
          <table:table-cell table:formula="of:=IF([.Q7]&gt;10;10;IF([.Q7]&lt;-10;-10;IF([.Q7]&gt;=[.R6];TRUNC([.Q7]+1/4);TRUNC([.Q7]+3/4))))" office:value-type="float" office:value="10">
            <text:p>10</text:p>
          </table:table-cell>
          <table:table-cell table:formula="of:=IF([.R7]&gt;[.R6];[.R7]-[.$S$3];[.R7]+[.$S$3])-[.$V$4]" office:value-type="float" office:value="5.4">
            <text:p>5,4</text:p>
          </table:table-cell>
          <table:table-cell table:formula="of:=IF([.S7]&gt;0;IF([.S7]&gt;3;3*0.25;[.S7]*0.25);IF([.S7]&lt;-3;-3*0.16;[.S7]*0.16))/3" office:value-type="float" office:value="0.25">
            <text:p>0,25</text:p>
          </table:table-cell>
          <table:table-cell table:number-columns-repeated="2"/>
        </table:table-row>
        <table:table-row table:style-name="ro5">
          <table:table-cell table:style-name="ce3" office:value-type="string">
            <text:p>PID_interval</text:p>
          </table:table-cell>
          <table:table-cell table:style-name="ce6" office:value-type="float" office:value="48">
            <text:p>48</text:p>
          </table:table-cell>
          <table:table-cell table:number-columns-repeated="6"/>
          <table:table-cell office:value-type="float" office:value="-1.6">
            <text:p>-1,6</text:p>
          </table:table-cell>
          <table:table-cell table:formula="of:=(([.I8]*[.I8]*10000)/256*[.$B$5]+[.$B$6]*256)*[.I8]*100/256/256" office:value-type="float" office:value="-7.24609375">
            <text:p>-7,24609375</text:p>
          </table:table-cell>
          <table:table-cell table:formula="of:=[.K7]+[.$B$8]*5/60" office:value-type="float" office:value="16">
            <text:p>16</text:p>
          </table:table-cell>
          <table:table-cell table:style-name="ce7" table:number-columns-repeated="2"/>
          <table:table-cell/>
          <table:table-cell table:formula="of:=[.O7]-([.T7]*1+[.T6]*3+[.T5]*3+[.T4]*2)/9" office:value-type="float" office:value="1.30714285714286">
            <text:p>1,3071428571</text:p>
          </table:table-cell>
          <table:table-cell table:formula="of:=TRUNC([.P7]+[.O8]*100)" office:value-type="float" office:value="13225">
            <text:p>13225</text:p>
          </table:table-cell>
          <table:table-cell table:formula="of:=((([.O8]*[.O8]*10000)/256*[.$B$5]+[.$B$6]*256)*[.O8]*100+[.P8]*[.$B$7])/256/256+0" office:value-type="float" office:value="9.30362785696636">
            <text:p>9,30</text:p>
          </table:table-cell>
          <table:table-cell table:formula="of:=IF([.Q8]&gt;10;10;IF([.Q8]&lt;-10;-10;IF([.Q8]&gt;=[.R7];TRUNC([.Q8]+1/4);TRUNC([.Q8]+3/4))))" office:value-type="float" office:value="10">
            <text:p>10</text:p>
          </table:table-cell>
          <table:table-cell table:formula="of:=IF([.R8]&gt;[.R7];[.R8]-[.$S$3];[.R8]+[.$S$3])-[.$V$4]" office:value-type="float" office:value="5.4">
            <text:p>5,4</text:p>
          </table:table-cell>
          <table:table-cell table:formula="of:=IF([.S8]&gt;0;IF([.S8]&gt;3;3*0.25;[.S8]*0.25);IF([.S8]&lt;-3;-3*0.16;[.S8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1.5">
            <text:p>-1,5</text:p>
          </table:table-cell>
          <table:table-cell table:formula="of:=(([.I9]*[.I9]*10000)/256*[.$B$5]+[.$B$6]*256)*[.I9]*100/256/256" office:value-type="float" office:value="-6.18345737457275">
            <text:p>-6,1834573746</text:p>
          </table:table-cell>
          <table:table-cell table:formula="of:=[.K8]+[.$B$8]*5/60" office:value-type="float" office:value="20">
            <text:p>20</text:p>
          </table:table-cell>
          <table:table-cell table:style-name="ce7" table:number-columns-repeated="2"/>
          <table:table-cell/>
          <table:table-cell table:formula="of:=[.O8]-([.T8]*1+[.T7]*3+[.T6]*3+[.T5]*2+[.T4]*2)/11" office:value-type="float" office:value="1.05714285714286">
            <text:p>1,0571428571</text:p>
          </table:table-cell>
          <table:table-cell table:formula="of:=TRUNC([.P8]+[.O9]*100)" office:value-type="float" office:value="13330">
            <text:p>13330</text:p>
          </table:table-cell>
          <table:table-cell table:formula="of:=((([.O9]*[.O9]*10000)/256*[.$B$5]+[.$B$6]*256)*[.O9]*100+[.P9]*[.$B$7])/256/256+0" office:value-type="float" office:value="7.66961801156358">
            <text:p>7,67</text:p>
          </table:table-cell>
          <table:table-cell table:formula="of:=IF([.Q9]&gt;10;10;IF([.Q9]&lt;-10;-10;IF([.Q9]&gt;=[.R8];TRUNC([.Q9]+1/4);TRUNC([.Q9]+3/4))))" office:value-type="float" office:value="8">
            <text:p>8</text:p>
          </table:table-cell>
          <table:table-cell table:formula="of:=IF([.R9]&gt;[.R8];[.R9]-[.$S$3];[.R9]+[.$S$3])-[.$V$4]" office:value-type="float" office:value="3.4">
            <text:p>3,4</text:p>
          </table:table-cell>
          <table:table-cell table:formula="of:=IF([.S9]&gt;0;IF([.S9]&gt;3;3*0.25;[.S9]*0.25);IF([.S9]&lt;-3;-3*0.16;[.S9]*0.16))/3" office:value-type="float" office:value="0.25">
            <text:p>0,25</text:p>
          </table:table-cell>
          <table:table-cell table:number-columns-repeated="2"/>
        </table:table-row>
        <table:table-row table:style-name="ro6">
          <table:table-cell table:style-name="ce4" office:value-type="string">
            <text:p>Controller static characteristic</text:p>
          </table:table-cell>
          <table:table-cell table:number-columns-repeated="7"/>
          <table:table-cell office:value-type="float" office:value="-1.4">
            <text:p>-1,4</text:p>
          </table:table-cell>
          <table:table-cell table:formula="of:=(([.I10]*[.I10]*10000)/256*[.$B$5]+[.$B$6]*256)*[.I10]*100/256/256" office:value-type="float" office:value="-5.23883819580078">
            <text:p>-5,2388381958</text:p>
          </table:table-cell>
          <table:table-cell table:formula="of:=[.K9]+[.$B$8]*5/60" office:value-type="float" office:value="24">
            <text:p>24</text:p>
          </table:table-cell>
          <table:table-cell table:style-name="ce7" table:number-columns-repeated="2"/>
          <table:table-cell/>
          <table:table-cell table:formula="of:=[.O9]-([.T9]*1+[.T8]*3+[.T7]*3+[.T6]*2+[.T5]*2+[.T4]*1)/12+RAND()*0.077" office:value-type="float" office:value="0.870983583584561">
            <text:p>0,8709835836</text:p>
          </table:table-cell>
          <table:table-cell table:formula="of:=TRUNC([.P9]+[.O10]*100)" office:value-type="float" office:value="13417">
            <text:p>13417</text:p>
          </table:table-cell>
          <table:table-cell table:formula="of:=((([.O10]*[.O10]*10000)/256*[.$B$5]+[.$B$6]*256)*[.O10]*100+[.P10]*[.$B$7])/256/256+0" office:value-type="float" office:value="6.80056446329875">
            <text:p>6,80</text:p>
          </table:table-cell>
          <table:table-cell table:formula="of:=IF([.Q10]&gt;10;10;IF([.Q10]&lt;-10;-10;IF([.Q10]&gt;=[.R9];TRUNC([.Q10]+1/4);TRUNC([.Q10]+3/4))))" office:value-type="float" office:value="7">
            <text:p>7</text:p>
          </table:table-cell>
          <table:table-cell table:formula="of:=IF([.R10]&gt;[.R9];[.R10]-[.$S$3];[.R10]+[.$S$3])-[.$V$4]" office:value-type="float" office:value="2.4">
            <text:p>2,4</text:p>
          </table:table-cell>
          <table:table-cell table:formula="of:=IF([.S10]&gt;0;IF([.S10]&gt;3;3*0.25;[.S10]*0.25);IF([.S10]&lt;-3;-3*0.16;[.S10]*0.16))/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1.3">
            <text:p>-1,3</text:p>
          </table:table-cell>
          <table:table-cell table:formula="of:=(([.I11]*[.I11]*10000)/256*[.$B$5]+[.$B$6]*256)*[.I11]*100/256/256" office:value-type="float" office:value="-4.40436840057373">
            <text:p>-4,4043684006</text:p>
          </table:table-cell>
          <table:table-cell table:formula="of:=[.K10]+[.$B$8]*5/60" office:value-type="float" office:value="28">
            <text:p>28</text:p>
          </table:table-cell>
          <table:table-cell table:style-name="ce7" table:number-columns-repeated="2"/>
          <table:table-cell/>
          <table:table-cell table:formula="of:=[.O10]-([.T10]*1+[.T9]*3+[.T8]*3+[.T7]*2+[.T6]*2+[.T5]*1)/12+RAND()*0.077" office:value-type="float" office:value="0.682404459091192">
            <text:p>0,6824044591</text:p>
          </table:table-cell>
          <table:table-cell table:formula="of:=TRUNC([.P10]+[.O11]*100)" office:value-type="float" office:value="13485">
            <text:p>13485</text:p>
          </table:table-cell>
          <table:table-cell table:formula="of:=((([.O11]*[.O11]*10000)/256*[.$B$5]+[.$B$6]*256)*[.O11]*100+[.P11]*[.$B$7])/256/256+0" office:value-type="float" office:value="6.15475187359707">
            <text:p>6,15</text:p>
          </table:table-cell>
          <table:table-cell table:formula="of:=IF([.Q11]&gt;10;10;IF([.Q11]&lt;-10;-10;IF([.Q11]&gt;=[.R10];TRUNC([.Q11]+1/4);TRUNC([.Q11]+3/4))))" office:value-type="float" office:value="6">
            <text:p>6</text:p>
          </table:table-cell>
          <table:table-cell table:formula="of:=IF([.R11]&gt;[.R10];[.R11]-[.$S$3];[.R11]+[.$S$3])-[.$V$4]" office:value-type="float" office:value="1.4">
            <text:p>1,4</text:p>
          </table:table-cell>
          <table:table-cell table:formula="of:=IF([.S11]&gt;0;IF([.S11]&gt;3;3*0.25;[.S11]*0.25);IF([.S11]&lt;-3;-3*0.16;[.S1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>
            <draw:frame table:end-cell-address="List1.I39" table:end-x="0.385cm" table:end-y="0.428cm" draw:z-index="0" draw:style-name="gr1" svg:width="18.617cm" svg:height="12.531cm" svg:x="0.026cm" svg:y="0.044cm">
              <draw:object draw:notify-on-update-of-ranges="List1.I4:List1.I44 List1.J4:Lis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-1.2">
            <text:p>-1,2</text:p>
          </table:table-cell>
          <table:table-cell table:formula="of:=(([.I12]*[.I12]*10000)/256*[.$B$5]+[.$B$6]*256)*[.I12]*100/256/256" office:value-type="float" office:value="-3.67218017578125">
            <text:p>-3,6721801758</text:p>
          </table:table-cell>
          <table:table-cell table:formula="of:=[.K11]+[.$B$8]*5/60" office:value-type="float" office:value="32">
            <text:p>32</text:p>
          </table:table-cell>
          <table:table-cell table:style-name="ce7" table:number-columns-repeated="2"/>
          <table:table-cell/>
          <table:table-cell table:formula="of:=[.O11]-([.T11]*1+[.T10]*3+[.T9]*3+[.T8]*2+[.T7]*2+[.T6]*1)/12+RAND()*0.077" office:value-type="float" office:value="0.488197970918306">
            <text:p>0,4881979709</text:p>
          </table:table-cell>
          <table:table-cell table:formula="of:=TRUNC([.P11]+[.O12]*100)" office:value-type="float" office:value="13533">
            <text:p>13533</text:p>
          </table:table-cell>
          <table:table-cell table:formula="of:=((([.O12]*[.O12]*10000)/256*[.$B$5]+[.$B$6]*256)*[.O12]*100+[.P12]*[.$B$7])/256/256+0" office:value-type="float" office:value="5.68061718474705">
            <text:p>5,68</text:p>
          </table:table-cell>
          <table:table-cell table:formula="of:=IF([.Q12]&gt;10;10;IF([.Q12]&lt;-10;-10;IF([.Q12]&gt;=[.R11];TRUNC([.Q12]+1/4);TRUNC([.Q12]+3/4))))" office:value-type="float" office:value="6">
            <text:p>6</text:p>
          </table:table-cell>
          <table:table-cell table:formula="of:=IF([.R12]&gt;[.R11];[.R12]-[.$S$3];[.R12]+[.$S$3])-[.$V$4]" office:value-type="float" office:value="1.4">
            <text:p>1,4</text:p>
          </table:table-cell>
          <table:table-cell table:formula="of:=IF([.S12]&gt;0;IF([.S12]&gt;3;3*0.25;[.S12]*0.25);IF([.S12]&lt;-3;-3*0.16;[.S1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1.1">
            <text:p>-1,1</text:p>
          </table:table-cell>
          <table:table-cell table:formula="of:=(([.I13]*[.I13]*10000)/256*[.$B$5]+[.$B$6]*256)*[.I13]*100/256/256" office:value-type="float" office:value="-3.03440570831299">
            <text:p>-3,0344057083</text:p>
          </table:table-cell>
          <table:table-cell table:formula="of:=[.K12]+[.$B$8]*5/60" office:value-type="float" office:value="36">
            <text:p>36</text:p>
          </table:table-cell>
          <table:table-cell table:style-name="ce7" table:number-columns-repeated="2"/>
          <table:table-cell/>
          <table:table-cell table:formula="of:=[.O12]-([.T12]*1+[.T11]*3+[.T10]*3+[.T9]*2+[.T8]*2+[.T7]*1)/12+RAND()*0.077" office:value-type="float" office:value="0.339805724726399">
            <text:p>0,3398057247</text:p>
          </table:table-cell>
          <table:table-cell table:formula="of:=TRUNC([.P12]+[.O13]*100)" office:value-type="float" office:value="13566">
            <text:p>13566</text:p>
          </table:table-cell>
          <table:table-cell table:formula="of:=((([.O13]*[.O13]*10000)/256*[.$B$5]+[.$B$6]*256)*[.O13]*100+[.P13]*[.$B$7])/256/256+0" office:value-type="float" office:value="5.41767853479757">
            <text:p>5,42</text:p>
          </table:table-cell>
          <table:table-cell table:formula="of:=IF([.Q13]&gt;10;10;IF([.Q13]&lt;-10;-10;IF([.Q13]&gt;=[.R12];TRUNC([.Q13]+1/4);TRUNC([.Q13]+3/4))))" office:value-type="float" office:value="6">
            <text:p>6</text:p>
          </table:table-cell>
          <table:table-cell table:formula="of:=IF([.R13]&gt;[.R12];[.R13]-[.$S$3];[.R13]+[.$S$3])-[.$V$4]" office:value-type="float" office:value="1.4">
            <text:p>1,4</text:p>
          </table:table-cell>
          <table:table-cell table:formula="of:=IF([.S13]&gt;0;IF([.S13]&gt;3;3*0.25;[.S13]*0.25);IF([.S13]&lt;-3;-3*0.16;[.S1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999999999999999">
            <text:p>-1</text:p>
          </table:table-cell>
          <table:table-cell table:formula="of:=(([.I14]*[.I14]*10000)/256*[.$B$5]+[.$B$6]*256)*[.I14]*100/256/256" office:value-type="float" office:value="-2.48317718505859">
            <text:p>-2,4831771851</text:p>
          </table:table-cell>
          <table:table-cell table:formula="of:=[.K13]+[.$B$8]*5/60" office:value-type="float" office:value="40">
            <text:p>40</text:p>
          </table:table-cell>
          <table:table-cell table:style-name="ce7" table:number-columns-repeated="2"/>
          <table:table-cell/>
          <table:table-cell table:formula="of:=[.O13]-([.T13]*1+[.T12]*3+[.T11]*3+[.T10]*2+[.T9]*2+[.T8]*1)/12+RAND()*0.077" office:value-type="float" office:value="0.204005187126786">
            <text:p>0,2040051871</text:p>
          </table:table-cell>
          <table:table-cell table:formula="of:=TRUNC([.P13]+[.O14]*100)" office:value-type="float" office:value="13586">
            <text:p>13586</text:p>
          </table:table-cell>
          <table:table-cell table:formula="of:=((([.O14]*[.O14]*10000)/256*[.$B$5]+[.$B$6]*256)*[.O14]*100+[.P14]*[.$B$7])/256/256+0" office:value-type="float" office:value="5.22554373971686">
            <text:p>5,23</text:p>
          </table:table-cell>
          <table:table-cell table:formula="of:=IF([.Q14]&gt;10;10;IF([.Q14]&lt;-10;-10;IF([.Q14]&gt;=[.R13];TRUNC([.Q14]+1/4);TRUNC([.Q14]+3/4))))" office:value-type="float" office:value="5">
            <text:p>5</text:p>
          </table:table-cell>
          <table:table-cell table:formula="of:=IF([.R14]&gt;[.R13];[.R14]-[.$S$3];[.R14]+[.$S$3])-[.$V$4]" office:value-type="float" office:value="0.4">
            <text:p>0,4</text:p>
          </table:table-cell>
          <table:table-cell table:formula="of:=IF([.S14]&gt;0;IF([.S14]&gt;3;3*0.25;[.S14]*0.25);IF([.S14]&lt;-3;-3*0.16;[.S1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899999999999999">
            <text:p>-0,9</text:p>
          </table:table-cell>
          <table:table-cell table:formula="of:=(([.I15]*[.I15]*10000)/256*[.$B$5]+[.$B$6]*256)*[.I15]*100/256/256" office:value-type="float" office:value="-2.01062679290771">
            <text:p>-2,0106267929</text:p>
          </table:table-cell>
          <table:table-cell table:formula="of:=[.K14]+[.$B$8]*5/60" office:value-type="float" office:value="44">
            <text:p>44</text:p>
          </table:table-cell>
          <table:table-cell table:style-name="ce7" table:number-columns-repeated="2"/>
          <table:table-cell/>
          <table:table-cell table:formula="of:=[.O14]-([.T14]*1+[.T13]*3+[.T12]*3+[.T11]*2+[.T10]*2+[.T9]*1)/12+RAND()*0.077" office:value-type="float" office:value="0.0902240562990814">
            <text:p>0,0902240563</text:p>
          </table:table-cell>
          <table:table-cell table:formula="of:=TRUNC([.P14]+[.O15]*100)" office:value-type="float" office:value="13595">
            <text:p>13595</text:p>
          </table:table-cell>
          <table:table-cell table:formula="of:=((([.O15]*[.O15]*10000)/256*[.$B$5]+[.$B$6]*256)*[.O15]*100+[.P15]*[.$B$7])/256/256+0" office:value-type="float" office:value="5.08533210784347">
            <text:p>5,09</text:p>
          </table:table-cell>
          <table:table-cell table:formula="of:=IF([.Q15]&gt;10;10;IF([.Q15]&lt;-10;-10;IF([.Q15]&gt;=[.R14];TRUNC([.Q15]+1/4);TRUNC([.Q15]+3/4))))" office:value-type="float" office:value="5">
            <text:p>5</text:p>
          </table:table-cell>
          <table:table-cell table:formula="of:=IF([.R15]&gt;[.R14];[.R15]-[.$S$3];[.R15]+[.$S$3])-[.$V$4]" office:value-type="float" office:value="0.4">
            <text:p>0,4</text:p>
          </table:table-cell>
          <table:table-cell table:formula="of:=IF([.S15]&gt;0;IF([.S15]&gt;3;3*0.25;[.S15]*0.25);IF([.S15]&lt;-3;-3*0.16;[.S1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799999999999999">
            <text:p>-0,8</text:p>
          </table:table-cell>
          <table:table-cell table:formula="of:=(([.I16]*[.I16]*10000)/256*[.$B$5]+[.$B$6]*256)*[.I16]*100/256/256" office:value-type="float" office:value="-1.60888671875">
            <text:p>-1,6088867188</text:p>
          </table:table-cell>
          <table:table-cell table:formula="of:=[.K15]+[.$B$8]*5/60" office:value-type="float" office:value="48">
            <text:p>48</text:p>
          </table:table-cell>
          <table:table-cell table:style-name="ce7" table:number-columns-repeated="2"/>
          <table:table-cell/>
          <table:table-cell table:formula="of:=[.O15]-([.T15]*1+[.T14]*3+[.T13]*3+[.T12]*2+[.T11]*2+[.T10]*1)/12+RAND()*0.077" office:value-type="float" office:value="0.0691134206037233">
            <text:p>0,0691134206</text:p>
          </table:table-cell>
          <table:table-cell table:formula="of:=TRUNC([.P15]+[.O16]*100)" office:value-type="float" office:value="13601">
            <text:p>13601</text:p>
          </table:table-cell>
          <table:table-cell table:formula="of:=((([.O16]*[.O16]*10000)/256*[.$B$5]+[.$B$6]*256)*[.O16]*100+[.P16]*[.$B$7])/256/256+0" office:value-type="float" office:value="5.06226015306259">
            <text:p>5,06</text:p>
          </table:table-cell>
          <table:table-cell table:formula="of:=IF([.Q16]&gt;10;10;IF([.Q16]&lt;-10;-10;IF([.Q16]&gt;=[.R15];TRUNC([.Q16]+1/4);TRUNC([.Q16]+3/4))))" office:value-type="float" office:value="5">
            <text:p>5</text:p>
          </table:table-cell>
          <table:table-cell table:formula="of:=IF([.R16]&gt;[.R15];[.R16]-[.$S$3];[.R16]+[.$S$3])-[.$V$4]" office:value-type="float" office:value="0.4">
            <text:p>0,4</text:p>
          </table:table-cell>
          <table:table-cell table:formula="of:=IF([.S16]&gt;0;IF([.S16]&gt;3;3*0.25;[.S16]*0.25);IF([.S16]&lt;-3;-3*0.16;[.S1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699999999999999">
            <text:p>-0,7</text:p>
          </table:table-cell>
          <table:table-cell table:formula="of:=(([.I17]*[.I17]*10000)/256*[.$B$5]+[.$B$6]*256)*[.I17]*100/256/256" office:value-type="float" office:value="-1.27008914947509">
            <text:p>-1,2700891495</text:p>
          </table:table-cell>
          <table:table-cell table:formula="of:=[.K16]+[.$B$8]*5/60" office:value-type="float" office:value="52">
            <text:p>52</text:p>
          </table:table-cell>
          <table:table-cell table:style-name="ce7" table:number-columns-repeated="2"/>
          <table:table-cell/>
          <table:table-cell table:formula="of:=[.O16]-([.T16]*1+[.T15]*3+[.T14]*3+[.T13]*2+[.T12]*2+[.T11]*1)/12+RAND()*0.077" office:value-type="float" office:value="0.0348269990797765">
            <text:p>0,0348269991</text:p>
          </table:table-cell>
          <table:table-cell table:formula="of:=TRUNC([.P16]+[.O17]*100)" office:value-type="float" office:value="13604">
            <text:p>13604</text:p>
          </table:table-cell>
          <table:table-cell table:formula="of:=((([.O17]*[.O17]*10000)/256*[.$B$5]+[.$B$6]*256)*[.O17]*100+[.P17]*[.$B$7])/256/256+0" office:value-type="float" office:value="5.0228018757943">
            <text:p>5,02</text:p>
          </table:table-cell>
          <table:table-cell table:formula="of:=IF([.Q17]&gt;10;10;IF([.Q17]&lt;-10;-10;IF([.Q17]&gt;=[.R16];TRUNC([.Q17]+1/4);TRUNC([.Q17]+3/4))))" office:value-type="float" office:value="5">
            <text:p>5</text:p>
          </table:table-cell>
          <table:table-cell table:formula="of:=IF([.R17]&gt;[.R16];[.R17]-[.$S$3];[.R17]+[.$S$3])-[.$V$4]" office:value-type="float" office:value="0.4">
            <text:p>0,4</text:p>
          </table:table-cell>
          <table:table-cell table:formula="of:=IF([.S17]&gt;0;IF([.S17]&gt;3;3*0.25;[.S17]*0.25);IF([.S17]&lt;-3;-3*0.16;[.S1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599999999999999">
            <text:p>-0,6</text:p>
          </table:table-cell>
          <table:table-cell table:formula="of:=(([.I18]*[.I18]*10000)/256*[.$B$5]+[.$B$6]*256)*[.I18]*100/256/256" office:value-type="float" office:value="-0.986366271972654">
            <text:p>-0,986366272</text:p>
          </table:table-cell>
          <table:table-cell table:formula="of:=[.K17]+[.$B$8]*5/60" office:value-type="float" office:value="56">
            <text:p>56</text:p>
          </table:table-cell>
          <table:table-cell table:style-name="ce7" table:number-columns-repeated="2"/>
          <table:table-cell/>
          <table:table-cell table:formula="of:=[.O17]-([.T17]*1+[.T16]*3+[.T15]*3+[.T14]*2+[.T13]*2+[.T12]*1)/12+RAND()*0.077" office:value-type="float" office:value="-0.0135428532257686">
            <text:p>-0,0135428532</text:p>
          </table:table-cell>
          <table:table-cell table:formula="of:=TRUNC([.P17]+[.O18]*100)" office:value-type="float" office:value="13602">
            <text:p>13602</text:p>
          </table:table-cell>
          <table:table-cell table:formula="of:=((([.O18]*[.O18]*10000)/256*[.$B$5]+[.$B$6]*256)*[.O18]*100+[.P18]*[.$B$7])/256/256+0" office:value-type="float" office:value="4.9653273836345">
            <text:p>4,97</text:p>
          </table:table-cell>
          <table:table-cell table:formula="of:=IF([.Q18]&gt;10;10;IF([.Q18]&lt;-10;-10;IF([.Q18]&gt;=[.R17];TRUNC([.Q18]+1/4);TRUNC([.Q18]+3/4))))" office:value-type="float" office:value="5">
            <text:p>5</text:p>
          </table:table-cell>
          <table:table-cell table:formula="of:=IF([.R18]&gt;[.R17];[.R18]-[.$S$3];[.R18]+[.$S$3])-[.$V$4]" office:value-type="float" office:value="0.4">
            <text:p>0,4</text:p>
          </table:table-cell>
          <table:table-cell table:formula="of:=IF([.S18]&gt;0;IF([.S18]&gt;3;3*0.25;[.S18]*0.25);IF([.S18]&lt;-3;-3*0.16;[.S1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499999999999999">
            <text:p>-0,5</text:p>
          </table:table-cell>
          <table:table-cell table:formula="of:=(([.I19]*[.I19]*10000)/256*[.$B$5]+[.$B$6]*256)*[.I19]*100/256/256" office:value-type="float" office:value="-0.749850273132322">
            <text:p>-0,7498502731</text:p>
          </table:table-cell>
          <table:table-cell table:formula="of:=[.K18]+[.$B$8]*5/60" office:value-type="float" office:value="60">
            <text:p>60</text:p>
          </table:table-cell>
          <table:table-cell table:style-name="ce7" table:number-columns-repeated="2"/>
          <table:table-cell/>
          <table:table-cell table:formula="of:=[.O18]-([.T18]*1+[.T17]*3+[.T16]*3+[.T15]*2+[.T14]*2+[.T13]*1)/12+RAND()*0.077" office:value-type="float" office:value="-0.0221608711127926">
            <text:p>-0,0221608711</text:p>
          </table:table-cell>
          <table:table-cell table:formula="of:=TRUNC([.P18]+[.O19]*100)" office:value-type="float" office:value="13599">
            <text:p>13599</text:p>
          </table:table-cell>
          <table:table-cell table:formula="of:=((([.O19]*[.O19]*10000)/256*[.$B$5]+[.$B$6]*256)*[.O19]*100+[.P19]*[.$B$7])/256/256+0" office:value-type="float" office:value="4.95411849693597">
            <text:p>4,95</text:p>
          </table:table-cell>
          <table:table-cell table:formula="of:=IF([.Q19]&gt;10;10;IF([.Q19]&lt;-10;-10;IF([.Q19]&gt;=[.R18];TRUNC([.Q19]+1/4);TRUNC([.Q19]+3/4))))" office:value-type="float" office:value="5">
            <text:p>5</text:p>
          </table:table-cell>
          <table:table-cell table:formula="of:=IF([.R19]&gt;[.R18];[.R19]-[.$S$3];[.R19]+[.$S$3])-[.$V$4]" office:value-type="float" office:value="0.4">
            <text:p>0,4</text:p>
          </table:table-cell>
          <table:table-cell table:formula="of:=IF([.S19]&gt;0;IF([.S19]&gt;3;3*0.25;[.S19]*0.25);IF([.S19]&lt;-3;-3*0.16;[.S1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399999999999999">
            <text:p>-0,4</text:p>
          </table:table-cell>
          <table:table-cell table:formula="of:=(([.I20]*[.I20]*10000)/256*[.$B$5]+[.$B$6]*256)*[.I20]*100/256/256" office:value-type="float" office:value="-0.552673339843748">
            <text:p>-0,5526733398</text:p>
          </table:table-cell>
          <table:table-cell table:formula="of:=[.K19]+[.$B$8]*5/60" office:value-type="float" office:value="64">
            <text:p>64</text:p>
          </table:table-cell>
          <table:table-cell table:style-name="ce7" table:number-columns-repeated="2"/>
          <table:table-cell/>
          <table:table-cell table:formula="of:=[.O19]-([.T19]*1+[.T18]*3+[.T17]*3+[.T16]*2+[.T15]*2+[.T14]*1)/12+RAND()*0.077" office:value-type="float" office:value="0.00835660604256008">
            <text:p>0,008356606</text:p>
          </table:table-cell>
          <table:table-cell table:formula="of:=TRUNC([.P19]+[.O20]*100)" office:value-type="float" office:value="13599">
            <text:p>13599</text:p>
          </table:table-cell>
          <table:table-cell table:formula="of:=((([.O20]*[.O20]*10000)/256*[.$B$5]+[.$B$6]*256)*[.O20]*100+[.P20]*[.$B$7])/256/256+0" office:value-type="float" office:value="4.98989620199965">
            <text:p>4,99</text:p>
          </table:table-cell>
          <table:table-cell table:formula="of:=IF([.Q20]&gt;10;10;IF([.Q20]&lt;-10;-10;IF([.Q20]&gt;=[.R19];TRUNC([.Q20]+1/4);TRUNC([.Q20]+3/4))))" office:value-type="float" office:value="5">
            <text:p>5</text:p>
          </table:table-cell>
          <table:table-cell table:formula="of:=IF([.R20]&gt;[.R19];[.R20]-[.$S$3];[.R20]+[.$S$3])-[.$V$4]" office:value-type="float" office:value="0.4">
            <text:p>0,4</text:p>
          </table:table-cell>
          <table:table-cell table:formula="of:=IF([.S20]&gt;0;IF([.S20]&gt;3;3*0.25;[.S20]*0.25);IF([.S20]&lt;-3;-3*0.16;[.S2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299999999999998">
            <text:p>-0,3</text:p>
          </table:table-cell>
          <table:table-cell table:formula="of:=(([.I21]*[.I21]*10000)/256*[.$B$5]+[.$B$6]*256)*[.I21]*100/256/256" office:value-type="float" office:value="-0.386967658996579">
            <text:p>-0,386967659</text:p>
          </table:table-cell>
          <table:table-cell table:formula="of:=[.K20]+[.$B$8]*5/60" office:value-type="float" office:value="68">
            <text:p>68</text:p>
          </table:table-cell>
          <table:table-cell table:style-name="ce7" table:number-columns-repeated="2"/>
          <table:table-cell/>
          <table:table-cell table:formula="of:=[.O20]-([.T20]*1+[.T19]*3+[.T18]*3+[.T17]*2+[.T16]*2+[.T15]*1)/12+RAND()*0.077" office:value-type="float" office:value="-0.00694898812868205">
            <text:p>-0,0069489881</text:p>
          </table:table-cell>
          <table:table-cell table:formula="of:=TRUNC([.P20]+[.O21]*100)" office:value-type="float" office:value="13598">
            <text:p>13598</text:p>
          </table:table-cell>
          <table:table-cell table:formula="of:=((([.O21]*[.O21]*10000)/256*[.$B$5]+[.$B$6]*256)*[.O21]*100+[.P21]*[.$B$7])/256/256+0" office:value-type="float" office:value="4.97159254264669">
            <text:p>4,97</text:p>
          </table:table-cell>
          <table:table-cell table:formula="of:=IF([.Q21]&gt;10;10;IF([.Q21]&lt;-10;-10;IF([.Q21]&gt;=[.R20];TRUNC([.Q21]+1/4);TRUNC([.Q21]+3/4))))" office:value-type="float" office:value="5">
            <text:p>5</text:p>
          </table:table-cell>
          <table:table-cell table:formula="of:=IF([.R21]&gt;[.R20];[.R21]-[.$S$3];[.R21]+[.$S$3])-[.$V$4]" office:value-type="float" office:value="0.4">
            <text:p>0,4</text:p>
          </table:table-cell>
          <table:table-cell table:formula="of:=IF([.S21]&gt;0;IF([.S21]&gt;3;3*0.25;[.S21]*0.25);IF([.S21]&lt;-3;-3*0.16;[.S2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199999999999998">
            <text:p>-0,2</text:p>
          </table:table-cell>
          <table:table-cell table:formula="of:=(([.I22]*[.I22]*10000)/256*[.$B$5]+[.$B$6]*256)*[.I22]*100/256/256" office:value-type="float" office:value="-0.244865417480466">
            <text:p>-0,2448654175</text:p>
          </table:table-cell>
          <table:table-cell table:formula="of:=[.K21]+[.$B$8]*5/60" office:value-type="float" office:value="72">
            <text:p>72</text:p>
          </table:table-cell>
          <table:table-cell table:style-name="ce7" table:number-columns-repeated="2"/>
          <table:table-cell/>
          <table:table-cell table:formula="of:=[.O21]-([.T21]*1+[.T20]*3+[.T19]*3+[.T18]*2+[.T17]*2+[.T16]*1)/12+RAND()*0.077" office:value-type="float" office:value="0.0120699862371397">
            <text:p>0,0120699862</text:p>
          </table:table-cell>
          <table:table-cell table:formula="of:=TRUNC([.P21]+[.O22]*100)" office:value-type="float" office:value="13599">
            <text:p>13599</text:p>
          </table:table-cell>
          <table:table-cell table:formula="of:=((([.O22]*[.O22]*10000)/256*[.$B$5]+[.$B$6]*256)*[.O22]*100+[.P22]*[.$B$7])/256/256+0" office:value-type="float" office:value="4.99424935999198">
            <text:p>4,99</text:p>
          </table:table-cell>
          <table:table-cell table:formula="of:=IF([.Q22]&gt;10;10;IF([.Q22]&lt;-10;-10;IF([.Q22]&gt;=[.R21];TRUNC([.Q22]+1/4);TRUNC([.Q22]+3/4))))" office:value-type="float" office:value="5">
            <text:p>5</text:p>
          </table:table-cell>
          <table:table-cell table:formula="of:=IF([.R22]&gt;[.R21];[.R22]-[.$S$3];[.R22]+[.$S$3])-[.$V$4]" office:value-type="float" office:value="0.4">
            <text:p>0,4</text:p>
          </table:table-cell>
          <table:table-cell table:formula="of:=IF([.S22]&gt;0;IF([.S22]&gt;3;3*0.25;[.S22]*0.25);IF([.S22]&lt;-3;-3*0.16;[.S2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-0.0999999999999983">
            <text:p>-0,1</text:p>
          </table:table-cell>
          <table:table-cell table:formula="of:=(([.I23]*[.I23]*10000)/256*[.$B$5]+[.$B$6]*256)*[.I23]*100/256/256" office:value-type="float" office:value="-0.118498802185057">
            <text:p>-0,1184988022</text:p>
          </table:table-cell>
          <table:table-cell table:formula="of:=[.K22]+[.$B$8]*5/60" office:value-type="float" office:value="76">
            <text:p>76</text:p>
          </table:table-cell>
          <table:table-cell table:style-name="ce7" table:number-columns-repeated="2"/>
          <table:table-cell/>
          <table:table-cell table:formula="of:=[.O22]-([.T22]*1+[.T21]*3+[.T20]*3+[.T19]*2+[.T18]*2+[.T17]*1)/12+RAND()*0.077" office:value-type="float" office:value="0.0242995118015334">
            <text:p>0,0242995118</text:p>
          </table:table-cell>
          <table:table-cell table:formula="of:=TRUNC([.P22]+[.O23]*100)" office:value-type="float" office:value="13601">
            <text:p>13601</text:p>
          </table:table-cell>
          <table:table-cell table:formula="of:=((([.O23]*[.O23]*10000)/256*[.$B$5]+[.$B$6]*256)*[.O23]*100+[.P23]*[.$B$7])/256/256+0" office:value-type="float" office:value="5.009329765949">
            <text:p>5,01</text:p>
          </table:table-cell>
          <table:table-cell table:formula="of:=IF([.Q23]&gt;10;10;IF([.Q23]&lt;-10;-10;IF([.Q23]&gt;=[.R22];TRUNC([.Q23]+1/4);TRUNC([.Q23]+3/4))))" office:value-type="float" office:value="5">
            <text:p>5</text:p>
          </table:table-cell>
          <table:table-cell table:formula="of:=IF([.R23]&gt;[.R22];[.R23]-[.$S$3];[.R23]+[.$S$3])-[.$V$4]" office:value-type="float" office:value="0.4">
            <text:p>0,4</text:p>
          </table:table-cell>
          <table:table-cell table:formula="of:=IF([.S23]&gt;0;IF([.S23]&gt;3;3*0.25;[.S23]*0.25);IF([.S23]&lt;-3;-3*0.16;[.S2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77635683940025E-015">
            <text:p>0</text:p>
          </table:table-cell>
          <table:table-cell table:formula="of:=(([.I24]*[.I24]*10000)/256*[.$B$5]+[.$B$6]*256)*[.I24]*100/256/256" office:value-type="float" office:value="2.08166817117217E-015">
            <text:p>0</text:p>
          </table:table-cell>
          <table:table-cell table:formula="of:=[.K23]+[.$B$8]*5/60" office:value-type="float" office:value="80">
            <text:p>80</text:p>
          </table:table-cell>
          <table:table-cell table:style-name="ce7" table:number-columns-repeated="2"/>
          <table:table-cell/>
          <table:table-cell table:formula="of:=[.O23]-([.T23]*1+[.T22]*3+[.T21]*3+[.T20]*2+[.T19]*2+[.T18]*1)/12+RAND()*0.077" office:value-type="float" office:value="0.0500018097667533">
            <text:p>0,0500018098</text:p>
          </table:table-cell>
          <table:table-cell table:formula="of:=TRUNC([.P23]+[.O24]*100)" office:value-type="float" office:value="13606">
            <text:p>13606</text:p>
          </table:table-cell>
          <table:table-cell table:formula="of:=((([.O24]*[.O24]*10000)/256*[.$B$5]+[.$B$6]*256)*[.O24]*100+[.P24]*[.$B$7])/256/256+0" office:value-type="float" office:value="5.04142581701782">
            <text:p>5,04</text:p>
          </table:table-cell>
          <table:table-cell table:formula="of:=IF([.Q24]&gt;10;10;IF([.Q24]&lt;-10;-10;IF([.Q24]&gt;=[.R23];TRUNC([.Q24]+1/4);TRUNC([.Q24]+3/4))))" office:value-type="float" office:value="5">
            <text:p>5</text:p>
          </table:table-cell>
          <table:table-cell table:formula="of:=IF([.R24]&gt;[.R23];[.R24]-[.$S$3];[.R24]+[.$S$3])-[.$V$4]" office:value-type="float" office:value="0.4">
            <text:p>0,4</text:p>
          </table:table-cell>
          <table:table-cell table:formula="of:=IF([.S24]&gt;0;IF([.S24]&gt;3;3*0.25;[.S24]*0.25);IF([.S24]&lt;-3;-3*0.16;[.S2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100000000000002">
            <text:p>0,1</text:p>
          </table:table-cell>
          <table:table-cell table:formula="of:=(([.I25]*[.I25]*10000)/256*[.$B$5]+[.$B$6]*256)*[.I25]*100/256/256" office:value-type="float" office:value="0.118498802185061">
            <text:p>0,1184988022</text:p>
          </table:table-cell>
          <table:table-cell table:formula="of:=[.K24]+[.$B$8]*5/60" office:value-type="float" office:value="84">
            <text:p>84</text:p>
          </table:table-cell>
          <table:table-cell table:style-name="ce7" table:number-columns-repeated="2"/>
          <table:table-cell/>
          <table:table-cell table:formula="of:=[.O24]-([.T24]*1+[.T23]*3+[.T22]*3+[.T21]*2+[.T20]*2+[.T19]*1)/12+RAND()*0.077" office:value-type="float" office:value="0.0505650979065536">
            <text:p>0,0505650979</text:p>
          </table:table-cell>
          <table:table-cell table:formula="of:=TRUNC([.P24]+[.O25]*100)" office:value-type="float" office:value="13611">
            <text:p>13611</text:p>
          </table:table-cell>
          <table:table-cell table:formula="of:=((([.O25]*[.O25]*10000)/256*[.$B$5]+[.$B$6]*256)*[.O25]*100+[.P25]*[.$B$7])/256/256+0" office:value-type="float" office:value="5.04392257784923">
            <text:p>5,04</text:p>
          </table:table-cell>
          <table:table-cell table:formula="of:=IF([.Q25]&gt;10;10;IF([.Q25]&lt;-10;-10;IF([.Q25]&gt;=[.R24];TRUNC([.Q25]+1/4);TRUNC([.Q25]+3/4))))" office:value-type="float" office:value="5">
            <text:p>5</text:p>
          </table:table-cell>
          <table:table-cell table:formula="of:=IF([.R25]&gt;[.R24];[.R25]-[.$S$3];[.R25]+[.$S$3])-[.$V$4]" office:value-type="float" office:value="0.4">
            <text:p>0,4</text:p>
          </table:table-cell>
          <table:table-cell table:formula="of:=IF([.S25]&gt;0;IF([.S25]&gt;3;3*0.25;[.S25]*0.25);IF([.S25]&lt;-3;-3*0.16;[.S2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200000000000002">
            <text:p>0,2</text:p>
          </table:table-cell>
          <table:table-cell table:formula="of:=(([.I26]*[.I26]*10000)/256*[.$B$5]+[.$B$6]*256)*[.I26]*100/256/256" office:value-type="float" office:value="0.244865417480471">
            <text:p>0,2448654175</text:p>
          </table:table-cell>
          <table:table-cell table:formula="of:=[.K25]+[.$B$8]*5/60" office:value-type="float" office:value="88">
            <text:p>88</text:p>
          </table:table-cell>
          <table:table-cell table:style-name="ce7" table:number-columns-repeated="2"/>
          <table:table-cell/>
          <table:table-cell table:formula="of:=[.O25]-([.T25]*1+[.T24]*3+[.T23]*3+[.T22]*2+[.T21]*2+[.T20]*1)/12+RAND()*0.077" office:value-type="float" office:value="0.0555810973198043">
            <text:p>0,0555810973</text:p>
          </table:table-cell>
          <table:table-cell table:formula="of:=TRUNC([.P25]+[.O26]*100)" office:value-type="float" office:value="13616">
            <text:p>13616</text:p>
          </table:table-cell>
          <table:table-cell table:formula="of:=((([.O26]*[.O26]*10000)/256*[.$B$5]+[.$B$6]*256)*[.O26]*100+[.P26]*[.$B$7])/256/256+0" office:value-type="float" office:value="5.05168737973803">
            <text:p>5,05</text:p>
          </table:table-cell>
          <table:table-cell table:formula="of:=IF([.Q26]&gt;10;10;IF([.Q26]&lt;-10;-10;IF([.Q26]&gt;=[.R25];TRUNC([.Q26]+1/4);TRUNC([.Q26]+3/4))))" office:value-type="float" office:value="5">
            <text:p>5</text:p>
          </table:table-cell>
          <table:table-cell table:formula="of:=IF([.R26]&gt;[.R25];[.R26]-[.$S$3];[.R26]+[.$S$3])-[.$V$4]" office:value-type="float" office:value="0.4">
            <text:p>0,4</text:p>
          </table:table-cell>
          <table:table-cell table:formula="of:=IF([.S26]&gt;0;IF([.S26]&gt;3;3*0.25;[.S26]*0.25);IF([.S26]&lt;-3;-3*0.16;[.S2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300000000000002">
            <text:p>0,3</text:p>
          </table:table-cell>
          <table:table-cell table:formula="of:=(([.I27]*[.I27]*10000)/256*[.$B$5]+[.$B$6]*256)*[.I27]*100/256/256" office:value-type="float" office:value="0.386967658996585">
            <text:p>0,386967659</text:p>
          </table:table-cell>
          <table:table-cell table:formula="of:=[.K26]+[.$B$8]*5/60" office:value-type="float" office:value="92">
            <text:p>92</text:p>
          </table:table-cell>
          <table:table-cell table:style-name="ce7" table:number-columns-repeated="2"/>
          <table:table-cell/>
          <table:table-cell table:formula="of:=[.O26]-([.T26]*1+[.T25]*3+[.T24]*3+[.T23]*2+[.T22]*2+[.T21]*1)/12+RAND()*0.077" office:value-type="float" office:value="0.0455959834924479">
            <text:p>0,0455959835</text:p>
          </table:table-cell>
          <table:table-cell table:formula="of:=TRUNC([.P26]+[.O27]*100)" office:value-type="float" office:value="13620">
            <text:p>13620</text:p>
          </table:table-cell>
          <table:table-cell table:formula="of:=((([.O27]*[.O27]*10000)/256*[.$B$5]+[.$B$6]*256)*[.O27]*100+[.P27]*[.$B$7])/256/256+0" office:value-type="float" office:value="5.04135006517365">
            <text:p>5,04</text:p>
          </table:table-cell>
          <table:table-cell table:formula="of:=IF([.Q27]&gt;10;10;IF([.Q27]&lt;-10;-10;IF([.Q27]&gt;=[.R26];TRUNC([.Q27]+1/4);TRUNC([.Q27]+3/4))))" office:value-type="float" office:value="5">
            <text:p>5</text:p>
          </table:table-cell>
          <table:table-cell table:formula="of:=IF([.R27]&gt;[.R26];[.R27]-[.$S$3];[.R27]+[.$S$3])-[.$V$4]" office:value-type="float" office:value="0.4">
            <text:p>0,4</text:p>
          </table:table-cell>
          <table:table-cell table:formula="of:=IF([.S27]&gt;0;IF([.S27]&gt;3;3*0.25;[.S27]*0.25);IF([.S27]&lt;-3;-3*0.16;[.S2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400000000000002">
            <text:p>0,4</text:p>
          </table:table-cell>
          <table:table-cell table:formula="of:=(([.I28]*[.I28]*10000)/256*[.$B$5]+[.$B$6]*256)*[.I28]*100/256/256" office:value-type="float" office:value="0.552673339843754">
            <text:p>0,5526733398</text:p>
          </table:table-cell>
          <table:table-cell table:formula="of:=[.K27]+[.$B$8]*5/60" office:value-type="float" office:value="96">
            <text:p>96</text:p>
          </table:table-cell>
          <table:table-cell table:style-name="ce7" table:number-columns-repeated="2"/>
          <table:table-cell/>
          <table:table-cell table:formula="of:=[.O27]-([.T27]*1+[.T26]*3+[.T25]*3+[.T24]*2+[.T23]*2+[.T22]*1)/12+RAND()*0.077" office:value-type="float" office:value="0.056646890215037">
            <text:p>0,0566468902</text:p>
          </table:table-cell>
          <table:table-cell table:formula="of:=TRUNC([.P27]+[.O28]*100)" office:value-type="float" office:value="13625">
            <text:p>13625</text:p>
          </table:table-cell>
          <table:table-cell table:formula="of:=((([.O28]*[.O28]*10000)/256*[.$B$5]+[.$B$6]*256)*[.O28]*100+[.P28]*[.$B$7])/256/256+0" office:value-type="float" office:value="5.05624545660605">
            <text:p>5,06</text:p>
          </table:table-cell>
          <table:table-cell table:formula="of:=IF([.Q28]&gt;10;10;IF([.Q28]&lt;-10;-10;IF([.Q28]&gt;=[.R27];TRUNC([.Q28]+1/4);TRUNC([.Q28]+3/4))))" office:value-type="float" office:value="5">
            <text:p>5</text:p>
          </table:table-cell>
          <table:table-cell table:formula="of:=IF([.R28]&gt;[.R27];[.R28]-[.$S$3];[.R28]+[.$S$3])-[.$V$4]" office:value-type="float" office:value="0.4">
            <text:p>0,4</text:p>
          </table:table-cell>
          <table:table-cell table:formula="of:=IF([.S28]&gt;0;IF([.S28]&gt;3;3*0.25;[.S28]*0.25);IF([.S28]&lt;-3;-3*0.16;[.S2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500000000000002">
            <text:p>0,5</text:p>
          </table:table-cell>
          <table:table-cell table:formula="of:=(([.I29]*[.I29]*10000)/256*[.$B$5]+[.$B$6]*256)*[.I29]*100/256/256" office:value-type="float" office:value="0.749850273132329">
            <text:p>0,7498502731</text:p>
          </table:table-cell>
          <table:table-cell table:formula="of:=[.K28]+[.$B$8]*5/60" office:value-type="float" office:value="100">
            <text:p>100</text:p>
          </table:table-cell>
          <table:table-cell table:style-name="ce7" table:number-columns-repeated="2"/>
          <table:table-cell/>
          <table:table-cell table:formula="of:=[.O28]-([.T28]*1+[.T27]*3+[.T26]*3+[.T25]*2+[.T24]*2+[.T23]*1)/12+RAND()*0.077" office:value-type="float" office:value="0.0533088236573043">
            <text:p>0,0533088237</text:p>
          </table:table-cell>
          <table:table-cell table:formula="of:=TRUNC([.P28]+[.O29]*100)" office:value-type="float" office:value="13630">
            <text:p>13630</text:p>
          </table:table-cell>
          <table:table-cell table:formula="of:=((([.O29]*[.O29]*10000)/256*[.$B$5]+[.$B$6]*256)*[.O29]*100+[.P29]*[.$B$7])/256/256+0" office:value-type="float" office:value="5.05412501111472">
            <text:p>5,05</text:p>
          </table:table-cell>
          <table:table-cell table:formula="of:=IF([.Q29]&gt;10;10;IF([.Q29]&lt;-10;-10;IF([.Q29]&gt;=[.R28];TRUNC([.Q29]+1/4);TRUNC([.Q29]+3/4))))" office:value-type="float" office:value="5">
            <text:p>5</text:p>
          </table:table-cell>
          <table:table-cell table:formula="of:=IF([.R29]&gt;[.R28];[.R29]-[.$S$3];[.R29]+[.$S$3])-[.$V$4]" office:value-type="float" office:value="0.4">
            <text:p>0,4</text:p>
          </table:table-cell>
          <table:table-cell table:formula="of:=IF([.S29]&gt;0;IF([.S29]&gt;3;3*0.25;[.S29]*0.25);IF([.S29]&lt;-3;-3*0.16;[.S2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600000000000002">
            <text:p>0,6</text:p>
          </table:table-cell>
          <table:table-cell table:formula="of:=(([.I30]*[.I30]*10000)/256*[.$B$5]+[.$B$6]*256)*[.I30]*100/256/256" office:value-type="float" office:value="0.986366271972662">
            <text:p>0,986366272</text:p>
          </table:table-cell>
          <table:table-cell table:formula="of:=[.K29]+[.$B$8]*5/60" office:value-type="float" office:value="104">
            <text:p>104</text:p>
          </table:table-cell>
          <table:table-cell table:style-name="ce7" table:number-columns-repeated="2"/>
          <table:table-cell/>
          <table:table-cell table:formula="of:=[.O29]-([.T29]*1+[.T28]*3+[.T27]*3+[.T26]*2+[.T25]*2+[.T24]*1)/12+RAND()*0.077" office:value-type="float" office:value="0.0861849248295231">
            <text:p>0,0861849248</text:p>
          </table:table-cell>
          <table:table-cell table:formula="of:=TRUNC([.P29]+[.O30]*100)" office:value-type="float" office:value="13638">
            <text:p>13638</text:p>
          </table:table-cell>
          <table:table-cell table:formula="of:=((([.O30]*[.O30]*10000)/256*[.$B$5]+[.$B$6]*256)*[.O30]*100+[.P30]*[.$B$7])/256/256+0" office:value-type="float" office:value="5.09622217802985">
            <text:p>5,10</text:p>
          </table:table-cell>
          <table:table-cell table:formula="of:=IF([.Q30]&gt;10;10;IF([.Q30]&lt;-10;-10;IF([.Q30]&gt;=[.R29];TRUNC([.Q30]+1/4);TRUNC([.Q30]+3/4))))" office:value-type="float" office:value="5">
            <text:p>5</text:p>
          </table:table-cell>
          <table:table-cell table:formula="of:=IF([.R30]&gt;[.R29];[.R30]-[.$S$3];[.R30]+[.$S$3])-[.$V$4]" office:value-type="float" office:value="0.4">
            <text:p>0,4</text:p>
          </table:table-cell>
          <table:table-cell table:formula="of:=IF([.S30]&gt;0;IF([.S30]&gt;3;3*0.25;[.S30]*0.25);IF([.S30]&lt;-3;-3*0.16;[.S3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700000000000002">
            <text:p>0,7</text:p>
          </table:table-cell>
          <table:table-cell table:formula="of:=(([.I31]*[.I31]*10000)/256*[.$B$5]+[.$B$6]*256)*[.I31]*100/256/256" office:value-type="float" office:value="1.2700891494751">
            <text:p>1,2700891495</text:p>
          </table:table-cell>
          <table:table-cell table:formula="of:=[.K30]+[.$B$8]*5/60" office:value-type="float" office:value="108">
            <text:p>108</text:p>
          </table:table-cell>
          <table:table-cell table:style-name="ce7" table:number-columns-repeated="2"/>
          <table:table-cell/>
          <table:table-cell table:formula="of:=[.O30]-([.T30]*1+[.T29]*3+[.T28]*3+[.T27]*2+[.T26]*2+[.T25]*1)/12+RAND()*0.077" office:value-type="float" office:value="0.0769842294747212">
            <text:p>0,0769842295</text:p>
          </table:table-cell>
          <table:table-cell table:formula="of:=TRUNC([.P30]+[.O31]*100)" office:value-type="float" office:value="13645">
            <text:p>13645</text:p>
          </table:table-cell>
          <table:table-cell table:formula="of:=((([.O31]*[.O31]*10000)/256*[.$B$5]+[.$B$6]*256)*[.O31]*100+[.P31]*[.$B$7])/256/256+0" office:value-type="float" office:value="5.08776242106516">
            <text:p>5,09</text:p>
          </table:table-cell>
          <table:table-cell table:formula="of:=IF([.Q31]&gt;10;10;IF([.Q31]&lt;-10;-10;IF([.Q31]&gt;=[.R30];TRUNC([.Q31]+1/4);TRUNC([.Q31]+3/4))))" office:value-type="float" office:value="5">
            <text:p>5</text:p>
          </table:table-cell>
          <table:table-cell table:formula="of:=IF([.R31]&gt;[.R30];[.R31]-[.$S$3];[.R31]+[.$S$3])-[.$V$4]" office:value-type="float" office:value="0.4">
            <text:p>0,4</text:p>
          </table:table-cell>
          <table:table-cell table:formula="of:=IF([.S31]&gt;0;IF([.S31]&gt;3;3*0.25;[.S31]*0.25);IF([.S31]&lt;-3;-3*0.16;[.S3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800000000000003">
            <text:p>0,8</text:p>
          </table:table-cell>
          <table:table-cell table:formula="of:=(([.I32]*[.I32]*10000)/256*[.$B$5]+[.$B$6]*256)*[.I32]*100/256/256" office:value-type="float" office:value="1.60888671875001">
            <text:p>1,6088867188</text:p>
          </table:table-cell>
          <table:table-cell table:formula="of:=[.K31]+[.$B$8]*5/60" office:value-type="float" office:value="112">
            <text:p>112</text:p>
          </table:table-cell>
          <table:table-cell table:style-name="ce7" table:number-columns-repeated="2"/>
          <table:table-cell/>
          <table:table-cell table:formula="of:=[.O31]-([.T31]*1+[.T30]*3+[.T29]*3+[.T28]*2+[.T27]*2+[.T26]*1)/12+RAND()*0.077" office:value-type="float" office:value="0.105194316167932">
            <text:p>0,1051943162</text:p>
          </table:table-cell>
          <table:table-cell table:formula="of:=TRUNC([.P31]+[.O32]*100)" office:value-type="float" office:value="13655">
            <text:p>13655</text:p>
          </table:table-cell>
          <table:table-cell table:formula="of:=((([.O32]*[.O32]*10000)/256*[.$B$5]+[.$B$6]*256)*[.O32]*100+[.P32]*[.$B$7])/256/256+0" office:value-type="float" office:value="5.1254113803687">
            <text:p>5,13</text:p>
          </table:table-cell>
          <table:table-cell table:formula="of:=IF([.Q32]&gt;10;10;IF([.Q32]&lt;-10;-10;IF([.Q32]&gt;=[.R31];TRUNC([.Q32]+1/4);TRUNC([.Q32]+3/4))))" office:value-type="float" office:value="5">
            <text:p>5</text:p>
          </table:table-cell>
          <table:table-cell table:formula="of:=IF([.R32]&gt;[.R31];[.R32]-[.$S$3];[.R32]+[.$S$3])-[.$V$4]" office:value-type="float" office:value="0.4">
            <text:p>0,4</text:p>
          </table:table-cell>
          <table:table-cell table:formula="of:=IF([.S32]&gt;0;IF([.S32]&gt;3;3*0.25;[.S32]*0.25);IF([.S32]&lt;-3;-3*0.16;[.S3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0.900000000000003">
            <text:p>0,9</text:p>
          </table:table-cell>
          <table:table-cell table:formula="of:=(([.I33]*[.I33]*10000)/256*[.$B$5]+[.$B$6]*256)*[.I33]*100/256/256" office:value-type="float" office:value="2.01062679290773">
            <text:p>2,0106267929</text:p>
          </table:table-cell>
          <table:table-cell table:formula="of:=[.K32]+[.$B$8]*5/60" office:value-type="float" office:value="116">
            <text:p>116</text:p>
          </table:table-cell>
          <table:table-cell table:style-name="ce7" table:number-columns-repeated="2"/>
          <table:table-cell/>
          <table:table-cell table:formula="of:=[.O32]-([.T32]*1+[.T31]*3+[.T30]*3+[.T29]*2+[.T28]*2+[.T27]*1)/12+RAND()*0.077" office:value-type="float" office:value="0.130629785390808">
            <text:p>0,1306297854</text:p>
          </table:table-cell>
          <table:table-cell table:formula="of:=TRUNC([.P32]+[.O33]*100)" office:value-type="float" office:value="13668">
            <text:p>13668</text:p>
          </table:table-cell>
          <table:table-cell table:formula="of:=((([.O33]*[.O33]*10000)/256*[.$B$5]+[.$B$6]*256)*[.O33]*100+[.P33]*[.$B$7])/256/256+0" office:value-type="float" office:value="5.16137587760772">
            <text:p>5,16</text:p>
          </table:table-cell>
          <table:table-cell table:formula="of:=IF([.Q33]&gt;10;10;IF([.Q33]&lt;-10;-10;IF([.Q33]&gt;=[.R32];TRUNC([.Q33]+1/4);TRUNC([.Q33]+3/4))))" office:value-type="float" office:value="5">
            <text:p>5</text:p>
          </table:table-cell>
          <table:table-cell table:formula="of:=IF([.R33]&gt;[.R32];[.R33]-[.$S$3];[.R33]+[.$S$3])-[.$V$4]" office:value-type="float" office:value="0.4">
            <text:p>0,4</text:p>
          </table:table-cell>
          <table:table-cell table:formula="of:=IF([.S33]&gt;0;IF([.S33]&gt;3;3*0.25;[.S33]*0.25);IF([.S33]&lt;-3;-3*0.16;[.S3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formula="of:=(([.I34]*[.I34]*10000)/256*[.$B$5]+[.$B$6]*256)*[.I34]*100/256/256" office:value-type="float" office:value="2.48317718505859">
            <text:p>2,4831771851</text:p>
          </table:table-cell>
          <table:table-cell table:formula="of:=[.K33]+[.$B$8]*5/60" office:value-type="float" office:value="120">
            <text:p>120</text:p>
          </table:table-cell>
          <table:table-cell table:style-name="ce7" table:number-columns-repeated="2"/>
          <table:table-cell/>
          <table:table-cell table:formula="of:=[.O33]-([.T33]*1+[.T32]*3+[.T31]*3+[.T30]*2+[.T29]*2+[.T28]*1)/12+RAND()*0.077" office:value-type="float" office:value="0.164738205918504">
            <text:p>0,1647382059</text:p>
          </table:table-cell>
          <table:table-cell table:formula="of:=TRUNC([.P33]+[.O34]*100)" office:value-type="float" office:value="13684">
            <text:p>13684</text:p>
          </table:table-cell>
          <table:table-cell table:formula="of:=((([.O34]*[.O34]*10000)/256*[.$B$5]+[.$B$6]*256)*[.O34]*100+[.P34]*[.$B$7])/256/256+0" office:value-type="float" office:value="5.21014559329695">
            <text:p>5,21</text:p>
          </table:table-cell>
          <table:table-cell table:formula="of:=IF([.Q34]&gt;10;10;IF([.Q34]&lt;-10;-10;IF([.Q34]&gt;=[.R33];TRUNC([.Q34]+1/4);TRUNC([.Q34]+3/4))))" office:value-type="float" office:value="5">
            <text:p>5</text:p>
          </table:table-cell>
          <table:table-cell table:formula="of:=IF([.R34]&gt;[.R33];[.R34]-[.$S$3];[.R34]+[.$S$3])-[.$V$4]" office:value-type="float" office:value="0.4">
            <text:p>0,4</text:p>
          </table:table-cell>
          <table:table-cell table:formula="of:=IF([.S34]&gt;0;IF([.S34]&gt;3;3*0.25;[.S34]*0.25);IF([.S34]&lt;-3;-3*0.16;[.S3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1">
            <text:p>1,1</text:p>
          </table:table-cell>
          <table:table-cell table:formula="of:=(([.I35]*[.I35]*10000)/256*[.$B$5]+[.$B$6]*256)*[.I35]*100/256/256" office:value-type="float" office:value="3.03440570831299">
            <text:p>3,0344057083</text:p>
          </table:table-cell>
          <table:table-cell table:formula="of:=[.K34]+[.$B$8]*5/60" office:value-type="float" office:value="124">
            <text:p>124</text:p>
          </table:table-cell>
          <table:table-cell table:style-name="ce7" table:number-columns-repeated="2"/>
          <table:table-cell/>
          <table:table-cell table:formula="of:=[.O34]-([.T34]*1+[.T33]*3+[.T32]*3+[.T31]*2+[.T30]*2+[.T29]*1)/12+RAND()*0.077" office:value-type="float" office:value="0.153410404021469">
            <text:p>0,153410404</text:p>
          </table:table-cell>
          <table:table-cell table:formula="of:=TRUNC([.P34]+[.O35]*100)" office:value-type="float" office:value="13699">
            <text:p>13699</text:p>
          </table:table-cell>
          <table:table-cell table:formula="of:=((([.O35]*[.O35]*10000)/256*[.$B$5]+[.$B$6]*256)*[.O35]*100+[.P35]*[.$B$7])/256/256+0" office:value-type="float" office:value="5.20123587486015">
            <text:p>5,20</text:p>
          </table:table-cell>
          <table:table-cell table:formula="of:=IF([.Q35]&gt;10;10;IF([.Q35]&lt;-10;-10;IF([.Q35]&gt;=[.R34];TRUNC([.Q35]+1/4);TRUNC([.Q35]+3/4))))" office:value-type="float" office:value="5">
            <text:p>5</text:p>
          </table:table-cell>
          <table:table-cell table:formula="of:=IF([.R35]&gt;[.R34];[.R35]-[.$S$3];[.R35]+[.$S$3])-[.$V$4]" office:value-type="float" office:value="0.4">
            <text:p>0,4</text:p>
          </table:table-cell>
          <table:table-cell table:formula="of:=IF([.S35]&gt;0;IF([.S35]&gt;3;3*0.25;[.S35]*0.25);IF([.S35]&lt;-3;-3*0.16;[.S3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2">
            <text:p>1,2</text:p>
          </table:table-cell>
          <table:table-cell table:formula="of:=(([.I36]*[.I36]*10000)/256*[.$B$5]+[.$B$6]*256)*[.I36]*100/256/256" office:value-type="float" office:value="3.67218017578125">
            <text:p>3,6721801758</text:p>
          </table:table-cell>
          <table:table-cell table:formula="of:=[.K35]+[.$B$8]*5/60" office:value-type="float" office:value="128">
            <text:p>128</text:p>
          </table:table-cell>
          <table:table-cell table:style-name="ce7" table:number-columns-repeated="2"/>
          <table:table-cell/>
          <table:table-cell table:formula="of:=[.O35]-([.T35]*1+[.T34]*3+[.T33]*3+[.T32]*2+[.T31]*2+[.T30]*1)/12+RAND()*0.077" office:value-type="float" office:value="0.190416833782806">
            <text:p>0,1904168338</text:p>
          </table:table-cell>
          <table:table-cell table:formula="of:=TRUNC([.P35]+[.O36]*100)" office:value-type="float" office:value="13718">
            <text:p>13718</text:p>
          </table:table-cell>
          <table:table-cell table:formula="of:=((([.O36]*[.O36]*10000)/256*[.$B$5]+[.$B$6]*256)*[.O36]*100+[.P36]*[.$B$7])/256/256+0" office:value-type="float" office:value="5.25587991560884">
            <text:p>5,26</text:p>
          </table:table-cell>
          <table:table-cell table:formula="of:=IF([.Q36]&gt;10;10;IF([.Q36]&lt;-10;-10;IF([.Q36]&gt;=[.R35];TRUNC([.Q36]+1/4);TRUNC([.Q36]+3/4))))" office:value-type="float" office:value="5">
            <text:p>5</text:p>
          </table:table-cell>
          <table:table-cell table:formula="of:=IF([.R36]&gt;[.R35];[.R36]-[.$S$3];[.R36]+[.$S$3])-[.$V$4]" office:value-type="float" office:value="0.4">
            <text:p>0,4</text:p>
          </table:table-cell>
          <table:table-cell table:formula="of:=IF([.S36]&gt;0;IF([.S36]&gt;3;3*0.25;[.S36]*0.25);IF([.S36]&lt;-3;-3*0.16;[.S3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3">
            <text:p>1,3</text:p>
          </table:table-cell>
          <table:table-cell table:formula="of:=(([.I37]*[.I37]*10000)/256*[.$B$5]+[.$B$6]*256)*[.I37]*100/256/256" office:value-type="float" office:value="4.40436840057373">
            <text:p>4,4043684006</text:p>
          </table:table-cell>
          <table:table-cell table:formula="of:=[.K36]+[.$B$8]*5/60" office:value-type="float" office:value="132">
            <text:p>132</text:p>
          </table:table-cell>
          <table:table-cell table:style-name="ce7" table:number-columns-repeated="2"/>
          <table:table-cell/>
          <table:table-cell table:formula="of:=[.O36]-([.T36]*1+[.T35]*3+[.T34]*3+[.T33]*2+[.T32]*2+[.T31]*1)/12+RAND()*0.077" office:value-type="float" office:value="0.1580895835845">
            <text:p>0,1580895836</text:p>
          </table:table-cell>
          <table:table-cell table:formula="of:=TRUNC([.P36]+[.O37]*100)" office:value-type="float" office:value="13733">
            <text:p>13733</text:p>
          </table:table-cell>
          <table:table-cell table:formula="of:=((([.O37]*[.O37]*10000)/256*[.$B$5]+[.$B$6]*256)*[.O37]*100+[.P37]*[.$B$7])/256/256+0" office:value-type="float" office:value="5.21961702303319">
            <text:p>5,22</text:p>
          </table:table-cell>
          <table:table-cell table:formula="of:=IF([.Q37]&gt;10;10;IF([.Q37]&lt;-10;-10;IF([.Q37]&gt;=[.R36];TRUNC([.Q37]+1/4);TRUNC([.Q37]+3/4))))" office:value-type="float" office:value="5">
            <text:p>5</text:p>
          </table:table-cell>
          <table:table-cell table:formula="of:=IF([.R37]&gt;[.R36];[.R37]-[.$S$3];[.R37]+[.$S$3])-[.$V$4]" office:value-type="float" office:value="0.4">
            <text:p>0,4</text:p>
          </table:table-cell>
          <table:table-cell table:formula="of:=IF([.S37]&gt;0;IF([.S37]&gt;3;3*0.25;[.S37]*0.25);IF([.S37]&lt;-3;-3*0.16;[.S3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4">
            <text:p>1,4</text:p>
          </table:table-cell>
          <table:table-cell table:formula="of:=(([.I38]*[.I38]*10000)/256*[.$B$5]+[.$B$6]*256)*[.I38]*100/256/256" office:value-type="float" office:value="5.23883819580078">
            <text:p>5,2388381958</text:p>
          </table:table-cell>
          <table:table-cell table:formula="of:=[.K37]+[.$B$8]*5/60" office:value-type="float" office:value="136">
            <text:p>136</text:p>
          </table:table-cell>
          <table:table-cell table:style-name="ce7" table:number-columns-repeated="2"/>
          <table:table-cell/>
          <table:table-cell table:formula="of:=[.O37]-([.T37]*1+[.T36]*3+[.T35]*3+[.T34]*2+[.T33]*2+[.T32]*1)/12+RAND()*0.077" office:value-type="float" office:value="0.17448996460772">
            <text:p>0,1744899646</text:p>
          </table:table-cell>
          <table:table-cell table:formula="of:=TRUNC([.P37]+[.O38]*100)" office:value-type="float" office:value="13750">
            <text:p>13750</text:p>
          </table:table-cell>
          <table:table-cell table:formula="of:=((([.O38]*[.O38]*10000)/256*[.$B$5]+[.$B$6]*256)*[.O38]*100+[.P38]*[.$B$7])/256/256+0" office:value-type="float" office:value="5.24684730999326">
            <text:p>5,25</text:p>
          </table:table-cell>
          <table:table-cell table:formula="of:=IF([.Q38]&gt;10;10;IF([.Q38]&lt;-10;-10;IF([.Q38]&gt;=[.R37];TRUNC([.Q38]+1/4);TRUNC([.Q38]+3/4))))" office:value-type="float" office:value="5">
            <text:p>5</text:p>
          </table:table-cell>
          <table:table-cell table:formula="of:=IF([.R38]&gt;[.R37];[.R38]-[.$S$3];[.R38]+[.$S$3])-[.$V$4]" office:value-type="float" office:value="0.4">
            <text:p>0,4</text:p>
          </table:table-cell>
          <table:table-cell table:formula="of:=IF([.S38]&gt;0;IF([.S38]&gt;3;3*0.25;[.S38]*0.25);IF([.S38]&lt;-3;-3*0.16;[.S3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5">
            <text:p>1,5</text:p>
          </table:table-cell>
          <table:table-cell table:formula="of:=(([.I39]*[.I39]*10000)/256*[.$B$5]+[.$B$6]*256)*[.I39]*100/256/256" office:value-type="float" office:value="6.18345737457275">
            <text:p>6,1834573746</text:p>
          </table:table-cell>
          <table:table-cell table:formula="of:=[.K38]+[.$B$8]*5/60" office:value-type="float" office:value="140">
            <text:p>140</text:p>
          </table:table-cell>
          <table:table-cell table:style-name="ce7" table:number-columns-repeated="2"/>
          <table:table-cell/>
          <table:table-cell table:formula="of:=[.O38]-([.T38]*1+[.T37]*3+[.T36]*3+[.T35]*2+[.T34]*2+[.T33]*1)/12+RAND()*0.077" office:value-type="float" office:value="0.159047417211584">
            <text:p>0,1590474172</text:p>
          </table:table-cell>
          <table:table-cell table:formula="of:=TRUNC([.P38]+[.O39]*100)" office:value-type="float" office:value="13765">
            <text:p>13765</text:p>
          </table:table-cell>
          <table:table-cell table:formula="of:=((([.O39]*[.O39]*10000)/256*[.$B$5]+[.$B$6]*256)*[.O39]*100+[.P39]*[.$B$7])/256/256+0" office:value-type="float" office:value="5.23255297778304">
            <text:p>5,23</text:p>
          </table:table-cell>
          <table:table-cell table:formula="of:=IF([.Q39]&gt;10;10;IF([.Q39]&lt;-10;-10;IF([.Q39]&gt;=[.R38];TRUNC([.Q39]+1/4);TRUNC([.Q39]+3/4))))" office:value-type="float" office:value="5">
            <text:p>5</text:p>
          </table:table-cell>
          <table:table-cell table:formula="of:=IF([.R39]&gt;[.R38];[.R39]-[.$S$3];[.R39]+[.$S$3])-[.$V$4]" office:value-type="float" office:value="0.4">
            <text:p>0,4</text:p>
          </table:table-cell>
          <table:table-cell table:formula="of:=IF([.S39]&gt;0;IF([.S39]&gt;3;3*0.25;[.S39]*0.25);IF([.S39]&lt;-3;-3*0.16;[.S3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6">
            <text:p>1,6</text:p>
          </table:table-cell>
          <table:table-cell table:formula="of:=(([.I40]*[.I40]*10000)/256*[.$B$5]+[.$B$6]*256)*[.I40]*100/256/256" office:value-type="float" office:value="7.24609375">
            <text:p>7,24609375</text:p>
          </table:table-cell>
          <table:table-cell table:formula="of:=[.K39]+[.$B$8]*5/60" office:value-type="float" office:value="144">
            <text:p>144</text:p>
          </table:table-cell>
          <table:table-cell table:style-name="ce7" table:number-columns-repeated="2"/>
          <table:table-cell/>
          <table:table-cell table:formula="of:=[.O39]-([.T39]*1+[.T38]*3+[.T37]*3+[.T36]*2+[.T35]*2+[.T34]*1)/12+RAND()*0.077" office:value-type="float" office:value="0.162639831470253">
            <text:p>0,1626398315</text:p>
          </table:table-cell>
          <table:table-cell table:formula="of:=TRUNC([.P39]+[.O40]*100)" office:value-type="float" office:value="13781">
            <text:p>13781</text:p>
          </table:table-cell>
          <table:table-cell table:formula="of:=((([.O40]*[.O40]*10000)/256*[.$B$5]+[.$B$6]*256)*[.O40]*100+[.P40]*[.$B$7])/256/256+0" office:value-type="float" office:value="5.24298783851379">
            <text:p>5,24</text:p>
          </table:table-cell>
          <table:table-cell table:formula="of:=IF([.Q40]&gt;10;10;IF([.Q40]&lt;-10;-10;IF([.Q40]&gt;=[.R39];TRUNC([.Q40]+1/4);TRUNC([.Q40]+3/4))))" office:value-type="float" office:value="5">
            <text:p>5</text:p>
          </table:table-cell>
          <table:table-cell table:formula="of:=IF([.R40]&gt;[.R39];[.R40]-[.$S$3];[.R40]+[.$S$3])-[.$V$4]" office:value-type="float" office:value="0.4">
            <text:p>0,4</text:p>
          </table:table-cell>
          <table:table-cell table:formula="of:=IF([.S40]&gt;0;IF([.S40]&gt;3;3*0.25;[.S40]*0.25);IF([.S40]&lt;-3;-3*0.16;[.S4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7">
            <text:p>1,7</text:p>
          </table:table-cell>
          <table:table-cell table:formula="of:=(([.I41]*[.I41]*10000)/256*[.$B$5]+[.$B$6]*256)*[.I41]*100/256/256" office:value-type="float" office:value="8.43461513519287">
            <text:p>8,4346151352</text:p>
          </table:table-cell>
          <table:table-cell table:formula="of:=[.K40]+[.$B$8]*5/60" office:value-type="float" office:value="148">
            <text:p>148</text:p>
          </table:table-cell>
          <table:table-cell table:style-name="ce7" table:number-columns-repeated="2"/>
          <table:table-cell/>
          <table:table-cell table:formula="of:=[.O40]-([.T40]*1+[.T39]*3+[.T38]*3+[.T37]*2+[.T36]*2+[.T35]*1)/12+RAND()*0.077" office:value-type="float" office:value="0.165880938971032">
            <text:p>0,165880939</text:p>
          </table:table-cell>
          <table:table-cell table:formula="of:=TRUNC([.P40]+[.O41]*100)" office:value-type="float" office:value="13797">
            <text:p>13797</text:p>
          </table:table-cell>
          <table:table-cell table:formula="of:=((([.O41]*[.O41]*10000)/256*[.$B$5]+[.$B$6]*256)*[.O41]*100+[.P41]*[.$B$7])/256/256+0" office:value-type="float" office:value="5.25298941709843">
            <text:p>5,25</text:p>
          </table:table-cell>
          <table:table-cell table:formula="of:=IF([.Q41]&gt;10;10;IF([.Q41]&lt;-10;-10;IF([.Q41]&gt;=[.R40];TRUNC([.Q41]+1/4);TRUNC([.Q41]+3/4))))" office:value-type="float" office:value="5">
            <text:p>5</text:p>
          </table:table-cell>
          <table:table-cell table:formula="of:=IF([.R41]&gt;[.R40];[.R41]-[.$S$3];[.R41]+[.$S$3])-[.$V$4]" office:value-type="float" office:value="0.4">
            <text:p>0,4</text:p>
          </table:table-cell>
          <table:table-cell table:formula="of:=IF([.S41]&gt;0;IF([.S41]&gt;3;3*0.25;[.S41]*0.25);IF([.S41]&lt;-3;-3*0.16;[.S4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8">
            <text:p>1,8</text:p>
          </table:table-cell>
          <table:table-cell table:formula="of:=(([.I42]*[.I42]*10000)/256*[.$B$5]+[.$B$6]*256)*[.I42]*100/256/256" office:value-type="float" office:value="9.75688934326172">
            <text:p>9,7568893433</text:p>
          </table:table-cell>
          <table:table-cell table:formula="of:=[.K41]+[.$B$8]*5/60" office:value-type="float" office:value="152">
            <text:p>152</text:p>
          </table:table-cell>
          <table:table-cell table:style-name="ce7" table:number-columns-repeated="2"/>
          <table:table-cell/>
          <table:table-cell table:formula="of:=[.O41]-([.T41]*1+[.T40]*3+[.T39]*3+[.T38]*2+[.T37]*2+[.T36]*1)/12+RAND()*0.077" office:value-type="float" office:value="0.20769260041486">
            <text:p>0,2076926004</text:p>
          </table:table-cell>
          <table:table-cell table:formula="of:=TRUNC([.P41]+[.O42]*100)" office:value-type="float" office:value="13817">
            <text:p>13817</text:p>
          </table:table-cell>
          <table:table-cell table:formula="of:=((([.O42]*[.O42]*10000)/256*[.$B$5]+[.$B$6]*256)*[.O42]*100+[.P42]*[.$B$7])/256/256+0" office:value-type="float" office:value="5.315074341456">
            <text:p>5,32</text:p>
          </table:table-cell>
          <table:table-cell table:formula="of:=IF([.Q42]&gt;10;10;IF([.Q42]&lt;-10;-10;IF([.Q42]&gt;=[.R41];TRUNC([.Q42]+1/4);TRUNC([.Q42]+3/4))))" office:value-type="float" office:value="5">
            <text:p>5</text:p>
          </table:table-cell>
          <table:table-cell table:formula="of:=IF([.R42]&gt;[.R41];[.R42]-[.$S$3];[.R42]+[.$S$3])-[.$V$4]" office:value-type="float" office:value="0.4">
            <text:p>0,4</text:p>
          </table:table-cell>
          <table:table-cell table:formula="of:=IF([.S42]&gt;0;IF([.S42]&gt;3;3*0.25;[.S42]*0.25);IF([.S42]&lt;-3;-3*0.16;[.S4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1.9">
            <text:p>1,9</text:p>
          </table:table-cell>
          <table:table-cell table:formula="of:=(([.I43]*[.I43]*10000)/256*[.$B$5]+[.$B$6]*256)*[.I43]*100/256/256" office:value-type="float" office:value="11.2207841873169">
            <text:p>11,2207841873</text:p>
          </table:table-cell>
          <table:table-cell table:formula="of:=[.K42]+[.$B$8]*5/60" office:value-type="float" office:value="156">
            <text:p>156</text:p>
          </table:table-cell>
          <table:table-cell table:style-name="ce7" table:number-columns-repeated="2"/>
          <table:table-cell/>
          <table:table-cell table:formula="of:=[.O42]-([.T42]*1+[.T41]*3+[.T40]*3+[.T39]*2+[.T38]*2+[.T37]*1)/12+RAND()*0.077" office:value-type="float" office:value="0.243467415425388">
            <text:p>0,2434674154</text:p>
          </table:table-cell>
          <table:table-cell table:formula="of:=TRUNC([.P42]+[.O43]*100)" office:value-type="float" office:value="13841">
            <text:p>13841</text:p>
          </table:table-cell>
          <table:table-cell table:formula="of:=((([.O43]*[.O43]*10000)/256*[.$B$5]+[.$B$6]*256)*[.O43]*100+[.P43]*[.$B$7])/256/256+0" office:value-type="float" office:value="5.37296350292367">
            <text:p>5,37</text:p>
          </table:table-cell>
          <table:table-cell table:formula="of:=IF([.Q43]&gt;10;10;IF([.Q43]&lt;-10;-10;IF([.Q43]&gt;=[.R42];TRUNC([.Q43]+1/4);TRUNC([.Q43]+3/4))))" office:value-type="float" office:value="5">
            <text:p>5</text:p>
          </table:table-cell>
          <table:table-cell table:formula="of:=IF([.R43]&gt;[.R42];[.R43]-[.$S$3];[.R43]+[.$S$3])-[.$V$4]" office:value-type="float" office:value="0.4">
            <text:p>0,4</text:p>
          </table:table-cell>
          <table:table-cell table:formula="of:=IF([.S43]&gt;0;IF([.S43]&gt;3;3*0.25;[.S43]*0.25);IF([.S43]&lt;-3;-3*0.16;[.S4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table:formula="of:=(([.I44]*[.I44]*10000)/256*[.$B$5]+[.$B$6]*256)*[.I44]*100/256/256" office:value-type="float" office:value="12.8341674804688">
            <text:p>12,8341674805</text:p>
          </table:table-cell>
          <table:table-cell table:formula="of:=[.K43]+[.$B$8]*5/60" office:value-type="float" office:value="160">
            <text:p>160</text:p>
          </table:table-cell>
          <table:table-cell table:style-name="ce7" table:number-columns-repeated="2"/>
          <table:table-cell/>
          <table:table-cell table:formula="of:=[.O43]-([.T43]*1+[.T42]*3+[.T41]*3+[.T40]*2+[.T39]*2+[.T38]*1)/12+RAND()*0.077" office:value-type="float" office:value="0.214371832289816">
            <text:p>0,2143718323</text:p>
          </table:table-cell>
          <table:table-cell table:formula="of:=TRUNC([.P43]+[.O44]*100)" office:value-type="float" office:value="13862">
            <text:p>13862</text:p>
          </table:table-cell>
          <table:table-cell table:formula="of:=((([.O44]*[.O44]*10000)/256*[.$B$5]+[.$B$6]*256)*[.O44]*100+[.P44]*[.$B$7])/256/256+0" office:value-type="float" office:value="5.34055132381142">
            <text:p>5,34</text:p>
          </table:table-cell>
          <table:table-cell table:formula="of:=IF([.Q44]&gt;10;10;IF([.Q44]&lt;-10;-10;IF([.Q44]&gt;=[.R43];TRUNC([.Q44]+1/4);TRUNC([.Q44]+3/4))))" office:value-type="float" office:value="5">
            <text:p>5</text:p>
          </table:table-cell>
          <table:table-cell table:formula="of:=IF([.R44]&gt;[.R43];[.R44]-[.$S$3];[.R44]+[.$S$3])-[.$V$4]" office:value-type="float" office:value="0.4">
            <text:p>0,4</text:p>
          </table:table-cell>
          <table:table-cell table:formula="of:=IF([.S44]&gt;0;IF([.S44]&gt;3;3*0.25;[.S44]*0.25);IF([.S44]&lt;-3;-3*0.16;[.S4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7">
          <table:table-cell table:style-name="ce5" office:value-type="string">
            <text:p>Extremely unstable system emulation test</text:p>
          </table:table-cell>
          <table:table-cell table:number-columns-repeated="13"/>
          <table:table-cell table:formula="of:=[.O44]-([.T44]*1+[.T43]*3+[.T42]*3+[.T41]*2+[.T40]*2+[.T39]*1)/12+RAND()*0.077" office:value-type="float" office:value="0.207271845058776">
            <text:p>0,2072718451</text:p>
          </table:table-cell>
          <table:table-cell table:formula="of:=TRUNC([.P44]+[.O45]*100)" office:value-type="float" office:value="13882">
            <text:p>13882</text:p>
          </table:table-cell>
          <table:table-cell table:formula="of:=((([.O45]*[.O45]*10000)/256*[.$B$5]+[.$B$6]*256)*[.O45]*100+[.P45]*[.$B$7])/256/256+0" office:value-type="float" office:value="5.33831372466449">
            <text:p>5,34</text:p>
          </table:table-cell>
          <table:table-cell table:formula="of:=IF([.Q45]&gt;10;10;IF([.Q45]&lt;-10;-10;IF([.Q45]&gt;=[.R44];TRUNC([.Q45]+1/4);TRUNC([.Q45]+3/4))))" office:value-type="float" office:value="5">
            <text:p>5</text:p>
          </table:table-cell>
          <table:table-cell table:formula="of:=IF([.R45]&gt;[.R44];[.R45]-[.$S$3];[.R45]+[.$S$3])-[.$V$4]" office:value-type="float" office:value="0.4">
            <text:p>0,4</text:p>
          </table:table-cell>
          <table:table-cell table:formula="of:=IF([.S45]&gt;0;IF([.S45]&gt;3;3*0.25;[.S45]*0.25);IF([.S45]&lt;-3;-3*0.16;[.S4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>
            <draw:frame table:end-cell-address="List1.N62" table:end-x="0.992cm" table:end-y="0.187cm" draw:z-index="1" draw:style-name="gr1" svg:width="30.54cm" svg:height="7.25cm" svg:x="0cm" svg:y="0.135cm">
              <draw:object draw:notify-on-update-of-ranges="List1.O2:List1.O2 List1.O4:List1.O220 List1.R2:List1.R2 List1.R4:List1.R2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formula="of:=[.O45]-([.T45]*1+[.T44]*3+[.T43]*3+[.T42]*2+[.T41]*2+[.T40]*1)/12+RAND()*0.077" office:value-type="float" office:value="0.186987751463821">
            <text:p>0,1869877515</text:p>
          </table:table-cell>
          <table:table-cell table:formula="of:=TRUNC([.P45]+[.O46]*100)" office:value-type="float" office:value="13900">
            <text:p>13900</text:p>
          </table:table-cell>
          <table:table-cell table:formula="of:=((([.O46]*[.O46]*10000)/256*[.$B$5]+[.$B$6]*256)*[.O46]*100+[.P46]*[.$B$7])/256/256+0" office:value-type="float" office:value="5.31803148882231">
            <text:p>5,32</text:p>
          </table:table-cell>
          <table:table-cell table:formula="of:=IF([.Q46]&gt;10;10;IF([.Q46]&lt;-10;-10;IF([.Q46]&gt;=[.R45];TRUNC([.Q46]+1/4);TRUNC([.Q46]+3/4))))" office:value-type="float" office:value="5">
            <text:p>5</text:p>
          </table:table-cell>
          <table:table-cell table:formula="of:=IF([.R46]&gt;[.R45];[.R46]-[.$S$3];[.R46]+[.$S$3])-[.$V$4]" office:value-type="float" office:value="0.4">
            <text:p>0,4</text:p>
          </table:table-cell>
          <table:table-cell table:formula="of:=IF([.S46]&gt;0;IF([.S46]&gt;3;3*0.25;[.S46]*0.25);IF([.S46]&lt;-3;-3*0.16;[.S4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6]-([.T46]*1+[.T45]*3+[.T44]*3+[.T43]*2+[.T42]*2+[.T41]*1)/12+RAND()*0.077" office:value-type="float" office:value="0.15561486600208">
            <text:p>0,155614866</text:p>
          </table:table-cell>
          <table:table-cell table:formula="of:=TRUNC([.P46]+[.O47]*100)" office:value-type="float" office:value="13915">
            <text:p>13915</text:p>
          </table:table-cell>
          <table:table-cell table:formula="of:=((([.O47]*[.O47]*10000)/256*[.$B$5]+[.$B$6]*256)*[.O47]*100+[.P47]*[.$B$7])/256/256+0" office:value-type="float" office:value="5.28312783494233">
            <text:p>5,28</text:p>
          </table:table-cell>
          <table:table-cell table:formula="of:=IF([.Q47]&gt;10;10;IF([.Q47]&lt;-10;-10;IF([.Q47]&gt;=[.R46];TRUNC([.Q47]+1/4);TRUNC([.Q47]+3/4))))" office:value-type="float" office:value="5">
            <text:p>5</text:p>
          </table:table-cell>
          <table:table-cell table:formula="of:=IF([.R47]&gt;[.R46];[.R47]-[.$S$3];[.R47]+[.$S$3])-[.$V$4]" office:value-type="float" office:value="0.4">
            <text:p>0,4</text:p>
          </table:table-cell>
          <table:table-cell table:formula="of:=IF([.S47]&gt;0;IF([.S47]&gt;3;3*0.25;[.S47]*0.25);IF([.S47]&lt;-3;-3*0.16;[.S4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7]-([.T47]*1+[.T46]*3+[.T45]*3+[.T44]*2+[.T43]*2+[.T42]*1)/12+RAND()*0.077" office:value-type="float" office:value="0.182284012802649">
            <text:p>0,1822840128</text:p>
          </table:table-cell>
          <table:table-cell table:formula="of:=TRUNC([.P47]+[.O48]*100)" office:value-type="float" office:value="13933">
            <text:p>13933</text:p>
          </table:table-cell>
          <table:table-cell table:formula="of:=((([.O48]*[.O48]*10000)/256*[.$B$5]+[.$B$6]*256)*[.O48]*100+[.P48]*[.$B$7])/256/256+0" office:value-type="float" office:value="5.32397341064134">
            <text:p>5,32</text:p>
          </table:table-cell>
          <table:table-cell table:formula="of:=IF([.Q48]&gt;10;10;IF([.Q48]&lt;-10;-10;IF([.Q48]&gt;=[.R47];TRUNC([.Q48]+1/4);TRUNC([.Q48]+3/4))))" office:value-type="float" office:value="5">
            <text:p>5</text:p>
          </table:table-cell>
          <table:table-cell table:formula="of:=IF([.R48]&gt;[.R47];[.R48]-[.$S$3];[.R48]+[.$S$3])-[.$V$4]" office:value-type="float" office:value="0.4">
            <text:p>0,4</text:p>
          </table:table-cell>
          <table:table-cell table:formula="of:=IF([.S48]&gt;0;IF([.S48]&gt;3;3*0.25;[.S48]*0.25);IF([.S48]&lt;-3;-3*0.16;[.S4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8]-([.T48]*1+[.T47]*3+[.T46]*3+[.T45]*2+[.T44]*2+[.T43]*1)/12+RAND()*0.077" office:value-type="float" office:value="0.167796733568816">
            <text:p>0,1677967336</text:p>
          </table:table-cell>
          <table:table-cell table:formula="of:=TRUNC([.P48]+[.O49]*100)" office:value-type="float" office:value="13949">
            <text:p>13949</text:p>
          </table:table-cell>
          <table:table-cell table:formula="of:=((([.O49]*[.O49]*10000)/256*[.$B$5]+[.$B$6]*256)*[.O49]*100+[.P49]*[.$B$7])/256/256+0" office:value-type="float" office:value="5.31110833524673">
            <text:p>5,31</text:p>
          </table:table-cell>
          <table:table-cell table:formula="of:=IF([.Q49]&gt;10;10;IF([.Q49]&lt;-10;-10;IF([.Q49]&gt;=[.R48];TRUNC([.Q49]+1/4);TRUNC([.Q49]+3/4))))" office:value-type="float" office:value="5">
            <text:p>5</text:p>
          </table:table-cell>
          <table:table-cell table:formula="of:=IF([.R49]&gt;[.R48];[.R49]-[.$S$3];[.R49]+[.$S$3])-[.$V$4]" office:value-type="float" office:value="0.4">
            <text:p>0,4</text:p>
          </table:table-cell>
          <table:table-cell table:formula="of:=IF([.S49]&gt;0;IF([.S49]&gt;3;3*0.25;[.S49]*0.25);IF([.S49]&lt;-3;-3*0.16;[.S4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49]-([.T49]*1+[.T48]*3+[.T47]*3+[.T46]*2+[.T45]*2+[.T44]*1)/12+RAND()*0.077" office:value-type="float" office:value="0.168083607997828">
            <text:p>0,168083608</text:p>
          </table:table-cell>
          <table:table-cell table:formula="of:=TRUNC([.P49]+[.O50]*100)" office:value-type="float" office:value="13965">
            <text:p>13965</text:p>
          </table:table-cell>
          <table:table-cell table:formula="of:=((([.O50]*[.O50]*10000)/256*[.$B$5]+[.$B$6]*256)*[.O50]*100+[.P50]*[.$B$7])/256/256+0" office:value-type="float" office:value="5.3173357203773">
            <text:p>5,32</text:p>
          </table:table-cell>
          <table:table-cell table:formula="of:=IF([.Q50]&gt;10;10;IF([.Q50]&lt;-10;-10;IF([.Q50]&gt;=[.R49];TRUNC([.Q50]+1/4);TRUNC([.Q50]+3/4))))" office:value-type="float" office:value="5">
            <text:p>5</text:p>
          </table:table-cell>
          <table:table-cell table:formula="of:=IF([.R50]&gt;[.R49];[.R50]-[.$S$3];[.R50]+[.$S$3])-[.$V$4]" office:value-type="float" office:value="0.4">
            <text:p>0,4</text:p>
          </table:table-cell>
          <table:table-cell table:formula="of:=IF([.S50]&gt;0;IF([.S50]&gt;3;3*0.25;[.S50]*0.25);IF([.S50]&lt;-3;-3*0.16;[.S5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0]-([.T50]*1+[.T49]*3+[.T48]*3+[.T47]*2+[.T46]*2+[.T45]*1)/12+RAND()*0.077" office:value-type="float" office:value="0.181603565287083">
            <text:p>0,1816035653</text:p>
          </table:table-cell>
          <table:table-cell table:formula="of:=TRUNC([.P50]+[.O51]*100)" office:value-type="float" office:value="13983">
            <text:p>13983</text:p>
          </table:table-cell>
          <table:table-cell table:formula="of:=((([.O51]*[.O51]*10000)/256*[.$B$5]+[.$B$6]*256)*[.O51]*100+[.P51]*[.$B$7])/256/256+0" office:value-type="float" office:value="5.3413979458577">
            <text:p>5,34</text:p>
          </table:table-cell>
          <table:table-cell table:formula="of:=IF([.Q51]&gt;10;10;IF([.Q51]&lt;-10;-10;IF([.Q51]&gt;=[.R50];TRUNC([.Q51]+1/4);TRUNC([.Q51]+3/4))))" office:value-type="float" office:value="5">
            <text:p>5</text:p>
          </table:table-cell>
          <table:table-cell table:formula="of:=IF([.R51]&gt;[.R50];[.R51]-[.$S$3];[.R51]+[.$S$3])-[.$V$4]" office:value-type="float" office:value="0.4">
            <text:p>0,4</text:p>
          </table:table-cell>
          <table:table-cell table:formula="of:=IF([.S51]&gt;0;IF([.S51]&gt;3;3*0.25;[.S51]*0.25);IF([.S51]&lt;-3;-3*0.16;[.S5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1]-([.T51]*1+[.T50]*3+[.T49]*3+[.T48]*2+[.T47]*2+[.T46]*1)/12+RAND()*0.077" office:value-type="float" office:value="0.185144025215341">
            <text:p>0,1851440252</text:p>
          </table:table-cell>
          <table:table-cell table:formula="of:=TRUNC([.P51]+[.O52]*100)" office:value-type="float" office:value="14001">
            <text:p>14001</text:p>
          </table:table-cell>
          <table:table-cell table:formula="of:=((([.O52]*[.O52]*10000)/256*[.$B$5]+[.$B$6]*256)*[.O52]*100+[.P52]*[.$B$7])/256/256+0" office:value-type="float" office:value="5.35260707054451">
            <text:p>5,35</text:p>
          </table:table-cell>
          <table:table-cell table:formula="of:=IF([.Q52]&gt;10;10;IF([.Q52]&lt;-10;-10;IF([.Q52]&gt;=[.R51];TRUNC([.Q52]+1/4);TRUNC([.Q52]+3/4))))" office:value-type="float" office:value="5">
            <text:p>5</text:p>
          </table:table-cell>
          <table:table-cell table:formula="of:=IF([.R52]&gt;[.R51];[.R52]-[.$S$3];[.R52]+[.$S$3])-[.$V$4]" office:value-type="float" office:value="0.4">
            <text:p>0,4</text:p>
          </table:table-cell>
          <table:table-cell table:formula="of:=IF([.S52]&gt;0;IF([.S52]&gt;3;3*0.25;[.S52]*0.25);IF([.S52]&lt;-3;-3*0.16;[.S5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2]-([.T52]*1+[.T51]*3+[.T50]*3+[.T49]*2+[.T48]*2+[.T47]*1)/12+RAND()*0.077" office:value-type="float" office:value="0.160783207343509">
            <text:p>0,1607832073</text:p>
          </table:table-cell>
          <table:table-cell table:formula="of:=TRUNC([.P52]+[.O53]*100)" office:value-type="float" office:value="14017">
            <text:p>14017</text:p>
          </table:table-cell>
          <table:table-cell table:formula="of:=((([.O53]*[.O53]*10000)/256*[.$B$5]+[.$B$6]*256)*[.O53]*100+[.P53]*[.$B$7])/256/256+0" office:value-type="float" office:value="5.32704688777241">
            <text:p>5,33</text:p>
          </table:table-cell>
          <table:table-cell table:formula="of:=IF([.Q53]&gt;10;10;IF([.Q53]&lt;-10;-10;IF([.Q53]&gt;=[.R52];TRUNC([.Q53]+1/4);TRUNC([.Q53]+3/4))))" office:value-type="float" office:value="5">
            <text:p>5</text:p>
          </table:table-cell>
          <table:table-cell table:formula="of:=IF([.R53]&gt;[.R52];[.R53]-[.$S$3];[.R53]+[.$S$3])-[.$V$4]" office:value-type="float" office:value="0.4">
            <text:p>0,4</text:p>
          </table:table-cell>
          <table:table-cell table:formula="of:=IF([.S53]&gt;0;IF([.S53]&gt;3;3*0.25;[.S53]*0.25);IF([.S53]&lt;-3;-3*0.16;[.S5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3]-([.T53]*1+[.T52]*3+[.T51]*3+[.T50]*2+[.T49]*2+[.T48]*1)/12+RAND()*0.077" office:value-type="float" office:value="0.142866023530491">
            <text:p>0,1428660235</text:p>
          </table:table-cell>
          <table:table-cell table:formula="of:=TRUNC([.P53]+[.O54]*100)" office:value-type="float" office:value="14031">
            <text:p>14031</text:p>
          </table:table-cell>
          <table:table-cell table:formula="of:=((([.O54]*[.O54]*10000)/256*[.$B$5]+[.$B$6]*256)*[.O54]*100+[.P54]*[.$B$7])/256/256+0" office:value-type="float" office:value="5.30955053684629">
            <text:p>5,31</text:p>
          </table:table-cell>
          <table:table-cell table:formula="of:=IF([.Q54]&gt;10;10;IF([.Q54]&lt;-10;-10;IF([.Q54]&gt;=[.R53];TRUNC([.Q54]+1/4);TRUNC([.Q54]+3/4))))" office:value-type="float" office:value="5">
            <text:p>5</text:p>
          </table:table-cell>
          <table:table-cell table:formula="of:=IF([.R54]&gt;[.R53];[.R54]-[.$S$3];[.R54]+[.$S$3])-[.$V$4]" office:value-type="float" office:value="0.4">
            <text:p>0,4</text:p>
          </table:table-cell>
          <table:table-cell table:formula="of:=IF([.S54]&gt;0;IF([.S54]&gt;3;3*0.25;[.S54]*0.25);IF([.S54]&lt;-3;-3*0.16;[.S5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4]-([.T54]*1+[.T53]*3+[.T52]*3+[.T51]*2+[.T50]*2+[.T49]*1)/12+RAND()*0.077" office:value-type="float" office:value="0.128442114793158">
            <text:p>0,1284421148</text:p>
          </table:table-cell>
          <table:table-cell table:formula="of:=TRUNC([.P54]+[.O55]*100)" office:value-type="float" office:value="14043">
            <text:p>14043</text:p>
          </table:table-cell>
          <table:table-cell table:formula="of:=((([.O55]*[.O55]*10000)/256*[.$B$5]+[.$B$6]*256)*[.O55]*100+[.P55]*[.$B$7])/256/256+0" office:value-type="float" office:value="5.29599689280378">
            <text:p>5,30</text:p>
          </table:table-cell>
          <table:table-cell table:formula="of:=IF([.Q55]&gt;10;10;IF([.Q55]&lt;-10;-10;IF([.Q55]&gt;=[.R54];TRUNC([.Q55]+1/4);TRUNC([.Q55]+3/4))))" office:value-type="float" office:value="5">
            <text:p>5</text:p>
          </table:table-cell>
          <table:table-cell table:formula="of:=IF([.R55]&gt;[.R54];[.R55]-[.$S$3];[.R55]+[.$S$3])-[.$V$4]" office:value-type="float" office:value="0.4">
            <text:p>0,4</text:p>
          </table:table-cell>
          <table:table-cell table:formula="of:=IF([.S55]&gt;0;IF([.S55]&gt;3;3*0.25;[.S55]*0.25);IF([.S55]&lt;-3;-3*0.16;[.S5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5]-([.T55]*1+[.T54]*3+[.T53]*3+[.T52]*2+[.T51]*2+[.T50]*1)/12+RAND()*0.077" office:value-type="float" office:value="0.137977918394459">
            <text:p>0,1379779184</text:p>
          </table:table-cell>
          <table:table-cell table:formula="of:=TRUNC([.P55]+[.O56]*100)" office:value-type="float" office:value="14056">
            <text:p>14056</text:p>
          </table:table-cell>
          <table:table-cell table:formula="of:=((([.O56]*[.O56]*10000)/256*[.$B$5]+[.$B$6]*256)*[.O56]*100+[.P56]*[.$B$7])/256/256+0" office:value-type="float" office:value="5.31259835314466">
            <text:p>5,31</text:p>
          </table:table-cell>
          <table:table-cell table:formula="of:=IF([.Q56]&gt;10;10;IF([.Q56]&lt;-10;-10;IF([.Q56]&gt;=[.R55];TRUNC([.Q56]+1/4);TRUNC([.Q56]+3/4))))" office:value-type="float" office:value="5">
            <text:p>5</text:p>
          </table:table-cell>
          <table:table-cell table:formula="of:=IF([.R56]&gt;[.R55];[.R56]-[.$S$3];[.R56]+[.$S$3])-[.$V$4]" office:value-type="float" office:value="0.4">
            <text:p>0,4</text:p>
          </table:table-cell>
          <table:table-cell table:formula="of:=IF([.S56]&gt;0;IF([.S56]&gt;3;3*0.25;[.S56]*0.25);IF([.S56]&lt;-3;-3*0.16;[.S5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6]-([.T56]*1+[.T55]*3+[.T54]*3+[.T53]*2+[.T52]*2+[.T51]*1)/12+RAND()*0.077" office:value-type="float" office:value="0.158410067328025">
            <text:p>0,1584100673</text:p>
          </table:table-cell>
          <table:table-cell table:formula="of:=TRUNC([.P56]+[.O57]*100)" office:value-type="float" office:value="14071">
            <text:p>14071</text:p>
          </table:table-cell>
          <table:table-cell table:formula="of:=((([.O57]*[.O57]*10000)/256*[.$B$5]+[.$B$6]*256)*[.O57]*100+[.P57]*[.$B$7])/256/256+0" office:value-type="float" office:value="5.34380345985494">
            <text:p>5,34</text:p>
          </table:table-cell>
          <table:table-cell table:formula="of:=IF([.Q57]&gt;10;10;IF([.Q57]&lt;-10;-10;IF([.Q57]&gt;=[.R56];TRUNC([.Q57]+1/4);TRUNC([.Q57]+3/4))))" office:value-type="float" office:value="5">
            <text:p>5</text:p>
          </table:table-cell>
          <table:table-cell table:formula="of:=IF([.R57]&gt;[.R56];[.R57]-[.$S$3];[.R57]+[.$S$3])-[.$V$4]" office:value-type="float" office:value="0.4">
            <text:p>0,4</text:p>
          </table:table-cell>
          <table:table-cell table:formula="of:=IF([.S57]&gt;0;IF([.S57]&gt;3;3*0.25;[.S57]*0.25);IF([.S57]&lt;-3;-3*0.16;[.S5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7]-([.T57]*1+[.T56]*3+[.T55]*3+[.T54]*2+[.T53]*2+[.T52]*1)/12+RAND()*0.077" office:value-type="float" office:value="0.167334378096669">
            <text:p>0,1673343781</text:p>
          </table:table-cell>
          <table:table-cell table:formula="of:=TRUNC([.P57]+[.O58]*100)" office:value-type="float" office:value="14087">
            <text:p>14087</text:p>
          </table:table-cell>
          <table:table-cell table:formula="of:=((([.O58]*[.O58]*10000)/256*[.$B$5]+[.$B$6]*256)*[.O58]*100+[.P58]*[.$B$7])/256/256+0" office:value-type="float" office:value="5.36105255133687">
            <text:p>5,36</text:p>
          </table:table-cell>
          <table:table-cell table:formula="of:=IF([.Q58]&gt;10;10;IF([.Q58]&lt;-10;-10;IF([.Q58]&gt;=[.R57];TRUNC([.Q58]+1/4);TRUNC([.Q58]+3/4))))" office:value-type="float" office:value="5">
            <text:p>5</text:p>
          </table:table-cell>
          <table:table-cell table:formula="of:=IF([.R58]&gt;[.R57];[.R58]-[.$S$3];[.R58]+[.$S$3])-[.$V$4]" office:value-type="float" office:value="0.4">
            <text:p>0,4</text:p>
          </table:table-cell>
          <table:table-cell table:formula="of:=IF([.S58]&gt;0;IF([.S58]&gt;3;3*0.25;[.S58]*0.25);IF([.S58]&lt;-3;-3*0.16;[.S5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8]-([.T58]*1+[.T57]*3+[.T56]*3+[.T55]*2+[.T54]*2+[.T53]*1)/12+RAND()*0.077" office:value-type="float" office:value="0.144254421753892">
            <text:p>0,1442544218</text:p>
          </table:table-cell>
          <table:table-cell table:formula="of:=TRUNC([.P58]+[.O59]*100)" office:value-type="float" office:value="14101">
            <text:p>14101</text:p>
          </table:table-cell>
          <table:table-cell table:formula="of:=((([.O59]*[.O59]*10000)/256*[.$B$5]+[.$B$6]*256)*[.O59]*100+[.P59]*[.$B$7])/256/256+0" office:value-type="float" office:value="5.33692489828381">
            <text:p>5,34</text:p>
          </table:table-cell>
          <table:table-cell table:formula="of:=IF([.Q59]&gt;10;10;IF([.Q59]&lt;-10;-10;IF([.Q59]&gt;=[.R58];TRUNC([.Q59]+1/4);TRUNC([.Q59]+3/4))))" office:value-type="float" office:value="5">
            <text:p>5</text:p>
          </table:table-cell>
          <table:table-cell table:formula="of:=IF([.R59]&gt;[.R58];[.R59]-[.$S$3];[.R59]+[.$S$3])-[.$V$4]" office:value-type="float" office:value="0.4">
            <text:p>0,4</text:p>
          </table:table-cell>
          <table:table-cell table:formula="of:=IF([.S59]&gt;0;IF([.S59]&gt;3;3*0.25;[.S59]*0.25);IF([.S59]&lt;-3;-3*0.16;[.S5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59]-([.T59]*1+[.T58]*3+[.T57]*3+[.T56]*2+[.T55]*2+[.T54]*1)/12+RAND()*0.077" office:value-type="float" office:value="0.117681837498915">
            <text:p>0,1176818375</text:p>
          </table:table-cell>
          <table:table-cell table:formula="of:=TRUNC([.P59]+[.O60]*100)" office:value-type="float" office:value="14112">
            <text:p>14112</text:p>
          </table:table-cell>
          <table:table-cell table:formula="of:=((([.O60]*[.O60]*10000)/256*[.$B$5]+[.$B$6]*256)*[.O60]*100+[.P60]*[.$B$7])/256/256+0" office:value-type="float" office:value="5.30801428413993">
            <text:p>5,31</text:p>
          </table:table-cell>
          <table:table-cell table:formula="of:=IF([.Q60]&gt;10;10;IF([.Q60]&lt;-10;-10;IF([.Q60]&gt;=[.R59];TRUNC([.Q60]+1/4);TRUNC([.Q60]+3/4))))" office:value-type="float" office:value="5">
            <text:p>5</text:p>
          </table:table-cell>
          <table:table-cell table:formula="of:=IF([.R60]&gt;[.R59];[.R60]-[.$S$3];[.R60]+[.$S$3])-[.$V$4]" office:value-type="float" office:value="0.4">
            <text:p>0,4</text:p>
          </table:table-cell>
          <table:table-cell table:formula="of:=IF([.S60]&gt;0;IF([.S60]&gt;3;3*0.25;[.S60]*0.25);IF([.S60]&lt;-3;-3*0.16;[.S6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0]-([.T60]*1+[.T59]*3+[.T58]*3+[.T57]*2+[.T56]*2+[.T55]*1)/12+RAND()*0.077" office:value-type="float" office:value="0.115815582773111">
            <text:p>0,1158155828</text:p>
          </table:table-cell>
          <table:table-cell table:formula="of:=TRUNC([.P60]+[.O61]*100)" office:value-type="float" office:value="14123">
            <text:p>14123</text:p>
          </table:table-cell>
          <table:table-cell table:formula="of:=((([.O61]*[.O61]*10000)/256*[.$B$5]+[.$B$6]*256)*[.O61]*100+[.P61]*[.$B$7])/256/256+0" office:value-type="float" office:value="5.30975551616099">
            <text:p>5,31</text:p>
          </table:table-cell>
          <table:table-cell table:formula="of:=IF([.Q61]&gt;10;10;IF([.Q61]&lt;-10;-10;IF([.Q61]&gt;=[.R60];TRUNC([.Q61]+1/4);TRUNC([.Q61]+3/4))))" office:value-type="float" office:value="5">
            <text:p>5</text:p>
          </table:table-cell>
          <table:table-cell table:formula="of:=IF([.R61]&gt;[.R60];[.R61]-[.$S$3];[.R61]+[.$S$3])-[.$V$4]" office:value-type="float" office:value="0.4">
            <text:p>0,4</text:p>
          </table:table-cell>
          <table:table-cell table:formula="of:=IF([.S61]&gt;0;IF([.S61]&gt;3;3*0.25;[.S61]*0.25);IF([.S61]&lt;-3;-3*0.16;[.S6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1]-([.T61]*1+[.T60]*3+[.T59]*3+[.T58]*2+[.T57]*2+[.T56]*1)/12+RAND()*0.077" office:value-type="float" office:value="0.116868264408866">
            <text:p>0,1168682644</text:p>
          </table:table-cell>
          <table:table-cell table:formula="of:=TRUNC([.P61]+[.O62]*100)" office:value-type="float" office:value="14134">
            <text:p>14134</text:p>
          </table:table-cell>
          <table:table-cell table:formula="of:=((([.O62]*[.O62]*10000)/256*[.$B$5]+[.$B$6]*256)*[.O62]*100+[.P62]*[.$B$7])/256/256+0" office:value-type="float" office:value="5.31507350046442">
            <text:p>5,32</text:p>
          </table:table-cell>
          <table:table-cell table:formula="of:=IF([.Q62]&gt;10;10;IF([.Q62]&lt;-10;-10;IF([.Q62]&gt;=[.R61];TRUNC([.Q62]+1/4);TRUNC([.Q62]+3/4))))" office:value-type="float" office:value="5">
            <text:p>5</text:p>
          </table:table-cell>
          <table:table-cell table:formula="of:=IF([.R62]&gt;[.R61];[.R62]-[.$S$3];[.R62]+[.$S$3])-[.$V$4]" office:value-type="float" office:value="0.4">
            <text:p>0,4</text:p>
          </table:table-cell>
          <table:table-cell table:formula="of:=IF([.S62]&gt;0;IF([.S62]&gt;3;3*0.25;[.S62]*0.25);IF([.S62]&lt;-3;-3*0.16;[.S6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2]-([.T62]*1+[.T61]*3+[.T60]*3+[.T59]*2+[.T58]*2+[.T57]*1)/12+RAND()*0.077" office:value-type="float" office:value="0.151839100180432">
            <text:p>0,1518391002</text:p>
          </table:table-cell>
          <table:table-cell table:formula="of:=TRUNC([.P62]+[.O63]*100)" office:value-type="float" office:value="14149">
            <text:p>14149</text:p>
          </table:table-cell>
          <table:table-cell table:formula="of:=((([.O63]*[.O63]*10000)/256*[.$B$5]+[.$B$6]*256)*[.O63]*100+[.P63]*[.$B$7])/256/256+0" office:value-type="float" office:value="5.36404543317016">
            <text:p>5,36</text:p>
          </table:table-cell>
          <table:table-cell table:formula="of:=IF([.Q63]&gt;10;10;IF([.Q63]&lt;-10;-10;IF([.Q63]&gt;=[.R62];TRUNC([.Q63]+1/4);TRUNC([.Q63]+3/4))))" office:value-type="float" office:value="5">
            <text:p>5</text:p>
          </table:table-cell>
          <table:table-cell table:formula="of:=IF([.R63]&gt;[.R62];[.R63]-[.$S$3];[.R63]+[.$S$3])-[.$V$4]" office:value-type="float" office:value="0.4">
            <text:p>0,4</text:p>
          </table:table-cell>
          <table:table-cell table:formula="of:=IF([.S63]&gt;0;IF([.S63]&gt;3;3*0.25;[.S63]*0.25);IF([.S63]&lt;-3;-3*0.16;[.S6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3]-([.T63]*1+[.T62]*3+[.T61]*3+[.T60]*2+[.T59]*2+[.T58]*1)/12+RAND()*0.077" office:value-type="float" office:value="0.131741648010838">
            <text:p>0,131741648</text:p>
          </table:table-cell>
          <table:table-cell table:formula="of:=TRUNC([.P63]+[.O64]*100)" office:value-type="float" office:value="14162">
            <text:p>14162</text:p>
          </table:table-cell>
          <table:table-cell table:formula="of:=((([.O64]*[.O64]*10000)/256*[.$B$5]+[.$B$6]*256)*[.O64]*100+[.P64]*[.$B$7])/256/256+0" office:value-type="float" office:value="5.34366231975956">
            <text:p>5,34</text:p>
          </table:table-cell>
          <table:table-cell table:formula="of:=IF([.Q64]&gt;10;10;IF([.Q64]&lt;-10;-10;IF([.Q64]&gt;=[.R63];TRUNC([.Q64]+1/4);TRUNC([.Q64]+3/4))))" office:value-type="float" office:value="5">
            <text:p>5</text:p>
          </table:table-cell>
          <table:table-cell table:formula="of:=IF([.R64]&gt;[.R63];[.R64]-[.$S$3];[.R64]+[.$S$3])-[.$V$4]" office:value-type="float" office:value="0.4">
            <text:p>0,4</text:p>
          </table:table-cell>
          <table:table-cell table:formula="of:=IF([.S64]&gt;0;IF([.S64]&gt;3;3*0.25;[.S64]*0.25);IF([.S64]&lt;-3;-3*0.16;[.S6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4]-([.T64]*1+[.T63]*3+[.T62]*3+[.T61]*2+[.T60]*2+[.T59]*1)/12+RAND()*0.077" office:value-type="float" office:value="0.123236083543477">
            <text:p>0,1232360835</text:p>
          </table:table-cell>
          <table:table-cell table:formula="of:=TRUNC([.P64]+[.O65]*100)" office:value-type="float" office:value="14174">
            <text:p>14174</text:p>
          </table:table-cell>
          <table:table-cell table:formula="of:=((([.O65]*[.O65]*10000)/256*[.$B$5]+[.$B$6]*256)*[.O65]*100+[.P65]*[.$B$7])/256/256+0" office:value-type="float" office:value="5.33754535024194">
            <text:p>5,34</text:p>
          </table:table-cell>
          <table:table-cell table:formula="of:=IF([.Q65]&gt;10;10;IF([.Q65]&lt;-10;-10;IF([.Q65]&gt;=[.R64];TRUNC([.Q65]+1/4);TRUNC([.Q65]+3/4))))" office:value-type="float" office:value="5">
            <text:p>5</text:p>
          </table:table-cell>
          <table:table-cell table:formula="of:=IF([.R65]&gt;[.R64];[.R65]-[.$S$3];[.R65]+[.$S$3])-[.$V$4]" office:value-type="float" office:value="0.4">
            <text:p>0,4</text:p>
          </table:table-cell>
          <table:table-cell table:formula="of:=IF([.S65]&gt;0;IF([.S65]&gt;3;3*0.25;[.S65]*0.25);IF([.S65]&lt;-3;-3*0.16;[.S6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5]-([.T65]*1+[.T64]*3+[.T63]*3+[.T62]*2+[.T61]*2+[.T60]*1)/12+RAND()*0.077" office:value-type="float" office:value="0.103212450751342">
            <text:p>0,1032124508</text:p>
          </table:table-cell>
          <table:table-cell table:formula="of:=TRUNC([.P65]+[.O66]*100)" office:value-type="float" office:value="14184">
            <text:p>14184</text:p>
          </table:table-cell>
          <table:table-cell table:formula="of:=((([.O66]*[.O66]*10000)/256*[.$B$5]+[.$B$6]*256)*[.O66]*100+[.P66]*[.$B$7])/256/256+0" office:value-type="float" office:value="5.31672980842079">
            <text:p>5,32</text:p>
          </table:table-cell>
          <table:table-cell table:formula="of:=IF([.Q66]&gt;10;10;IF([.Q66]&lt;-10;-10;IF([.Q66]&gt;=[.R65];TRUNC([.Q66]+1/4);TRUNC([.Q66]+3/4))))" office:value-type="float" office:value="5">
            <text:p>5</text:p>
          </table:table-cell>
          <table:table-cell table:formula="of:=IF([.R66]&gt;[.R65];[.R66]-[.$S$3];[.R66]+[.$S$3])-[.$V$4]" office:value-type="float" office:value="0.4">
            <text:p>0,4</text:p>
          </table:table-cell>
          <table:table-cell table:formula="of:=IF([.S66]&gt;0;IF([.S66]&gt;3;3*0.25;[.S66]*0.25);IF([.S66]&lt;-3;-3*0.16;[.S6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6]-([.T66]*1+[.T65]*3+[.T64]*3+[.T63]*2+[.T62]*2+[.T61]*1)/12+RAND()*0.077" office:value-type="float" office:value="0.0764547616764187">
            <text:p>0,0764547617</text:p>
          </table:table-cell>
          <table:table-cell table:formula="of:=TRUNC([.P66]+[.O67]*100)" office:value-type="float" office:value="14191">
            <text:p>14191</text:p>
          </table:table-cell>
          <table:table-cell table:formula="of:=((([.O67]*[.O67]*10000)/256*[.$B$5]+[.$B$6]*256)*[.O67]*100+[.P67]*[.$B$7])/256/256+0" office:value-type="float" office:value="5.28708086325013">
            <text:p>5,29</text:p>
          </table:table-cell>
          <table:table-cell table:formula="of:=IF([.Q67]&gt;10;10;IF([.Q67]&lt;-10;-10;IF([.Q67]&gt;=[.R66];TRUNC([.Q67]+1/4);TRUNC([.Q67]+3/4))))" office:value-type="float" office:value="5">
            <text:p>5</text:p>
          </table:table-cell>
          <table:table-cell table:formula="of:=IF([.R67]&gt;[.R66];[.R67]-[.$S$3];[.R67]+[.$S$3])-[.$V$4]" office:value-type="float" office:value="0.4">
            <text:p>0,4</text:p>
          </table:table-cell>
          <table:table-cell table:formula="of:=IF([.S67]&gt;0;IF([.S67]&gt;3;3*0.25;[.S67]*0.25);IF([.S67]&lt;-3;-3*0.16;[.S6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7]-([.T67]*1+[.T66]*3+[.T65]*3+[.T64]*2+[.T63]*2+[.T62]*1)/12+RAND()*0.077" office:value-type="float" office:value="0.0689552803440856">
            <text:p>0,0689552803</text:p>
          </table:table-cell>
          <table:table-cell table:formula="of:=TRUNC([.P67]+[.O68]*100)" office:value-type="float" office:value="14197">
            <text:p>14197</text:p>
          </table:table-cell>
          <table:table-cell table:formula="of:=((([.O68]*[.O68]*10000)/256*[.$B$5]+[.$B$6]*256)*[.O68]*100+[.P68]*[.$B$7])/256/256+0" office:value-type="float" office:value="5.2803335863838">
            <text:p>5,28</text:p>
          </table:table-cell>
          <table:table-cell table:formula="of:=IF([.Q68]&gt;10;10;IF([.Q68]&lt;-10;-10;IF([.Q68]&gt;=[.R67];TRUNC([.Q68]+1/4);TRUNC([.Q68]+3/4))))" office:value-type="float" office:value="5">
            <text:p>5</text:p>
          </table:table-cell>
          <table:table-cell table:formula="of:=IF([.R68]&gt;[.R67];[.R68]-[.$S$3];[.R68]+[.$S$3])-[.$V$4]" office:value-type="float" office:value="0.4">
            <text:p>0,4</text:p>
          </table:table-cell>
          <table:table-cell table:formula="of:=IF([.S68]&gt;0;IF([.S68]&gt;3;3*0.25;[.S68]*0.25);IF([.S68]&lt;-3;-3*0.16;[.S6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8]-([.T68]*1+[.T67]*3+[.T66]*3+[.T65]*2+[.T64]*2+[.T63]*1)/12+RAND()*0.077" office:value-type="float" office:value="0.0986653619443593">
            <text:p>0,0986653619</text:p>
          </table:table-cell>
          <table:table-cell table:formula="of:=TRUNC([.P68]+[.O69]*100)" office:value-type="float" office:value="14206">
            <text:p>14206</text:p>
          </table:table-cell>
          <table:table-cell table:formula="of:=((([.O69]*[.O69]*10000)/256*[.$B$5]+[.$B$6]*256)*[.O69]*100+[.P69]*[.$B$7])/256/256+0" office:value-type="float" office:value="5.31927554553778">
            <text:p>5,32</text:p>
          </table:table-cell>
          <table:table-cell table:formula="of:=IF([.Q69]&gt;10;10;IF([.Q69]&lt;-10;-10;IF([.Q69]&gt;=[.R68];TRUNC([.Q69]+1/4);TRUNC([.Q69]+3/4))))" office:value-type="float" office:value="5">
            <text:p>5</text:p>
          </table:table-cell>
          <table:table-cell table:formula="of:=IF([.R69]&gt;[.R68];[.R69]-[.$S$3];[.R69]+[.$S$3])-[.$V$4]" office:value-type="float" office:value="0.4">
            <text:p>0,4</text:p>
          </table:table-cell>
          <table:table-cell table:formula="of:=IF([.S69]&gt;0;IF([.S69]&gt;3;3*0.25;[.S69]*0.25);IF([.S69]&lt;-3;-3*0.16;[.S6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69]-([.T69]*1+[.T68]*3+[.T67]*3+[.T66]*2+[.T65]*2+[.T64]*1)/12+RAND()*0.077" office:value-type="float" office:value="0.0897984588066332">
            <text:p>0,0897984588</text:p>
          </table:table-cell>
          <table:table-cell table:formula="of:=TRUNC([.P69]+[.O70]*100)" office:value-type="float" office:value="14214">
            <text:p>14214</text:p>
          </table:table-cell>
          <table:table-cell table:formula="of:=((([.O70]*[.O70]*10000)/256*[.$B$5]+[.$B$6]*256)*[.O70]*100+[.P70]*[.$B$7])/256/256+0" office:value-type="float" office:value="5.31150436616417">
            <text:p>5,31</text:p>
          </table:table-cell>
          <table:table-cell table:formula="of:=IF([.Q70]&gt;10;10;IF([.Q70]&lt;-10;-10;IF([.Q70]&gt;=[.R69];TRUNC([.Q70]+1/4);TRUNC([.Q70]+3/4))))" office:value-type="float" office:value="5">
            <text:p>5</text:p>
          </table:table-cell>
          <table:table-cell table:formula="of:=IF([.R70]&gt;[.R69];[.R70]-[.$S$3];[.R70]+[.$S$3])-[.$V$4]" office:value-type="float" office:value="0.4">
            <text:p>0,4</text:p>
          </table:table-cell>
          <table:table-cell table:formula="of:=IF([.S70]&gt;0;IF([.S70]&gt;3;3*0.25;[.S70]*0.25);IF([.S70]&lt;-3;-3*0.16;[.S7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0]-([.T70]*1+[.T69]*3+[.T68]*3+[.T67]*2+[.T66]*2+[.T65]*1)/12+RAND()*0.077" office:value-type="float" office:value="0.119224725102158">
            <text:p>0,1192247251</text:p>
          </table:table-cell>
          <table:table-cell table:formula="of:=TRUNC([.P70]+[.O71]*100)" office:value-type="float" office:value="14225">
            <text:p>14225</text:p>
          </table:table-cell>
          <table:table-cell table:formula="of:=((([.O71]*[.O71]*10000)/256*[.$B$5]+[.$B$6]*256)*[.O71]*100+[.P71]*[.$B$7])/256/256+0" office:value-type="float" office:value="5.35128935599919">
            <text:p>5,35</text:p>
          </table:table-cell>
          <table:table-cell table:formula="of:=IF([.Q71]&gt;10;10;IF([.Q71]&lt;-10;-10;IF([.Q71]&gt;=[.R70];TRUNC([.Q71]+1/4);TRUNC([.Q71]+3/4))))" office:value-type="float" office:value="5">
            <text:p>5</text:p>
          </table:table-cell>
          <table:table-cell table:formula="of:=IF([.R71]&gt;[.R70];[.R71]-[.$S$3];[.R71]+[.$S$3])-[.$V$4]" office:value-type="float" office:value="0.4">
            <text:p>0,4</text:p>
          </table:table-cell>
          <table:table-cell table:formula="of:=IF([.S71]&gt;0;IF([.S71]&gt;3;3*0.25;[.S71]*0.25);IF([.S71]&lt;-3;-3*0.16;[.S7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1]-([.T71]*1+[.T70]*3+[.T69]*3+[.T68]*2+[.T67]*2+[.T66]*1)/12+RAND()*0.077" office:value-type="float" office:value="0.108509247536544">
            <text:p>0,1085092475</text:p>
          </table:table-cell>
          <table:table-cell table:formula="of:=TRUNC([.P71]+[.O72]*100)" office:value-type="float" office:value="14235">
            <text:p>14235</text:p>
          </table:table-cell>
          <table:table-cell table:formula="of:=((([.O72]*[.O72]*10000)/256*[.$B$5]+[.$B$6]*256)*[.O72]*100+[.P72]*[.$B$7])/256/256+0" office:value-type="float" office:value="5.34184731008849">
            <text:p>5,34</text:p>
          </table:table-cell>
          <table:table-cell table:formula="of:=IF([.Q72]&gt;10;10;IF([.Q72]&lt;-10;-10;IF([.Q72]&gt;=[.R71];TRUNC([.Q72]+1/4);TRUNC([.Q72]+3/4))))" office:value-type="float" office:value="5">
            <text:p>5</text:p>
          </table:table-cell>
          <table:table-cell table:formula="of:=IF([.R72]&gt;[.R71];[.R72]-[.$S$3];[.R72]+[.$S$3])-[.$V$4]" office:value-type="float" office:value="0.4">
            <text:p>0,4</text:p>
          </table:table-cell>
          <table:table-cell table:formula="of:=IF([.S72]&gt;0;IF([.S72]&gt;3;3*0.25;[.S72]*0.25);IF([.S72]&lt;-3;-3*0.16;[.S7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2]-([.T72]*1+[.T71]*3+[.T70]*3+[.T69]*2+[.T68]*2+[.T67]*1)/12+RAND()*0.077" office:value-type="float" office:value="0.0977873391759799">
            <text:p>0,0977873392</text:p>
          </table:table-cell>
          <table:table-cell table:formula="of:=TRUNC([.P72]+[.O73]*100)" office:value-type="float" office:value="14244">
            <text:p>14244</text:p>
          </table:table-cell>
          <table:table-cell table:formula="of:=((([.O73]*[.O73]*10000)/256*[.$B$5]+[.$B$6]*256)*[.O73]*100+[.P73]*[.$B$7])/256/256+0" office:value-type="float" office:value="5.3321293018062">
            <text:p>5,33</text:p>
          </table:table-cell>
          <table:table-cell table:formula="of:=IF([.Q73]&gt;10;10;IF([.Q73]&lt;-10;-10;IF([.Q73]&gt;=[.R72];TRUNC([.Q73]+1/4);TRUNC([.Q73]+3/4))))" office:value-type="float" office:value="5">
            <text:p>5</text:p>
          </table:table-cell>
          <table:table-cell table:formula="of:=IF([.R73]&gt;[.R72];[.R73]-[.$S$3];[.R73]+[.$S$3])-[.$V$4]" office:value-type="float" office:value="0.4">
            <text:p>0,4</text:p>
          </table:table-cell>
          <table:table-cell table:formula="of:=IF([.S73]&gt;0;IF([.S73]&gt;3;3*0.25;[.S73]*0.25);IF([.S73]&lt;-3;-3*0.16;[.S7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3]-([.T73]*1+[.T72]*3+[.T71]*3+[.T70]*2+[.T69]*2+[.T68]*1)/12+RAND()*0.077" office:value-type="float" office:value="0.119321753815366">
            <text:p>0,1193217538</text:p>
          </table:table-cell>
          <table:table-cell table:formula="of:=TRUNC([.P73]+[.O74]*100)" office:value-type="float" office:value="14255">
            <text:p>14255</text:p>
          </table:table-cell>
          <table:table-cell table:formula="of:=((([.O74]*[.O74]*10000)/256*[.$B$5]+[.$B$6]*256)*[.O74]*100+[.P74]*[.$B$7])/256/256+0" office:value-type="float" office:value="5.36239481977921">
            <text:p>5,36</text:p>
          </table:table-cell>
          <table:table-cell table:formula="of:=IF([.Q74]&gt;10;10;IF([.Q74]&lt;-10;-10;IF([.Q74]&gt;=[.R73];TRUNC([.Q74]+1/4);TRUNC([.Q74]+3/4))))" office:value-type="float" office:value="5">
            <text:p>5</text:p>
          </table:table-cell>
          <table:table-cell table:formula="of:=IF([.R74]&gt;[.R73];[.R74]-[.$S$3];[.R74]+[.$S$3])-[.$V$4]" office:value-type="float" office:value="0.4">
            <text:p>0,4</text:p>
          </table:table-cell>
          <table:table-cell table:formula="of:=IF([.S74]&gt;0;IF([.S74]&gt;3;3*0.25;[.S74]*0.25);IF([.S74]&lt;-3;-3*0.16;[.S7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4]-([.T74]*1+[.T73]*3+[.T72]*3+[.T71]*2+[.T70]*2+[.T69]*1)/12+RAND()*0.077" office:value-type="float" office:value="0.112844026447513">
            <text:p>0,1128440264</text:p>
          </table:table-cell>
          <table:table-cell table:formula="of:=TRUNC([.P74]+[.O75]*100)" office:value-type="float" office:value="14266">
            <text:p>14266</text:p>
          </table:table-cell>
          <table:table-cell table:formula="of:=((([.O75]*[.O75]*10000)/256*[.$B$5]+[.$B$6]*256)*[.O75]*100+[.P75]*[.$B$7])/256/256+0" office:value-type="float" office:value="5.35848857779484">
            <text:p>5,36</text:p>
          </table:table-cell>
          <table:table-cell table:formula="of:=IF([.Q75]&gt;10;10;IF([.Q75]&lt;-10;-10;IF([.Q75]&gt;=[.R74];TRUNC([.Q75]+1/4);TRUNC([.Q75]+3/4))))" office:value-type="float" office:value="5">
            <text:p>5</text:p>
          </table:table-cell>
          <table:table-cell table:formula="of:=IF([.R75]&gt;[.R74];[.R75]-[.$S$3];[.R75]+[.$S$3])-[.$V$4]" office:value-type="float" office:value="0.4">
            <text:p>0,4</text:p>
          </table:table-cell>
          <table:table-cell table:formula="of:=IF([.S75]&gt;0;IF([.S75]&gt;3;3*0.25;[.S75]*0.25);IF([.S75]&lt;-3;-3*0.16;[.S7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5]-([.T75]*1+[.T74]*3+[.T73]*3+[.T72]*2+[.T71]*2+[.T70]*1)/12+RAND()*0.077" office:value-type="float" office:value="0.128355464189242">
            <text:p>0,1283554642</text:p>
          </table:table-cell>
          <table:table-cell table:formula="of:=TRUNC([.P75]+[.O76]*100)" office:value-type="float" office:value="14278">
            <text:p>14278</text:p>
          </table:table-cell>
          <table:table-cell table:formula="of:=((([.O76]*[.O76]*10000)/256*[.$B$5]+[.$B$6]*256)*[.O76]*100+[.P76]*[.$B$7])/256/256+0" office:value-type="float" office:value="5.38194929968318">
            <text:p>5,38</text:p>
          </table:table-cell>
          <table:table-cell table:formula="of:=IF([.Q76]&gt;10;10;IF([.Q76]&lt;-10;-10;IF([.Q76]&gt;=[.R75];TRUNC([.Q76]+1/4);TRUNC([.Q76]+3/4))))" office:value-type="float" office:value="5">
            <text:p>5</text:p>
          </table:table-cell>
          <table:table-cell table:formula="of:=IF([.R76]&gt;[.R75];[.R76]-[.$S$3];[.R76]+[.$S$3])-[.$V$4]" office:value-type="float" office:value="0.4">
            <text:p>0,4</text:p>
          </table:table-cell>
          <table:table-cell table:formula="of:=IF([.S76]&gt;0;IF([.S76]&gt;3;3*0.25;[.S76]*0.25);IF([.S76]&lt;-3;-3*0.16;[.S7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6]-([.T76]*1+[.T75]*3+[.T74]*3+[.T73]*2+[.T72]*2+[.T71]*1)/12+RAND()*0.077" office:value-type="float" office:value="0.162939118567007">
            <text:p>0,1629391186</text:p>
          </table:table-cell>
          <table:table-cell table:formula="of:=TRUNC([.P76]+[.O77]*100)" office:value-type="float" office:value="14294">
            <text:p>14294</text:p>
          </table:table-cell>
          <table:table-cell table:formula="of:=((([.O77]*[.O77]*10000)/256*[.$B$5]+[.$B$6]*256)*[.O77]*100+[.P77]*[.$B$7])/256/256+0" office:value-type="float" office:value="5.43123597725105">
            <text:p>5,43</text:p>
          </table:table-cell>
          <table:table-cell table:formula="of:=IF([.Q77]&gt;10;10;IF([.Q77]&lt;-10;-10;IF([.Q77]&gt;=[.R76];TRUNC([.Q77]+1/4);TRUNC([.Q77]+3/4))))" office:value-type="float" office:value="5">
            <text:p>5</text:p>
          </table:table-cell>
          <table:table-cell table:formula="of:=IF([.R77]&gt;[.R76];[.R77]-[.$S$3];[.R77]+[.$S$3])-[.$V$4]" office:value-type="float" office:value="0.4">
            <text:p>0,4</text:p>
          </table:table-cell>
          <table:table-cell table:formula="of:=IF([.S77]&gt;0;IF([.S77]&gt;3;3*0.25;[.S77]*0.25);IF([.S77]&lt;-3;-3*0.16;[.S7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7]-([.T77]*1+[.T76]*3+[.T75]*3+[.T74]*2+[.T73]*2+[.T72]*1)/12+RAND()*0.077" office:value-type="float" office:value="0.158421839070746">
            <text:p>0,1584218391</text:p>
          </table:table-cell>
          <table:table-cell table:formula="of:=TRUNC([.P77]+[.O78]*100)" office:value-type="float" office:value="14309">
            <text:p>14309</text:p>
          </table:table-cell>
          <table:table-cell table:formula="of:=((([.O78]*[.O78]*10000)/256*[.$B$5]+[.$B$6]*256)*[.O78]*100+[.P78]*[.$B$7])/256/256+0" office:value-type="float" office:value="5.43097662014213">
            <text:p>5,43</text:p>
          </table:table-cell>
          <table:table-cell table:formula="of:=IF([.Q78]&gt;10;10;IF([.Q78]&lt;-10;-10;IF([.Q78]&gt;=[.R77];TRUNC([.Q78]+1/4);TRUNC([.Q78]+3/4))))" office:value-type="float" office:value="5">
            <text:p>5</text:p>
          </table:table-cell>
          <table:table-cell table:formula="of:=IF([.R78]&gt;[.R77];[.R78]-[.$S$3];[.R78]+[.$S$3])-[.$V$4]" office:value-type="float" office:value="0.4">
            <text:p>0,4</text:p>
          </table:table-cell>
          <table:table-cell table:formula="of:=IF([.S78]&gt;0;IF([.S78]&gt;3;3*0.25;[.S78]*0.25);IF([.S78]&lt;-3;-3*0.16;[.S7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8]-([.T78]*1+[.T77]*3+[.T76]*3+[.T75]*2+[.T74]*2+[.T73]*1)/12+RAND()*0.077" office:value-type="float" office:value="0.156935756946377">
            <text:p>0,1569357569</text:p>
          </table:table-cell>
          <table:table-cell table:formula="of:=TRUNC([.P78]+[.O79]*100)" office:value-type="float" office:value="14324">
            <text:p>14324</text:p>
          </table:table-cell>
          <table:table-cell table:formula="of:=((([.O79]*[.O79]*10000)/256*[.$B$5]+[.$B$6]*256)*[.O79]*100+[.P79]*[.$B$7])/256/256+0" office:value-type="float" office:value="5.43458293116971">
            <text:p>5,43</text:p>
          </table:table-cell>
          <table:table-cell table:formula="of:=IF([.Q79]&gt;10;10;IF([.Q79]&lt;-10;-10;IF([.Q79]&gt;=[.R78];TRUNC([.Q79]+1/4);TRUNC([.Q79]+3/4))))" office:value-type="float" office:value="5">
            <text:p>5</text:p>
          </table:table-cell>
          <table:table-cell table:formula="of:=IF([.R79]&gt;[.R78];[.R79]-[.$S$3];[.R79]+[.$S$3])-[.$V$4]" office:value-type="float" office:value="0.4">
            <text:p>0,4</text:p>
          </table:table-cell>
          <table:table-cell table:formula="of:=IF([.S79]&gt;0;IF([.S79]&gt;3;3*0.25;[.S79]*0.25);IF([.S79]&lt;-3;-3*0.16;[.S7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79]-([.T79]*1+[.T78]*3+[.T77]*3+[.T76]*2+[.T75]*2+[.T74]*1)/12+RAND()*0.077" office:value-type="float" office:value="0.133365465459498">
            <text:p>0,1333654655</text:p>
          </table:table-cell>
          <table:table-cell table:formula="of:=TRUNC([.P79]+[.O80]*100)" office:value-type="float" office:value="14337">
            <text:p>14337</text:p>
          </table:table-cell>
          <table:table-cell table:formula="of:=((([.O80]*[.O80]*10000)/256*[.$B$5]+[.$B$6]*256)*[.O80]*100+[.P80]*[.$B$7])/256/256+0" office:value-type="float" office:value="5.40976438535663">
            <text:p>5,41</text:p>
          </table:table-cell>
          <table:table-cell table:formula="of:=IF([.Q80]&gt;10;10;IF([.Q80]&lt;-10;-10;IF([.Q80]&gt;=[.R79];TRUNC([.Q80]+1/4);TRUNC([.Q80]+3/4))))" office:value-type="float" office:value="5">
            <text:p>5</text:p>
          </table:table-cell>
          <table:table-cell table:formula="of:=IF([.R80]&gt;[.R79];[.R80]-[.$S$3];[.R80]+[.$S$3])-[.$V$4]" office:value-type="float" office:value="0.4">
            <text:p>0,4</text:p>
          </table:table-cell>
          <table:table-cell table:formula="of:=IF([.S80]&gt;0;IF([.S80]&gt;3;3*0.25;[.S80]*0.25);IF([.S80]&lt;-3;-3*0.16;[.S8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0]-([.T80]*1+[.T79]*3+[.T78]*3+[.T77]*2+[.T76]*2+[.T75]*1)/12+RAND()*0.077" office:value-type="float" office:value="0.162468393725582">
            <text:p>0,1624683937</text:p>
          </table:table-cell>
          <table:table-cell table:formula="of:=TRUNC([.P80]+[.O81]*100)" office:value-type="float" office:value="14353">
            <text:p>14353</text:p>
          </table:table-cell>
          <table:table-cell table:formula="of:=((([.O81]*[.O81]*10000)/256*[.$B$5]+[.$B$6]*256)*[.O81]*100+[.P81]*[.$B$7])/256/256+0" office:value-type="float" office:value="5.45224177038747">
            <text:p>5,45</text:p>
          </table:table-cell>
          <table:table-cell table:formula="of:=IF([.Q81]&gt;10;10;IF([.Q81]&lt;-10;-10;IF([.Q81]&gt;=[.R80];TRUNC([.Q81]+1/4);TRUNC([.Q81]+3/4))))" office:value-type="float" office:value="5">
            <text:p>5</text:p>
          </table:table-cell>
          <table:table-cell table:formula="of:=IF([.R81]&gt;[.R80];[.R81]-[.$S$3];[.R81]+[.$S$3])-[.$V$4]" office:value-type="float" office:value="0.4">
            <text:p>0,4</text:p>
          </table:table-cell>
          <table:table-cell table:formula="of:=IF([.S81]&gt;0;IF([.S81]&gt;3;3*0.25;[.S81]*0.25);IF([.S81]&lt;-3;-3*0.16;[.S8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1]-([.T81]*1+[.T80]*3+[.T79]*3+[.T78]*2+[.T77]*2+[.T76]*1)/12+RAND()*0.077" office:value-type="float" office:value="0.130835602223802">
            <text:p>0,1308356022</text:p>
          </table:table-cell>
          <table:table-cell table:formula="of:=TRUNC([.P81]+[.O82]*100)" office:value-type="float" office:value="14366">
            <text:p>14366</text:p>
          </table:table-cell>
          <table:table-cell table:formula="of:=((([.O82]*[.O82]*10000)/256*[.$B$5]+[.$B$6]*256)*[.O82]*100+[.P82]*[.$B$7])/256/256+0" office:value-type="float" office:value="5.41724614158753">
            <text:p>5,42</text:p>
          </table:table-cell>
          <table:table-cell table:formula="of:=IF([.Q82]&gt;10;10;IF([.Q82]&lt;-10;-10;IF([.Q82]&gt;=[.R81];TRUNC([.Q82]+1/4);TRUNC([.Q82]+3/4))))" office:value-type="float" office:value="5">
            <text:p>5</text:p>
          </table:table-cell>
          <table:table-cell table:formula="of:=IF([.R82]&gt;[.R81];[.R82]-[.$S$3];[.R82]+[.$S$3])-[.$V$4]" office:value-type="float" office:value="0.4">
            <text:p>0,4</text:p>
          </table:table-cell>
          <table:table-cell table:formula="of:=IF([.S82]&gt;0;IF([.S82]&gt;3;3*0.25;[.S82]*0.25);IF([.S82]&lt;-3;-3*0.16;[.S8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2]-([.T82]*1+[.T81]*3+[.T80]*3+[.T79]*2+[.T78]*2+[.T77]*1)/12+RAND()*0.077" office:value-type="float" office:value="0.144139103998514">
            <text:p>0,144139104</text:p>
          </table:table-cell>
          <table:table-cell table:formula="of:=TRUNC([.P82]+[.O83]*100)" office:value-type="float" office:value="14380">
            <text:p>14380</text:p>
          </table:table-cell>
          <table:table-cell table:formula="of:=((([.O83]*[.O83]*10000)/256*[.$B$5]+[.$B$6]*256)*[.O83]*100+[.P83]*[.$B$7])/256/256+0" office:value-type="float" office:value="5.43895317925505">
            <text:p>5,44</text:p>
          </table:table-cell>
          <table:table-cell table:formula="of:=IF([.Q83]&gt;10;10;IF([.Q83]&lt;-10;-10;IF([.Q83]&gt;=[.R82];TRUNC([.Q83]+1/4);TRUNC([.Q83]+3/4))))" office:value-type="float" office:value="5">
            <text:p>5</text:p>
          </table:table-cell>
          <table:table-cell table:formula="of:=IF([.R83]&gt;[.R82];[.R83]-[.$S$3];[.R83]+[.$S$3])-[.$V$4]" office:value-type="float" office:value="0.4">
            <text:p>0,4</text:p>
          </table:table-cell>
          <table:table-cell table:formula="of:=IF([.S83]&gt;0;IF([.S83]&gt;3;3*0.25;[.S83]*0.25);IF([.S83]&lt;-3;-3*0.16;[.S8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3]-([.T83]*1+[.T82]*3+[.T81]*3+[.T80]*2+[.T79]*2+[.T78]*1)/12+RAND()*0.077" office:value-type="float" office:value="0.182214547761955">
            <text:p>0,1822145478</text:p>
          </table:table-cell>
          <table:table-cell table:formula="of:=TRUNC([.P83]+[.O84]*100)" office:value-type="float" office:value="14398">
            <text:p>14398</text:p>
          </table:table-cell>
          <table:table-cell table:formula="of:=((([.O84]*[.O84]*10000)/256*[.$B$5]+[.$B$6]*256)*[.O84]*100+[.P84]*[.$B$7])/256/256+0" office:value-type="float" office:value="5.49417101565964">
            <text:p>5,49</text:p>
          </table:table-cell>
          <table:table-cell table:formula="of:=IF([.Q84]&gt;10;10;IF([.Q84]&lt;-10;-10;IF([.Q84]&gt;=[.R83];TRUNC([.Q84]+1/4);TRUNC([.Q84]+3/4))))" office:value-type="float" office:value="5">
            <text:p>5</text:p>
          </table:table-cell>
          <table:table-cell table:formula="of:=IF([.R84]&gt;[.R83];[.R84]-[.$S$3];[.R84]+[.$S$3])-[.$V$4]" office:value-type="float" office:value="0.4">
            <text:p>0,4</text:p>
          </table:table-cell>
          <table:table-cell table:formula="of:=IF([.S84]&gt;0;IF([.S84]&gt;3;3*0.25;[.S84]*0.25);IF([.S84]&lt;-3;-3*0.16;[.S8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4]-([.T84]*1+[.T83]*3+[.T82]*3+[.T81]*2+[.T80]*2+[.T79]*1)/12+RAND()*0.077" office:value-type="float" office:value="0.165997905816346">
            <text:p>0,1659979058</text:p>
          </table:table-cell>
          <table:table-cell table:formula="of:=TRUNC([.P84]+[.O85]*100)" office:value-type="float" office:value="14414">
            <text:p>14414</text:p>
          </table:table-cell>
          <table:table-cell table:formula="of:=((([.O85]*[.O85]*10000)/256*[.$B$5]+[.$B$6]*256)*[.O85]*100+[.P85]*[.$B$7])/256/256+0" office:value-type="float" office:value="5.47909130633108">
            <text:p>5,48</text:p>
          </table:table-cell>
          <table:table-cell table:formula="of:=IF([.Q85]&gt;10;10;IF([.Q85]&lt;-10;-10;IF([.Q85]&gt;=[.R84];TRUNC([.Q85]+1/4);TRUNC([.Q85]+3/4))))" office:value-type="float" office:value="5">
            <text:p>5</text:p>
          </table:table-cell>
          <table:table-cell table:formula="of:=IF([.R85]&gt;[.R84];[.R85]-[.$S$3];[.R85]+[.$S$3])-[.$V$4]" office:value-type="float" office:value="0.4">
            <text:p>0,4</text:p>
          </table:table-cell>
          <table:table-cell table:formula="of:=IF([.S85]&gt;0;IF([.S85]&gt;3;3*0.25;[.S85]*0.25);IF([.S85]&lt;-3;-3*0.16;[.S8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5]-([.T85]*1+[.T84]*3+[.T83]*3+[.T82]*2+[.T81]*2+[.T80]*1)/12+RAND()*0.077" office:value-type="float" office:value="0.198210832187059">
            <text:p>0,1982108322</text:p>
          </table:table-cell>
          <table:table-cell table:formula="of:=TRUNC([.P85]+[.O86]*100)" office:value-type="float" office:value="14433">
            <text:p>14433</text:p>
          </table:table-cell>
          <table:table-cell table:formula="of:=((([.O86]*[.O86]*10000)/256*[.$B$5]+[.$B$6]*256)*[.O86]*100+[.P86]*[.$B$7])/256/256+0" office:value-type="float" office:value="5.52801217169994">
            <text:p>5,53</text:p>
          </table:table-cell>
          <table:table-cell table:formula="of:=IF([.Q86]&gt;10;10;IF([.Q86]&lt;-10;-10;IF([.Q86]&gt;=[.R85];TRUNC([.Q86]+1/4);TRUNC([.Q86]+3/4))))" office:value-type="float" office:value="5">
            <text:p>5</text:p>
          </table:table-cell>
          <table:table-cell table:formula="of:=IF([.R86]&gt;[.R85];[.R86]-[.$S$3];[.R86]+[.$S$3])-[.$V$4]" office:value-type="float" office:value="0.4">
            <text:p>0,4</text:p>
          </table:table-cell>
          <table:table-cell table:formula="of:=IF([.S86]&gt;0;IF([.S86]&gt;3;3*0.25;[.S86]*0.25);IF([.S86]&lt;-3;-3*0.16;[.S8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6]-([.T86]*1+[.T85]*3+[.T84]*3+[.T83]*2+[.T82]*2+[.T81]*1)/12+RAND()*0.077" office:value-type="float" office:value="0.202155412885134">
            <text:p>0,2021554129</text:p>
          </table:table-cell>
          <table:table-cell table:formula="of:=TRUNC([.P86]+[.O87]*100)" office:value-type="float" office:value="14453">
            <text:p>14453</text:p>
          </table:table-cell>
          <table:table-cell table:formula="of:=((([.O87]*[.O87]*10000)/256*[.$B$5]+[.$B$6]*256)*[.O87]*100+[.P87]*[.$B$7])/256/256+0" office:value-type="float" office:value="5.54058080772106">
            <text:p>5,54</text:p>
          </table:table-cell>
          <table:table-cell table:formula="of:=IF([.Q87]&gt;10;10;IF([.Q87]&lt;-10;-10;IF([.Q87]&gt;=[.R86];TRUNC([.Q87]+1/4);TRUNC([.Q87]+3/4))))" office:value-type="float" office:value="5">
            <text:p>5</text:p>
          </table:table-cell>
          <table:table-cell table:formula="of:=IF([.R87]&gt;[.R86];[.R87]-[.$S$3];[.R87]+[.$S$3])-[.$V$4]" office:value-type="float" office:value="0.4">
            <text:p>0,4</text:p>
          </table:table-cell>
          <table:table-cell table:formula="of:=IF([.S87]&gt;0;IF([.S87]&gt;3;3*0.25;[.S87]*0.25);IF([.S87]&lt;-3;-3*0.16;[.S8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7]-([.T87]*1+[.T86]*3+[.T85]*3+[.T84]*2+[.T83]*2+[.T82]*1)/12+RAND()*0.077" office:value-type="float" office:value="0.239704253206424">
            <text:p>0,2397042532</text:p>
          </table:table-cell>
          <table:table-cell table:formula="of:=TRUNC([.P87]+[.O88]*100)" office:value-type="float" office:value="14476">
            <text:p>14476</text:p>
          </table:table-cell>
          <table:table-cell table:formula="of:=((([.O88]*[.O88]*10000)/256*[.$B$5]+[.$B$6]*256)*[.O88]*100+[.P88]*[.$B$7])/256/256+0" office:value-type="float" office:value="5.60023346277031">
            <text:p>5,60</text:p>
          </table:table-cell>
          <table:table-cell table:formula="of:=IF([.Q88]&gt;10;10;IF([.Q88]&lt;-10;-10;IF([.Q88]&gt;=[.R87];TRUNC([.Q88]+1/4);TRUNC([.Q88]+3/4))))" office:value-type="float" office:value="5">
            <text:p>5</text:p>
          </table:table-cell>
          <table:table-cell table:formula="of:=IF([.R88]&gt;[.R87];[.R88]-[.$S$3];[.R88]+[.$S$3])-[.$V$4]" office:value-type="float" office:value="0.4">
            <text:p>0,4</text:p>
          </table:table-cell>
          <table:table-cell table:formula="of:=IF([.S88]&gt;0;IF([.S88]&gt;3;3*0.25;[.S88]*0.25);IF([.S88]&lt;-3;-3*0.16;[.S8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8]-([.T88]*1+[.T87]*3+[.T86]*3+[.T85]*2+[.T84]*2+[.T83]*1)/12+RAND()*0.077" office:value-type="float" office:value="0.237174823679114">
            <text:p>0,2371748237</text:p>
          </table:table-cell>
          <table:table-cell table:formula="of:=TRUNC([.P88]+[.O89]*100)" office:value-type="float" office:value="14499">
            <text:p>14499</text:p>
          </table:table-cell>
          <table:table-cell table:formula="of:=((([.O89]*[.O89]*10000)/256*[.$B$5]+[.$B$6]*256)*[.O89]*100+[.P89]*[.$B$7])/256/256+0" office:value-type="float" office:value="5.60512641166929">
            <text:p>5,61</text:p>
          </table:table-cell>
          <table:table-cell table:formula="of:=IF([.Q89]&gt;10;10;IF([.Q89]&lt;-10;-10;IF([.Q89]&gt;=[.R88];TRUNC([.Q89]+1/4);TRUNC([.Q89]+3/4))))" office:value-type="float" office:value="5">
            <text:p>5</text:p>
          </table:table-cell>
          <table:table-cell table:formula="of:=IF([.R89]&gt;[.R88];[.R89]-[.$S$3];[.R89]+[.$S$3])-[.$V$4]" office:value-type="float" office:value="0.4">
            <text:p>0,4</text:p>
          </table:table-cell>
          <table:table-cell table:formula="of:=IF([.S89]&gt;0;IF([.S89]&gt;3;3*0.25;[.S89]*0.25);IF([.S89]&lt;-3;-3*0.16;[.S8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89]-([.T89]*1+[.T88]*3+[.T87]*3+[.T86]*2+[.T85]*2+[.T84]*1)/12+RAND()*0.077" office:value-type="float" office:value="0.251372781403602">
            <text:p>0,2513727814</text:p>
          </table:table-cell>
          <table:table-cell table:formula="of:=TRUNC([.P89]+[.O90]*100)" office:value-type="float" office:value="14524">
            <text:p>14524</text:p>
          </table:table-cell>
          <table:table-cell table:formula="of:=((([.O90]*[.O90]*10000)/256*[.$B$5]+[.$B$6]*256)*[.O90]*100+[.P90]*[.$B$7])/256/256+0" office:value-type="float" office:value="5.63425361249147">
            <text:p>5,63</text:p>
          </table:table-cell>
          <table:table-cell table:formula="of:=IF([.Q90]&gt;10;10;IF([.Q90]&lt;-10;-10;IF([.Q90]&gt;=[.R89];TRUNC([.Q90]+1/4);TRUNC([.Q90]+3/4))))" office:value-type="float" office:value="5">
            <text:p>5</text:p>
          </table:table-cell>
          <table:table-cell table:formula="of:=IF([.R90]&gt;[.R89];[.R90]-[.$S$3];[.R90]+[.$S$3])-[.$V$4]" office:value-type="float" office:value="0.4">
            <text:p>0,4</text:p>
          </table:table-cell>
          <table:table-cell table:formula="of:=IF([.S90]&gt;0;IF([.S90]&gt;3;3*0.25;[.S90]*0.25);IF([.S90]&lt;-3;-3*0.16;[.S9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0]-([.T90]*1+[.T89]*3+[.T88]*3+[.T87]*2+[.T86]*2+[.T85]*1)/12+RAND()*0.077" office:value-type="float" office:value="0.218682370803248">
            <text:p>0,2186823708</text:p>
          </table:table-cell>
          <table:table-cell table:formula="of:=TRUNC([.P90]+[.O91]*100)" office:value-type="float" office:value="14545">
            <text:p>14545</text:p>
          </table:table-cell>
          <table:table-cell table:formula="of:=((([.O91]*[.O91]*10000)/256*[.$B$5]+[.$B$6]*256)*[.O91]*100+[.P91]*[.$B$7])/256/256+0" office:value-type="float" office:value="5.59651985643538">
            <text:p>5,60</text:p>
          </table:table-cell>
          <table:table-cell table:formula="of:=IF([.Q91]&gt;10;10;IF([.Q91]&lt;-10;-10;IF([.Q91]&gt;=[.R90];TRUNC([.Q91]+1/4);TRUNC([.Q91]+3/4))))" office:value-type="float" office:value="5">
            <text:p>5</text:p>
          </table:table-cell>
          <table:table-cell table:formula="of:=IF([.R91]&gt;[.R90];[.R91]-[.$S$3];[.R91]+[.$S$3])-[.$V$4]" office:value-type="float" office:value="0.4">
            <text:p>0,4</text:p>
          </table:table-cell>
          <table:table-cell table:formula="of:=IF([.S91]&gt;0;IF([.S91]&gt;3;3*0.25;[.S91]*0.25);IF([.S91]&lt;-3;-3*0.16;[.S9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1]-([.T91]*1+[.T90]*3+[.T89]*3+[.T88]*2+[.T87]*2+[.T86]*1)/12+RAND()*0.077" office:value-type="float" office:value="0.247620019883468">
            <text:p>0,2476200199</text:p>
          </table:table-cell>
          <table:table-cell table:formula="of:=TRUNC([.P91]+[.O92]*100)" office:value-type="float" office:value="14569">
            <text:p>14569</text:p>
          </table:table-cell>
          <table:table-cell table:formula="of:=((([.O92]*[.O92]*10000)/256*[.$B$5]+[.$B$6]*256)*[.O92]*100+[.P92]*[.$B$7])/256/256+0" office:value-type="float" office:value="5.64541634520304">
            <text:p>5,65</text:p>
          </table:table-cell>
          <table:table-cell table:formula="of:=IF([.Q92]&gt;10;10;IF([.Q92]&lt;-10;-10;IF([.Q92]&gt;=[.R91];TRUNC([.Q92]+1/4);TRUNC([.Q92]+3/4))))" office:value-type="float" office:value="5">
            <text:p>5</text:p>
          </table:table-cell>
          <table:table-cell table:formula="of:=IF([.R92]&gt;[.R91];[.R92]-[.$S$3];[.R92]+[.$S$3])-[.$V$4]" office:value-type="float" office:value="0.4">
            <text:p>0,4</text:p>
          </table:table-cell>
          <table:table-cell table:formula="of:=IF([.S92]&gt;0;IF([.S92]&gt;3;3*0.25;[.S92]*0.25);IF([.S92]&lt;-3;-3*0.16;[.S9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2]-([.T92]*1+[.T91]*3+[.T90]*3+[.T89]*2+[.T88]*2+[.T87]*1)/12+RAND()*0.077" office:value-type="float" office:value="0.219203992577044">
            <text:p>0,2192039926</text:p>
          </table:table-cell>
          <table:table-cell table:formula="of:=TRUNC([.P92]+[.O93]*100)" office:value-type="float" office:value="14590">
            <text:p>14590</text:p>
          </table:table-cell>
          <table:table-cell table:formula="of:=((([.O93]*[.O93]*10000)/256*[.$B$5]+[.$B$6]*256)*[.O93]*100+[.P93]*[.$B$7])/256/256+0" office:value-type="float" office:value="5.61370898963967">
            <text:p>5,61</text:p>
          </table:table-cell>
          <table:table-cell table:formula="of:=IF([.Q93]&gt;10;10;IF([.Q93]&lt;-10;-10;IF([.Q93]&gt;=[.R92];TRUNC([.Q93]+1/4);TRUNC([.Q93]+3/4))))" office:value-type="float" office:value="5">
            <text:p>5</text:p>
          </table:table-cell>
          <table:table-cell table:formula="of:=IF([.R93]&gt;[.R92];[.R93]-[.$S$3];[.R93]+[.$S$3])-[.$V$4]" office:value-type="float" office:value="0.4">
            <text:p>0,4</text:p>
          </table:table-cell>
          <table:table-cell table:formula="of:=IF([.S93]&gt;0;IF([.S93]&gt;3;3*0.25;[.S93]*0.25);IF([.S93]&lt;-3;-3*0.16;[.S9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3]-([.T93]*1+[.T92]*3+[.T91]*3+[.T90]*2+[.T89]*2+[.T88]*1)/12+RAND()*0.077" office:value-type="float" office:value="0.25481775108159">
            <text:p>0,2548177511</text:p>
          </table:table-cell>
          <table:table-cell table:formula="of:=TRUNC([.P93]+[.O94]*100)" office:value-type="float" office:value="14615">
            <text:p>14615</text:p>
          </table:table-cell>
          <table:table-cell table:formula="of:=((([.O94]*[.O94]*10000)/256*[.$B$5]+[.$B$6]*256)*[.O94]*100+[.P94]*[.$B$7])/256/256+0" office:value-type="float" office:value="5.67248401050353">
            <text:p>5,67</text:p>
          </table:table-cell>
          <table:table-cell table:formula="of:=IF([.Q94]&gt;10;10;IF([.Q94]&lt;-10;-10;IF([.Q94]&gt;=[.R93];TRUNC([.Q94]+1/4);TRUNC([.Q94]+3/4))))" office:value-type="float" office:value="5">
            <text:p>5</text:p>
          </table:table-cell>
          <table:table-cell table:formula="of:=IF([.R94]&gt;[.R93];[.R94]-[.$S$3];[.R94]+[.$S$3])-[.$V$4]" office:value-type="float" office:value="0.4">
            <text:p>0,4</text:p>
          </table:table-cell>
          <table:table-cell table:formula="of:=IF([.S94]&gt;0;IF([.S94]&gt;3;3*0.25;[.S94]*0.25);IF([.S94]&lt;-3;-3*0.16;[.S9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4]-([.T94]*1+[.T93]*3+[.T92]*3+[.T91]*2+[.T90]*2+[.T89]*1)/12+RAND()*0.077" office:value-type="float" office:value="0.296991281325548">
            <text:p>0,2969912813</text:p>
          </table:table-cell>
          <table:table-cell table:formula="of:=TRUNC([.P94]+[.O95]*100)" office:value-type="float" office:value="14644">
            <text:p>14644</text:p>
          </table:table-cell>
          <table:table-cell table:formula="of:=((([.O95]*[.O95]*10000)/256*[.$B$5]+[.$B$6]*256)*[.O95]*100+[.P95]*[.$B$7])/256/256+0" office:value-type="float" office:value="5.74518019157939">
            <text:p>5,75</text:p>
          </table:table-cell>
          <table:table-cell table:formula="of:=IF([.Q95]&gt;10;10;IF([.Q95]&lt;-10;-10;IF([.Q95]&gt;=[.R94];TRUNC([.Q95]+1/4);TRUNC([.Q95]+3/4))))" office:value-type="float" office:value="5">
            <text:p>5</text:p>
          </table:table-cell>
          <table:table-cell table:formula="of:=IF([.R95]&gt;[.R94];[.R95]-[.$S$3];[.R95]+[.$S$3])-[.$V$4]" office:value-type="float" office:value="0.4">
            <text:p>0,4</text:p>
          </table:table-cell>
          <table:table-cell table:formula="of:=IF([.S95]&gt;0;IF([.S95]&gt;3;3*0.25;[.S95]*0.25);IF([.S95]&lt;-3;-3*0.16;[.S9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5]-([.T95]*1+[.T94]*3+[.T93]*3+[.T92]*2+[.T91]*2+[.T90]*1)/12+RAND()*0.077" office:value-type="float" office:value="0.293403022885097">
            <text:p>0,2934030229</text:p>
          </table:table-cell>
          <table:table-cell table:formula="of:=TRUNC([.P95]+[.O96]*100)" office:value-type="float" office:value="14673">
            <text:p>14673</text:p>
          </table:table-cell>
          <table:table-cell table:formula="of:=((([.O96]*[.O96]*10000)/256*[.$B$5]+[.$B$6]*256)*[.O96]*100+[.P96]*[.$B$7])/256/256+0" office:value-type="float" office:value="5.75036522687502">
            <text:p>5,75</text:p>
          </table:table-cell>
          <table:table-cell table:formula="of:=IF([.Q96]&gt;10;10;IF([.Q96]&lt;-10;-10;IF([.Q96]&gt;=[.R95];TRUNC([.Q96]+1/4);TRUNC([.Q96]+3/4))))" office:value-type="float" office:value="6">
            <text:p>6</text:p>
          </table:table-cell>
          <table:table-cell table:formula="of:=IF([.R96]&gt;[.R95];[.R96]-[.$S$3];[.R96]+[.$S$3])-[.$V$4]" office:value-type="float" office:value="0.86">
            <text:p>0,86</text:p>
          </table:table-cell>
          <table:table-cell table:formula="of:=IF([.S96]&gt;0;IF([.S96]&gt;3;3*0.25;[.S96]*0.25);IF([.S96]&lt;-3;-3*0.16;[.S96]*0.16))/3" office:value-type="float" office:value="0.0716666666666667">
            <text:p>0,071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6]-([.T96]*1+[.T95]*3+[.T94]*3+[.T93]*2+[.T92]*2+[.T91]*1)/12+RAND()*0.077" office:value-type="float" office:value="0.262132037522252">
            <text:p>0,2621320375</text:p>
          </table:table-cell>
          <table:table-cell table:formula="of:=TRUNC([.P96]+[.O97]*100)" office:value-type="float" office:value="14699">
            <text:p>14699</text:p>
          </table:table-cell>
          <table:table-cell table:formula="of:=((([.O97]*[.O97]*10000)/256*[.$B$5]+[.$B$6]*256)*[.O97]*100+[.P97]*[.$B$7])/256/256+0" office:value-type="float" office:value="5.71373963817108">
            <text:p>5,71</text:p>
          </table:table-cell>
          <table:table-cell table:formula="of:=IF([.Q97]&gt;10;10;IF([.Q97]&lt;-10;-10;IF([.Q97]&gt;=[.R96];TRUNC([.Q97]+1/4);TRUNC([.Q97]+3/4))))" office:value-type="float" office:value="6">
            <text:p>6</text:p>
          </table:table-cell>
          <table:table-cell table:formula="of:=IF([.R97]&gt;[.R96];[.R97]-[.$S$3];[.R97]+[.$S$3])-[.$V$4]" office:value-type="float" office:value="1.4">
            <text:p>1,4</text:p>
          </table:table-cell>
          <table:table-cell table:formula="of:=IF([.S97]&gt;0;IF([.S97]&gt;3;3*0.25;[.S97]*0.25);IF([.S97]&lt;-3;-3*0.16;[.S97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7]-([.T97]*1+[.T96]*3+[.T95]*3+[.T94]*2+[.T93]*2+[.T92]*1)/12+RAND()*0.077" office:value-type="float" office:value="0.217353434246843">
            <text:p>0,2173534342</text:p>
          </table:table-cell>
          <table:table-cell table:formula="of:=TRUNC([.P97]+[.O98]*100)" office:value-type="float" office:value="14720">
            <text:p>14720</text:p>
          </table:table-cell>
          <table:table-cell table:formula="of:=((([.O98]*[.O98]*10000)/256*[.$B$5]+[.$B$6]*256)*[.O98]*100+[.P98]*[.$B$7])/256/256+0" office:value-type="float" office:value="5.65880093009244">
            <text:p>5,66</text:p>
          </table:table-cell>
          <table:table-cell table:formula="of:=IF([.Q98]&gt;10;10;IF([.Q98]&lt;-10;-10;IF([.Q98]&gt;=[.R97];TRUNC([.Q98]+1/4);TRUNC([.Q98]+3/4))))" office:value-type="float" office:value="6">
            <text:p>6</text:p>
          </table:table-cell>
          <table:table-cell table:formula="of:=IF([.R98]&gt;[.R97];[.R98]-[.$S$3];[.R98]+[.$S$3])-[.$V$4]" office:value-type="float" office:value="1.4">
            <text:p>1,4</text:p>
          </table:table-cell>
          <table:table-cell table:formula="of:=IF([.S98]&gt;0;IF([.S98]&gt;3;3*0.25;[.S98]*0.25);IF([.S98]&lt;-3;-3*0.16;[.S98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8]-([.T98]*1+[.T97]*3+[.T96]*3+[.T95]*2+[.T94]*2+[.T93]*1)/12+RAND()*0.077" office:value-type="float" office:value="0.202237916732136">
            <text:p>0,2022379167</text:p>
          </table:table-cell>
          <table:table-cell table:formula="of:=TRUNC([.P98]+[.O99]*100)" office:value-type="float" office:value="14740">
            <text:p>14740</text:p>
          </table:table-cell>
          <table:table-cell table:formula="of:=((([.O99]*[.O99]*10000)/256*[.$B$5]+[.$B$6]*256)*[.O99]*100+[.P99]*[.$B$7])/256/256+0" office:value-type="float" office:value="5.6457933002245">
            <text:p>5,65</text:p>
          </table:table-cell>
          <table:table-cell table:formula="of:=IF([.Q99]&gt;10;10;IF([.Q99]&lt;-10;-10;IF([.Q99]&gt;=[.R98];TRUNC([.Q99]+1/4);TRUNC([.Q99]+3/4))))" office:value-type="float" office:value="6">
            <text:p>6</text:p>
          </table:table-cell>
          <table:table-cell table:formula="of:=IF([.R99]&gt;[.R98];[.R99]-[.$S$3];[.R99]+[.$S$3])-[.$V$4]" office:value-type="float" office:value="1.4">
            <text:p>1,4</text:p>
          </table:table-cell>
          <table:table-cell table:formula="of:=IF([.S99]&gt;0;IF([.S99]&gt;3;3*0.25;[.S99]*0.25);IF([.S99]&lt;-3;-3*0.16;[.S99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99]-([.T99]*1+[.T98]*3+[.T97]*3+[.T96]*2+[.T95]*2+[.T94]*1)/12+RAND()*0.077" office:value-type="float" office:value="0.182204790747344">
            <text:p>0,1822047907</text:p>
          </table:table-cell>
          <table:table-cell table:formula="of:=TRUNC([.P99]+[.O100]*100)" office:value-type="float" office:value="14758">
            <text:p>14758</text:p>
          </table:table-cell>
          <table:table-cell table:formula="of:=((([.O100]*[.O100]*10000)/256*[.$B$5]+[.$B$6]*256)*[.O100]*100+[.P100]*[.$B$7])/256/256+0" office:value-type="float" office:value="5.62599424482249">
            <text:p>5,63</text:p>
          </table:table-cell>
          <table:table-cell table:formula="of:=IF([.Q100]&gt;10;10;IF([.Q100]&lt;-10;-10;IF([.Q100]&gt;=[.R99];TRUNC([.Q100]+1/4);TRUNC([.Q100]+3/4))))" office:value-type="float" office:value="6">
            <text:p>6</text:p>
          </table:table-cell>
          <table:table-cell table:formula="of:=IF([.R100]&gt;[.R99];[.R100]-[.$S$3];[.R100]+[.$S$3])-[.$V$4]" office:value-type="float" office:value="1.4">
            <text:p>1,4</text:p>
          </table:table-cell>
          <table:table-cell table:formula="of:=IF([.S100]&gt;0;IF([.S100]&gt;3;3*0.25;[.S100]*0.25);IF([.S100]&lt;-3;-3*0.16;[.S10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0]-([.T100]*1+[.T99]*3+[.T98]*3+[.T97]*2+[.T96]*2+[.T95]*1)/12+RAND()*0.077" office:value-type="float" office:value="0.10953150655643">
            <text:p>0,1095315066</text:p>
          </table:table-cell>
          <table:table-cell table:formula="of:=TRUNC([.P100]+[.O101]*100)" office:value-type="float" office:value="14768">
            <text:p>14768</text:p>
          </table:table-cell>
          <table:table-cell table:formula="of:=((([.O101]*[.O101]*10000)/256*[.$B$5]+[.$B$6]*256)*[.O101]*100+[.P101]*[.$B$7])/256/256+0" office:value-type="float" office:value="5.53828349688337">
            <text:p>5,54</text:p>
          </table:table-cell>
          <table:table-cell table:formula="of:=IF([.Q101]&gt;10;10;IF([.Q101]&lt;-10;-10;IF([.Q101]&gt;=[.R100];TRUNC([.Q101]+1/4);TRUNC([.Q101]+3/4))))" office:value-type="float" office:value="6">
            <text:p>6</text:p>
          </table:table-cell>
          <table:table-cell table:formula="of:=IF([.R101]&gt;[.R100];[.R101]-[.$S$3];[.R101]+[.$S$3])-[.$V$4]" office:value-type="float" office:value="1.4">
            <text:p>1,4</text:p>
          </table:table-cell>
          <table:table-cell table:formula="of:=IF([.S101]&gt;0;IF([.S101]&gt;3;3*0.25;[.S101]*0.25);IF([.S101]&lt;-3;-3*0.16;[.S10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1]-([.T101]*1+[.T100]*3+[.T99]*3+[.T98]*2+[.T97]*2+[.T96]*1)/12+RAND()*0.077" office:value-type="float" office:value="0.0379533664483598">
            <text:p>0,0379533664</text:p>
          </table:table-cell>
          <table:table-cell table:formula="of:=TRUNC([.P101]+[.O102]*100)" office:value-type="float" office:value="14771">
            <text:p>14771</text:p>
          </table:table-cell>
          <table:table-cell table:formula="of:=((([.O102]*[.O102]*10000)/256*[.$B$5]+[.$B$6]*256)*[.O102]*100+[.P102]*[.$B$7])/256/256+0" office:value-type="float" office:value="5.45385004831289">
            <text:p>5,45</text:p>
          </table:table-cell>
          <table:table-cell table:formula="of:=IF([.Q102]&gt;10;10;IF([.Q102]&lt;-10;-10;IF([.Q102]&gt;=[.R101];TRUNC([.Q102]+1/4);TRUNC([.Q102]+3/4))))" office:value-type="float" office:value="6">
            <text:p>6</text:p>
          </table:table-cell>
          <table:table-cell table:formula="of:=IF([.R102]&gt;[.R101];[.R102]-[.$S$3];[.R102]+[.$S$3])-[.$V$4]" office:value-type="float" office:value="1.4">
            <text:p>1,4</text:p>
          </table:table-cell>
          <table:table-cell table:formula="of:=IF([.S102]&gt;0;IF([.S102]&gt;3;3*0.25;[.S102]*0.25);IF([.S102]&lt;-3;-3*0.16;[.S10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2]-([.T102]*1+[.T101]*3+[.T100]*3+[.T99]*2+[.T98]*2+[.T97]*1)/12+RAND()*0.077" office:value-type="float" office:value="-0.064795237102047">
            <text:p>-0,0647952371</text:p>
          </table:table-cell>
          <table:table-cell table:formula="of:=TRUNC([.P102]+[.O103]*100)" office:value-type="float" office:value="14764">
            <text:p>14764</text:p>
          </table:table-cell>
          <table:table-cell table:formula="of:=((([.O103]*[.O103]*10000)/256*[.$B$5]+[.$B$6]*256)*[.O103]*100+[.P103]*[.$B$7])/256/256+0" office:value-type="float" office:value="5.33044963901261">
            <text:p>5,33</text:p>
          </table:table-cell>
          <table:table-cell table:formula="of:=IF([.Q103]&gt;10;10;IF([.Q103]&lt;-10;-10;IF([.Q103]&gt;=[.R102];TRUNC([.Q103]+1/4);TRUNC([.Q103]+3/4))))" office:value-type="float" office:value="6">
            <text:p>6</text:p>
          </table:table-cell>
          <table:table-cell table:formula="of:=IF([.R103]&gt;[.R102];[.R103]-[.$S$3];[.R103]+[.$S$3])-[.$V$4]" office:value-type="float" office:value="1.4">
            <text:p>1,4</text:p>
          </table:table-cell>
          <table:table-cell table:formula="of:=IF([.S103]&gt;0;IF([.S103]&gt;3;3*0.25;[.S103]*0.25);IF([.S103]&lt;-3;-3*0.16;[.S10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3]-([.T103]*1+[.T102]*3+[.T101]*3+[.T100]*2+[.T99]*2+[.T98]*1)/12+RAND()*0.077" office:value-type="float" office:value="-0.12930154072878">
            <text:p>-0,1293015407</text:p>
          </table:table-cell>
          <table:table-cell table:formula="of:=TRUNC([.P103]+[.O104]*100)" office:value-type="float" office:value="14751">
            <text:p>14751</text:p>
          </table:table-cell>
          <table:table-cell table:formula="of:=((([.O104]*[.O104]*10000)/256*[.$B$5]+[.$B$6]*256)*[.O104]*100+[.P104]*[.$B$7])/256/256+0" office:value-type="float" office:value="5.2476175517615">
            <text:p>5,25</text:p>
          </table:table-cell>
          <table:table-cell table:formula="of:=IF([.Q104]&gt;10;10;IF([.Q104]&lt;-10;-10;IF([.Q104]&gt;=[.R103];TRUNC([.Q104]+1/4);TRUNC([.Q104]+3/4))))" office:value-type="float" office:value="5">
            <text:p>5</text:p>
          </table:table-cell>
          <table:table-cell table:formula="of:=IF([.R104]&gt;[.R103];[.R104]-[.$S$3];[.R104]+[.$S$3])-[.$V$4]" office:value-type="float" office:value="0.4">
            <text:p>0,4</text:p>
          </table:table-cell>
          <table:table-cell table:formula="of:=IF([.S104]&gt;0;IF([.S104]&gt;3;3*0.25;[.S104]*0.25);IF([.S104]&lt;-3;-3*0.16;[.S10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4]-([.T104]*1+[.T103]*3+[.T102]*3+[.T101]*2+[.T100]*2+[.T99]*1)/12+RAND()*0.077" office:value-type="float" office:value="-0.219817488419687">
            <text:p>-0,2198174884</text:p>
          </table:table-cell>
          <table:table-cell table:formula="of:=TRUNC([.P104]+[.O105]*100)" office:value-type="float" office:value="14729">
            <text:p>14729</text:p>
          </table:table-cell>
          <table:table-cell table:formula="of:=((([.O105]*[.O105]*10000)/256*[.$B$5]+[.$B$6]*256)*[.O105]*100+[.P105]*[.$B$7])/256/256+0" office:value-type="float" office:value="5.12239425510979">
            <text:p>5,12</text:p>
          </table:table-cell>
          <table:table-cell table:formula="of:=IF([.Q105]&gt;10;10;IF([.Q105]&lt;-10;-10;IF([.Q105]&gt;=[.R104];TRUNC([.Q105]+1/4);TRUNC([.Q105]+3/4))))" office:value-type="float" office:value="5">
            <text:p>5</text:p>
          </table:table-cell>
          <table:table-cell table:formula="of:=IF([.R105]&gt;[.R104];[.R105]-[.$S$3];[.R105]+[.$S$3])-[.$V$4]" office:value-type="float" office:value="0.4">
            <text:p>0,4</text:p>
          </table:table-cell>
          <table:table-cell table:formula="of:=IF([.S105]&gt;0;IF([.S105]&gt;3;3*0.25;[.S105]*0.25);IF([.S105]&lt;-3;-3*0.16;[.S10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5]-([.T105]*1+[.T104]*3+[.T103]*3+[.T102]*2+[.T101]*2+[.T100]*1)/12+RAND()*0.077" office:value-type="float" office:value="-0.267932708226835">
            <text:p>-0,2679327082</text:p>
          </table:table-cell>
          <table:table-cell table:formula="of:=TRUNC([.P105]+[.O106]*100)" office:value-type="float" office:value="14702">
            <text:p>14702</text:p>
          </table:table-cell>
          <table:table-cell table:formula="of:=((([.O106]*[.O106]*10000)/256*[.$B$5]+[.$B$6]*256)*[.O106]*100+[.P106]*[.$B$7])/256/256+0" office:value-type="float" office:value="5.04482753365343">
            <text:p>5,04</text:p>
          </table:table-cell>
          <table:table-cell table:formula="of:=IF([.Q106]&gt;10;10;IF([.Q106]&lt;-10;-10;IF([.Q106]&gt;=[.R105];TRUNC([.Q106]+1/4);TRUNC([.Q106]+3/4))))" office:value-type="float" office:value="5">
            <text:p>5</text:p>
          </table:table-cell>
          <table:table-cell table:formula="of:=IF([.R106]&gt;[.R105];[.R106]-[.$S$3];[.R106]+[.$S$3])-[.$V$4]" office:value-type="float" office:value="0.4">
            <text:p>0,4</text:p>
          </table:table-cell>
          <table:table-cell table:formula="of:=IF([.S106]&gt;0;IF([.S106]&gt;3;3*0.25;[.S106]*0.25);IF([.S106]&lt;-3;-3*0.16;[.S10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6]-([.T106]*1+[.T105]*3+[.T104]*3+[.T103]*2+[.T102]*2+[.T101]*1)/12+RAND()*0.077" office:value-type="float" office:value="-0.311983129667395">
            <text:p>-0,3119831297</text:p>
          </table:table-cell>
          <table:table-cell table:formula="of:=TRUNC([.P106]+[.O107]*100)" office:value-type="float" office:value="14670">
            <text:p>14670</text:p>
          </table:table-cell>
          <table:table-cell table:formula="of:=((([.O107]*[.O107]*10000)/256*[.$B$5]+[.$B$6]*256)*[.O107]*100+[.P107]*[.$B$7])/256/256+0" office:value-type="float" office:value="4.96688969428945">
            <text:p>4,97</text:p>
          </table:table-cell>
          <table:table-cell table:formula="of:=IF([.Q107]&gt;10;10;IF([.Q107]&lt;-10;-10;IF([.Q107]&gt;=[.R106];TRUNC([.Q107]+1/4);TRUNC([.Q107]+3/4))))" office:value-type="float" office:value="5">
            <text:p>5</text:p>
          </table:table-cell>
          <table:table-cell table:formula="of:=IF([.R107]&gt;[.R106];[.R107]-[.$S$3];[.R107]+[.$S$3])-[.$V$4]" office:value-type="float" office:value="0.4">
            <text:p>0,4</text:p>
          </table:table-cell>
          <table:table-cell table:formula="of:=IF([.S107]&gt;0;IF([.S107]&gt;3;3*0.25;[.S107]*0.25);IF([.S107]&lt;-3;-3*0.16;[.S10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7]-([.T107]*1+[.T106]*3+[.T105]*3+[.T104]*2+[.T103]*2+[.T102]*1)/12+RAND()*0.077" office:value-type="float" office:value="-0.356026534091648">
            <text:p>-0,3560265341</text:p>
          </table:table-cell>
          <table:table-cell table:formula="of:=TRUNC([.P107]+[.O108]*100)" office:value-type="float" office:value="14634">
            <text:p>14634</text:p>
          </table:table-cell>
          <table:table-cell table:formula="of:=((([.O108]*[.O108]*10000)/256*[.$B$5]+[.$B$6]*256)*[.O108]*100+[.P108]*[.$B$7])/256/256+0" office:value-type="float" office:value="4.88273568174611">
            <text:p>4,88</text:p>
          </table:table-cell>
          <table:table-cell table:formula="of:=IF([.Q108]&gt;10;10;IF([.Q108]&lt;-10;-10;IF([.Q108]&gt;=[.R107];TRUNC([.Q108]+1/4);TRUNC([.Q108]+3/4))))" office:value-type="float" office:value="5">
            <text:p>5</text:p>
          </table:table-cell>
          <table:table-cell table:formula="of:=IF([.R108]&gt;[.R107];[.R108]-[.$S$3];[.R108]+[.$S$3])-[.$V$4]" office:value-type="float" office:value="0.4">
            <text:p>0,4</text:p>
          </table:table-cell>
          <table:table-cell table:formula="of:=IF([.S108]&gt;0;IF([.S108]&gt;3;3*0.25;[.S108]*0.25);IF([.S108]&lt;-3;-3*0.16;[.S10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8]-([.T108]*1+[.T107]*3+[.T106]*3+[.T105]*2+[.T104]*2+[.T103]*1)/12+RAND()*0.077" office:value-type="float" office:value="-0.326714588914757">
            <text:p>-0,3267145889</text:p>
          </table:table-cell>
          <table:table-cell table:formula="of:=TRUNC([.P108]+[.O109]*100)" office:value-type="float" office:value="14601">
            <text:p>14601</text:p>
          </table:table-cell>
          <table:table-cell table:formula="of:=((([.O109]*[.O109]*10000)/256*[.$B$5]+[.$B$6]*256)*[.O109]*100+[.P109]*[.$B$7])/256/256+0" office:value-type="float" office:value="4.91844648494513">
            <text:p>4,92</text:p>
          </table:table-cell>
          <table:table-cell table:formula="of:=IF([.Q109]&gt;10;10;IF([.Q109]&lt;-10;-10;IF([.Q109]&gt;=[.R108];TRUNC([.Q109]+1/4);TRUNC([.Q109]+3/4))))" office:value-type="float" office:value="5">
            <text:p>5</text:p>
          </table:table-cell>
          <table:table-cell table:formula="of:=IF([.R109]&gt;[.R108];[.R109]-[.$S$3];[.R109]+[.$S$3])-[.$V$4]" office:value-type="float" office:value="0.4">
            <text:p>0,4</text:p>
          </table:table-cell>
          <table:table-cell table:formula="of:=IF([.S109]&gt;0;IF([.S109]&gt;3;3*0.25;[.S109]*0.25);IF([.S109]&lt;-3;-3*0.16;[.S10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09]-([.T109]*1+[.T108]*3+[.T107]*3+[.T106]*2+[.T105]*2+[.T104]*1)/12+RAND()*0.077" office:value-type="float" office:value="-0.304195536888275">
            <text:p>-0,3041955369</text:p>
          </table:table-cell>
          <table:table-cell table:formula="of:=TRUNC([.P109]+[.O110]*100)" office:value-type="float" office:value="14570">
            <text:p>14570</text:p>
          </table:table-cell>
          <table:table-cell table:formula="of:=((([.O110]*[.O110]*10000)/256*[.$B$5]+[.$B$6]*256)*[.O110]*100+[.P110]*[.$B$7])/256/256+0" office:value-type="float" office:value="4.94230274822686">
            <text:p>4,94</text:p>
          </table:table-cell>
          <table:table-cell table:formula="of:=IF([.Q110]&gt;10;10;IF([.Q110]&lt;-10;-10;IF([.Q110]&gt;=[.R109];TRUNC([.Q110]+1/4);TRUNC([.Q110]+3/4))))" office:value-type="float" office:value="5">
            <text:p>5</text:p>
          </table:table-cell>
          <table:table-cell table:formula="of:=IF([.R110]&gt;[.R109];[.R110]-[.$S$3];[.R110]+[.$S$3])-[.$V$4]" office:value-type="float" office:value="0.4">
            <text:p>0,4</text:p>
          </table:table-cell>
          <table:table-cell table:formula="of:=IF([.S110]&gt;0;IF([.S110]&gt;3;3*0.25;[.S110]*0.25);IF([.S110]&lt;-3;-3*0.16;[.S11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0]-([.T110]*1+[.T109]*3+[.T108]*3+[.T107]*2+[.T106]*2+[.T105]*1)/12+RAND()*0.077" office:value-type="float" office:value="-0.31764256613274">
            <text:p>-0,3176425661</text:p>
          </table:table-cell>
          <table:table-cell table:formula="of:=TRUNC([.P110]+[.O111]*100)" office:value-type="float" office:value="14538">
            <text:p>14538</text:p>
          </table:table-cell>
          <table:table-cell table:formula="of:=((([.O111]*[.O111]*10000)/256*[.$B$5]+[.$B$6]*256)*[.O111]*100+[.P111]*[.$B$7])/256/256+0" office:value-type="float" office:value="4.90971114818899">
            <text:p>4,91</text:p>
          </table:table-cell>
          <table:table-cell table:formula="of:=IF([.Q111]&gt;10;10;IF([.Q111]&lt;-10;-10;IF([.Q111]&gt;=[.R110];TRUNC([.Q111]+1/4);TRUNC([.Q111]+3/4))))" office:value-type="float" office:value="5">
            <text:p>5</text:p>
          </table:table-cell>
          <table:table-cell table:formula="of:=IF([.R111]&gt;[.R110];[.R111]-[.$S$3];[.R111]+[.$S$3])-[.$V$4]" office:value-type="float" office:value="0.4">
            <text:p>0,4</text:p>
          </table:table-cell>
          <table:table-cell table:formula="of:=IF([.S111]&gt;0;IF([.S111]&gt;3;3*0.25;[.S111]*0.25);IF([.S111]&lt;-3;-3*0.16;[.S11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1]-([.T111]*1+[.T110]*3+[.T109]*3+[.T108]*2+[.T107]*2+[.T106]*1)/12+RAND()*0.077" office:value-type="float" office:value="-0.295949914911987">
            <text:p>-0,2959499149</text:p>
          </table:table-cell>
          <table:table-cell table:formula="of:=TRUNC([.P111]+[.O112]*100)" office:value-type="float" office:value="14508">
            <text:p>14508</text:p>
          </table:table-cell>
          <table:table-cell table:formula="of:=((([.O112]*[.O112]*10000)/256*[.$B$5]+[.$B$6]*256)*[.O112]*100+[.P112]*[.$B$7])/256/256+0" office:value-type="float" office:value="4.93218148331222">
            <text:p>4,93</text:p>
          </table:table-cell>
          <table:table-cell table:formula="of:=IF([.Q112]&gt;10;10;IF([.Q112]&lt;-10;-10;IF([.Q112]&gt;=[.R111];TRUNC([.Q112]+1/4);TRUNC([.Q112]+3/4))))" office:value-type="float" office:value="5">
            <text:p>5</text:p>
          </table:table-cell>
          <table:table-cell table:formula="of:=IF([.R112]&gt;[.R111];[.R112]-[.$S$3];[.R112]+[.$S$3])-[.$V$4]" office:value-type="float" office:value="0.4">
            <text:p>0,4</text:p>
          </table:table-cell>
          <table:table-cell table:formula="of:=IF([.S112]&gt;0;IF([.S112]&gt;3;3*0.25;[.S112]*0.25);IF([.S112]&lt;-3;-3*0.16;[.S11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2]-([.T112]*1+[.T111]*3+[.T110]*3+[.T109]*2+[.T108]*2+[.T107]*1)/12+RAND()*0.077" office:value-type="float" office:value="-0.271730321053951">
            <text:p>-0,2717303211</text:p>
          </table:table-cell>
          <table:table-cell table:formula="of:=TRUNC([.P112]+[.O113]*100)" office:value-type="float" office:value="14480">
            <text:p>14480</text:p>
          </table:table-cell>
          <table:table-cell table:formula="of:=((([.O113]*[.O113]*10000)/256*[.$B$5]+[.$B$6]*256)*[.O113]*100+[.P113]*[.$B$7])/256/256+0" office:value-type="float" office:value="4.9579906326446">
            <text:p>4,96</text:p>
          </table:table-cell>
          <table:table-cell table:formula="of:=IF([.Q113]&gt;10;10;IF([.Q113]&lt;-10;-10;IF([.Q113]&gt;=[.R112];TRUNC([.Q113]+1/4);TRUNC([.Q113]+3/4))))" office:value-type="float" office:value="5">
            <text:p>5</text:p>
          </table:table-cell>
          <table:table-cell table:formula="of:=IF([.R113]&gt;[.R112];[.R113]-[.$S$3];[.R113]+[.$S$3])-[.$V$4]" office:value-type="float" office:value="0.4">
            <text:p>0,4</text:p>
          </table:table-cell>
          <table:table-cell table:formula="of:=IF([.S113]&gt;0;IF([.S113]&gt;3;3*0.25;[.S113]*0.25);IF([.S113]&lt;-3;-3*0.16;[.S11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3]-([.T113]*1+[.T112]*3+[.T111]*3+[.T110]*2+[.T109]*2+[.T108]*1)/12+RAND()*0.077" office:value-type="float" office:value="-0.238540515154515">
            <text:p>-0,2385405152</text:p>
          </table:table-cell>
          <table:table-cell table:formula="of:=TRUNC([.P113]+[.O114]*100)" office:value-type="float" office:value="14456">
            <text:p>14456</text:p>
          </table:table-cell>
          <table:table-cell table:formula="of:=((([.O114]*[.O114]*10000)/256*[.$B$5]+[.$B$6]*256)*[.O114]*100+[.P114]*[.$B$7])/256/256+0" office:value-type="float" office:value="4.99660690694525">
            <text:p>5,00</text:p>
          </table:table-cell>
          <table:table-cell table:formula="of:=IF([.Q114]&gt;10;10;IF([.Q114]&lt;-10;-10;IF([.Q114]&gt;=[.R113];TRUNC([.Q114]+1/4);TRUNC([.Q114]+3/4))))" office:value-type="float" office:value="5">
            <text:p>5</text:p>
          </table:table-cell>
          <table:table-cell table:formula="of:=IF([.R114]&gt;[.R113];[.R114]-[.$S$3];[.R114]+[.$S$3])-[.$V$4]" office:value-type="float" office:value="0.4">
            <text:p>0,4</text:p>
          </table:table-cell>
          <table:table-cell table:formula="of:=IF([.S114]&gt;0;IF([.S114]&gt;3;3*0.25;[.S114]*0.25);IF([.S114]&lt;-3;-3*0.16;[.S11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4]-([.T114]*1+[.T113]*3+[.T112]*3+[.T111]*2+[.T110]*2+[.T109]*1)/12+RAND()*0.077" office:value-type="float" office:value="-0.222439086836988">
            <text:p>-0,2224390868</text:p>
          </table:table-cell>
          <table:table-cell table:formula="of:=TRUNC([.P114]+[.O115]*100)" office:value-type="float" office:value="14433">
            <text:p>14433</text:p>
          </table:table-cell>
          <table:table-cell table:formula="of:=((([.O115]*[.O115]*10000)/256*[.$B$5]+[.$B$6]*256)*[.O115]*100+[.P115]*[.$B$7])/256/256+0" office:value-type="float" office:value="5.01041933785159">
            <text:p>5,01</text:p>
          </table:table-cell>
          <table:table-cell table:formula="of:=IF([.Q115]&gt;10;10;IF([.Q115]&lt;-10;-10;IF([.Q115]&gt;=[.R114];TRUNC([.Q115]+1/4);TRUNC([.Q115]+3/4))))" office:value-type="float" office:value="5">
            <text:p>5</text:p>
          </table:table-cell>
          <table:table-cell table:formula="of:=IF([.R115]&gt;[.R114];[.R115]-[.$S$3];[.R115]+[.$S$3])-[.$V$4]" office:value-type="float" office:value="0.4">
            <text:p>0,4</text:p>
          </table:table-cell>
          <table:table-cell table:formula="of:=IF([.S115]&gt;0;IF([.S115]&gt;3;3*0.25;[.S115]*0.25);IF([.S115]&lt;-3;-3*0.16;[.S11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5]-([.T115]*1+[.T114]*3+[.T113]*3+[.T112]*2+[.T111]*2+[.T110]*1)/12+RAND()*0.077" office:value-type="float" office:value="-0.181102801591228">
            <text:p>-0,1811028016</text:p>
          </table:table-cell>
          <table:table-cell table:formula="of:=TRUNC([.P115]+[.O116]*100)" office:value-type="float" office:value="14414">
            <text:p>14414</text:p>
          </table:table-cell>
          <table:table-cell table:formula="of:=((([.O116]*[.O116]*10000)/256*[.$B$5]+[.$B$6]*256)*[.O116]*100+[.P116]*[.$B$7])/256/256+0" office:value-type="float" office:value="5.05854566871706">
            <text:p>5,06</text:p>
          </table:table-cell>
          <table:table-cell table:formula="of:=IF([.Q116]&gt;10;10;IF([.Q116]&lt;-10;-10;IF([.Q116]&gt;=[.R115];TRUNC([.Q116]+1/4);TRUNC([.Q116]+3/4))))" office:value-type="float" office:value="5">
            <text:p>5</text:p>
          </table:table-cell>
          <table:table-cell table:formula="of:=IF([.R116]&gt;[.R115];[.R116]-[.$S$3];[.R116]+[.$S$3])-[.$V$4]" office:value-type="float" office:value="0.4">
            <text:p>0,4</text:p>
          </table:table-cell>
          <table:table-cell table:formula="of:=IF([.S116]&gt;0;IF([.S116]&gt;3;3*0.25;[.S116]*0.25);IF([.S116]&lt;-3;-3*0.16;[.S11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6]-([.T116]*1+[.T115]*3+[.T114]*3+[.T113]*2+[.T112]*2+[.T111]*1)/12+RAND()*0.077" office:value-type="float" office:value="-0.159366735987745">
            <text:p>-0,159366736</text:p>
          </table:table-cell>
          <table:table-cell table:formula="of:=TRUNC([.P116]+[.O117]*100)" office:value-type="float" office:value="14398">
            <text:p>14398</text:p>
          </table:table-cell>
          <table:table-cell table:formula="of:=((([.O117]*[.O117]*10000)/256*[.$B$5]+[.$B$6]*256)*[.O117]*100+[.P117]*[.$B$7])/256/256+0" office:value-type="float" office:value="5.08063961331535">
            <text:p>5,08</text:p>
          </table:table-cell>
          <table:table-cell table:formula="of:=IF([.Q117]&gt;10;10;IF([.Q117]&lt;-10;-10;IF([.Q117]&gt;=[.R116];TRUNC([.Q117]+1/4);TRUNC([.Q117]+3/4))))" office:value-type="float" office:value="5">
            <text:p>5</text:p>
          </table:table-cell>
          <table:table-cell table:formula="of:=IF([.R117]&gt;[.R116];[.R117]-[.$S$3];[.R117]+[.$S$3])-[.$V$4]" office:value-type="float" office:value="0.4">
            <text:p>0,4</text:p>
          </table:table-cell>
          <table:table-cell table:formula="of:=IF([.S117]&gt;0;IF([.S117]&gt;3;3*0.25;[.S117]*0.25);IF([.S117]&lt;-3;-3*0.16;[.S11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7]-([.T117]*1+[.T116]*3+[.T115]*3+[.T114]*2+[.T113]*2+[.T112]*1)/12+RAND()*0.077" office:value-type="float" office:value="-0.182987393602954">
            <text:p>-0,1829873936</text:p>
          </table:table-cell>
          <table:table-cell table:formula="of:=TRUNC([.P117]+[.O118]*100)" office:value-type="float" office:value="14379">
            <text:p>14379</text:p>
          </table:table-cell>
          <table:table-cell table:formula="of:=((([.O118]*[.O118]*10000)/256*[.$B$5]+[.$B$6]*256)*[.O118]*100+[.P118]*[.$B$7])/256/256+0" office:value-type="float" office:value="5.04327408072491">
            <text:p>5,04</text:p>
          </table:table-cell>
          <table:table-cell table:formula="of:=IF([.Q118]&gt;10;10;IF([.Q118]&lt;-10;-10;IF([.Q118]&gt;=[.R117];TRUNC([.Q118]+1/4);TRUNC([.Q118]+3/4))))" office:value-type="float" office:value="5">
            <text:p>5</text:p>
          </table:table-cell>
          <table:table-cell table:formula="of:=IF([.R118]&gt;[.R117];[.R118]-[.$S$3];[.R118]+[.$S$3])-[.$V$4]" office:value-type="float" office:value="0.4">
            <text:p>0,4</text:p>
          </table:table-cell>
          <table:table-cell table:formula="of:=IF([.S118]&gt;0;IF([.S118]&gt;3;3*0.25;[.S118]*0.25);IF([.S118]&lt;-3;-3*0.16;[.S11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8]-([.T118]*1+[.T117]*3+[.T116]*3+[.T115]*2+[.T114]*2+[.T113]*1)/12+RAND()*0.077" office:value-type="float" office:value="-0.147768934666714">
            <text:p>-0,1477689347</text:p>
          </table:table-cell>
          <table:table-cell table:formula="of:=TRUNC([.P118]+[.O119]*100)" office:value-type="float" office:value="14364">
            <text:p>14364</text:p>
          </table:table-cell>
          <table:table-cell table:formula="of:=((([.O119]*[.O119]*10000)/256*[.$B$5]+[.$B$6]*256)*[.O119]*100+[.P119]*[.$B$7])/256/256+0" office:value-type="float" office:value="5.08285609643966">
            <text:p>5,08</text:p>
          </table:table-cell>
          <table:table-cell table:formula="of:=IF([.Q119]&gt;10;10;IF([.Q119]&lt;-10;-10;IF([.Q119]&gt;=[.R118];TRUNC([.Q119]+1/4);TRUNC([.Q119]+3/4))))" office:value-type="float" office:value="5">
            <text:p>5</text:p>
          </table:table-cell>
          <table:table-cell table:formula="of:=IF([.R119]&gt;[.R118];[.R119]-[.$S$3];[.R119]+[.$S$3])-[.$V$4]" office:value-type="float" office:value="0.4">
            <text:p>0,4</text:p>
          </table:table-cell>
          <table:table-cell table:formula="of:=IF([.S119]&gt;0;IF([.S119]&gt;3;3*0.25;[.S119]*0.25);IF([.S119]&lt;-3;-3*0.16;[.S11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19]-([.T119]*1+[.T118]*3+[.T117]*3+[.T116]*2+[.T115]*2+[.T114]*1)/12+RAND()*0.077" office:value-type="float" office:value="-0.172228965221353">
            <text:p>-0,1722289652</text:p>
          </table:table-cell>
          <table:table-cell table:formula="of:=TRUNC([.P119]+[.O120]*100)" office:value-type="float" office:value="14346">
            <text:p>14346</text:p>
          </table:table-cell>
          <table:table-cell table:formula="of:=((([.O120]*[.O120]*10000)/256*[.$B$5]+[.$B$6]*256)*[.O120]*100+[.P120]*[.$B$7])/256/256+0" office:value-type="float" office:value="5.04513211515626">
            <text:p>5,05</text:p>
          </table:table-cell>
          <table:table-cell table:formula="of:=IF([.Q120]&gt;10;10;IF([.Q120]&lt;-10;-10;IF([.Q120]&gt;=[.R119];TRUNC([.Q120]+1/4);TRUNC([.Q120]+3/4))))" office:value-type="float" office:value="5">
            <text:p>5</text:p>
          </table:table-cell>
          <table:table-cell table:formula="of:=IF([.R120]&gt;[.R119];[.R120]-[.$S$3];[.R120]+[.$S$3])-[.$V$4]" office:value-type="float" office:value="0.4">
            <text:p>0,4</text:p>
          </table:table-cell>
          <table:table-cell table:formula="of:=IF([.S120]&gt;0;IF([.S120]&gt;3;3*0.25;[.S120]*0.25);IF([.S120]&lt;-3;-3*0.16;[.S12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0]-([.T120]*1+[.T119]*3+[.T118]*3+[.T117]*2+[.T116]*2+[.T115]*1)/12+RAND()*0.077" office:value-type="float" office:value="-0.14831833177874">
            <text:p>-0,1483183318</text:p>
          </table:table-cell>
          <table:table-cell table:formula="of:=TRUNC([.P120]+[.O121]*100)" office:value-type="float" office:value="14331">
            <text:p>14331</text:p>
          </table:table-cell>
          <table:table-cell table:formula="of:=((([.O121]*[.O121]*10000)/256*[.$B$5]+[.$B$6]*256)*[.O121]*100+[.P121]*[.$B$7])/256/256+0" office:value-type="float" office:value="5.07007994217997">
            <text:p>5,07</text:p>
          </table:table-cell>
          <table:table-cell table:formula="of:=IF([.Q121]&gt;10;10;IF([.Q121]&lt;-10;-10;IF([.Q121]&gt;=[.R120];TRUNC([.Q121]+1/4);TRUNC([.Q121]+3/4))))" office:value-type="float" office:value="5">
            <text:p>5</text:p>
          </table:table-cell>
          <table:table-cell table:formula="of:=IF([.R121]&gt;[.R120];[.R121]-[.$S$3];[.R121]+[.$S$3])-[.$V$4]" office:value-type="float" office:value="0.4">
            <text:p>0,4</text:p>
          </table:table-cell>
          <table:table-cell table:formula="of:=IF([.S121]&gt;0;IF([.S121]&gt;3;3*0.25;[.S121]*0.25);IF([.S121]&lt;-3;-3*0.16;[.S12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1]-([.T121]*1+[.T120]*3+[.T119]*3+[.T118]*2+[.T117]*2+[.T116]*1)/12+RAND()*0.077" office:value-type="float" office:value="-0.112456950109522">
            <text:p>-0,1124569501</text:p>
          </table:table-cell>
          <table:table-cell table:formula="of:=TRUNC([.P121]+[.O122]*100)" office:value-type="float" office:value="14319">
            <text:p>14319</text:p>
          </table:table-cell>
          <table:table-cell table:formula="of:=((([.O122]*[.O122]*10000)/256*[.$B$5]+[.$B$6]*256)*[.O122]*100+[.P122]*[.$B$7])/256/256+0" office:value-type="float" office:value="5.11012399929103">
            <text:p>5,11</text:p>
          </table:table-cell>
          <table:table-cell table:formula="of:=IF([.Q122]&gt;10;10;IF([.Q122]&lt;-10;-10;IF([.Q122]&gt;=[.R121];TRUNC([.Q122]+1/4);TRUNC([.Q122]+3/4))))" office:value-type="float" office:value="5">
            <text:p>5</text:p>
          </table:table-cell>
          <table:table-cell table:formula="of:=IF([.R122]&gt;[.R121];[.R122]-[.$S$3];[.R122]+[.$S$3])-[.$V$4]" office:value-type="float" office:value="0.4">
            <text:p>0,4</text:p>
          </table:table-cell>
          <table:table-cell table:formula="of:=IF([.S122]&gt;0;IF([.S122]&gt;3;3*0.25;[.S122]*0.25);IF([.S122]&lt;-3;-3*0.16;[.S12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2]-([.T122]*1+[.T121]*3+[.T120]*3+[.T119]*2+[.T118]*2+[.T117]*1)/12+RAND()*0.077" office:value-type="float" office:value="-0.0746459982506073">
            <text:p>-0,0746459983</text:p>
          </table:table-cell>
          <table:table-cell table:formula="of:=TRUNC([.P122]+[.O123]*100)" office:value-type="float" office:value="14311">
            <text:p>14311</text:p>
          </table:table-cell>
          <table:table-cell table:formula="of:=((([.O123]*[.O123]*10000)/256*[.$B$5]+[.$B$6]*256)*[.O123]*100+[.P123]*[.$B$7])/256/256+0" office:value-type="float" office:value="5.15282353826759">
            <text:p>5,15</text:p>
          </table:table-cell>
          <table:table-cell table:formula="of:=IF([.Q123]&gt;10;10;IF([.Q123]&lt;-10;-10;IF([.Q123]&gt;=[.R122];TRUNC([.Q123]+1/4);TRUNC([.Q123]+3/4))))" office:value-type="float" office:value="5">
            <text:p>5</text:p>
          </table:table-cell>
          <table:table-cell table:formula="of:=IF([.R123]&gt;[.R122];[.R123]-[.$S$3];[.R123]+[.$S$3])-[.$V$4]" office:value-type="float" office:value="0.4">
            <text:p>0,4</text:p>
          </table:table-cell>
          <table:table-cell table:formula="of:=IF([.S123]&gt;0;IF([.S123]&gt;3;3*0.25;[.S123]*0.25);IF([.S123]&lt;-3;-3*0.16;[.S12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3]-([.T123]*1+[.T122]*3+[.T121]*3+[.T120]*2+[.T119]*2+[.T118]*1)/12+RAND()*0.077" office:value-type="float" office:value="-0.0458180587810848">
            <text:p>-0,0458180588</text:p>
          </table:table-cell>
          <table:table-cell table:formula="of:=TRUNC([.P123]+[.O124]*100)" office:value-type="float" office:value="14306">
            <text:p>14306</text:p>
          </table:table-cell>
          <table:table-cell table:formula="of:=((([.O124]*[.O124]*10000)/256*[.$B$5]+[.$B$6]*256)*[.O124]*100+[.P124]*[.$B$7])/256/256+0" office:value-type="float" office:value="5.18519450585441">
            <text:p>5,19</text:p>
          </table:table-cell>
          <table:table-cell table:formula="of:=IF([.Q124]&gt;10;10;IF([.Q124]&lt;-10;-10;IF([.Q124]&gt;=[.R123];TRUNC([.Q124]+1/4);TRUNC([.Q124]+3/4))))" office:value-type="float" office:value="5">
            <text:p>5</text:p>
          </table:table-cell>
          <table:table-cell table:formula="of:=IF([.R124]&gt;[.R123];[.R124]-[.$S$3];[.R124]+[.$S$3])-[.$V$4]" office:value-type="float" office:value="0.4">
            <text:p>0,4</text:p>
          </table:table-cell>
          <table:table-cell table:formula="of:=IF([.S124]&gt;0;IF([.S124]&gt;3;3*0.25;[.S124]*0.25);IF([.S124]&lt;-3;-3*0.16;[.S12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4]-([.T124]*1+[.T123]*3+[.T122]*3+[.T121]*2+[.T120]*2+[.T119]*1)/12+RAND()*0.077" office:value-type="float" office:value="-0.0180095852381312">
            <text:p>-0,0180095852</text:p>
          </table:table-cell>
          <table:table-cell table:formula="of:=TRUNC([.P124]+[.O125]*100)" office:value-type="float" office:value="14304">
            <text:p>14304</text:p>
          </table:table-cell>
          <table:table-cell table:formula="of:=((([.O125]*[.O125]*10000)/256*[.$B$5]+[.$B$6]*256)*[.O125]*100+[.P125]*[.$B$7])/256/256+0" office:value-type="float" office:value="5.21716860756101">
            <text:p>5,22</text:p>
          </table:table-cell>
          <table:table-cell table:formula="of:=IF([.Q125]&gt;10;10;IF([.Q125]&lt;-10;-10;IF([.Q125]&gt;=[.R124];TRUNC([.Q125]+1/4);TRUNC([.Q125]+3/4))))" office:value-type="float" office:value="5">
            <text:p>5</text:p>
          </table:table-cell>
          <table:table-cell table:formula="of:=IF([.R125]&gt;[.R124];[.R125]-[.$S$3];[.R125]+[.$S$3])-[.$V$4]" office:value-type="float" office:value="0.4">
            <text:p>0,4</text:p>
          </table:table-cell>
          <table:table-cell table:formula="of:=IF([.S125]&gt;0;IF([.S125]&gt;3;3*0.25;[.S125]*0.25);IF([.S125]&lt;-3;-3*0.16;[.S12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+ext. err. -&gt;&gt;</text:p>
          </table:table-cell>
          <table:table-cell table:formula="of:=[.O125]-([.T125]*1+[.T124]*3+[.T123]*3+[.T122]*2+[.T121]*2+[.T120]*1)/12+RAND()*0.077-2" office:value-type="float" office:value="-1.98169176976607">
            <text:p>-1,9816917698</text:p>
          </table:table-cell>
          <table:table-cell table:formula="of:=TRUNC([.P125]+[.O126]*100)" office:value-type="float" office:value="14105">
            <text:p>14105</text:p>
          </table:table-cell>
          <table:table-cell table:formula="of:=((([.O126]*[.O126]*10000)/256*[.$B$5]+[.$B$6]*256)*[.O126]*100+[.P126]*[.$B$7])/256/256+0" office:value-type="float" office:value="-7.36184495731592">
            <text:p>-7,36</text:p>
          </table:table-cell>
          <table:table-cell table:formula="of:=IF([.Q126]&gt;10;10;IF([.Q126]&lt;-10;-10;IF([.Q126]&gt;=[.R125];TRUNC([.Q126]+1/4);TRUNC([.Q126]+3/4))))" office:value-type="float" office:value="-6">
            <text:p>-6</text:p>
          </table:table-cell>
          <table:table-cell table:formula="of:=IF([.R126]&gt;[.R125];[.R126]-[.$S$3];[.R126]+[.$S$3])-[.$V$4]" office:value-type="float" office:value="-10.6">
            <text:p>-10,6</text:p>
          </table:table-cell>
          <table:table-cell table:formula="of:=IF([.S126]&gt;0;IF([.S126]&gt;3;3*0.25;[.S126]*0.25);IF([.S126]&lt;-3;-3*0.16;[.S126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6]-([.T126]*1+[.T125]*3+[.T124]*3+[.T123]*2+[.T122]*2+[.T121]*1)/12+RAND()*0.077" office:value-type="float" office:value="-1.9840076442567">
            <text:p>-1,9840076443</text:p>
          </table:table-cell>
          <table:table-cell table:formula="of:=TRUNC([.P126]+[.O127]*100)" office:value-type="float" office:value="13906">
            <text:p>13906</text:p>
          </table:table-cell>
          <table:table-cell table:formula="of:=((([.O127]*[.O127]*10000)/256*[.$B$5]+[.$B$6]*256)*[.O127]*100+[.P127]*[.$B$7])/256/256+0" office:value-type="float" office:value="-7.47325428196425">
            <text:p>-7,47</text:p>
          </table:table-cell>
          <table:table-cell table:formula="of:=IF([.Q127]&gt;10;10;IF([.Q127]&lt;-10;-10;IF([.Q127]&gt;=[.R126];TRUNC([.Q127]+1/4);TRUNC([.Q127]+3/4))))" office:value-type="float" office:value="-6">
            <text:p>-6</text:p>
          </table:table-cell>
          <table:table-cell table:formula="of:=IF([.R127]&gt;[.R126];[.R127]-[.$S$3];[.R127]+[.$S$3])-[.$V$4]" office:value-type="float" office:value="-10.6">
            <text:p>-10,6</text:p>
          </table:table-cell>
          <table:table-cell table:formula="of:=IF([.S127]&gt;0;IF([.S127]&gt;3;3*0.25;[.S127]*0.25);IF([.S127]&lt;-3;-3*0.16;[.S127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7]-([.T127]*1+[.T126]*3+[.T125]*3+[.T124]*2+[.T123]*2+[.T122]*1)/12+RAND()*0.077" office:value-type="float" office:value="-1.88649793385437">
            <text:p>-1,8864979339</text:p>
          </table:table-cell>
          <table:table-cell table:formula="of:=TRUNC([.P127]+[.O128]*100)" office:value-type="float" office:value="13717">
            <text:p>13717</text:p>
          </table:table-cell>
          <table:table-cell table:formula="of:=((([.O128]*[.O128]*10000)/256*[.$B$5]+[.$B$6]*256)*[.O128]*100+[.P128]*[.$B$7])/256/256+0" office:value-type="float" office:value="-5.99125714844763">
            <text:p>-5,99</text:p>
          </table:table-cell>
          <table:table-cell table:formula="of:=IF([.Q128]&gt;10;10;IF([.Q128]&lt;-10;-10;IF([.Q128]&gt;=[.R127];TRUNC([.Q128]+1/4);TRUNC([.Q128]+3/4))))" office:value-type="float" office:value="-5">
            <text:p>-5</text:p>
          </table:table-cell>
          <table:table-cell table:formula="of:=IF([.R128]&gt;[.R127];[.R128]-[.$S$3];[.R128]+[.$S$3])-[.$V$4]" office:value-type="float" office:value="-10.14">
            <text:p>-10,14</text:p>
          </table:table-cell>
          <table:table-cell table:formula="of:=IF([.S128]&gt;0;IF([.S128]&gt;3;3*0.25;[.S128]*0.25);IF([.S128]&lt;-3;-3*0.16;[.S128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8]-([.T128]*1+[.T127]*3+[.T126]*3+[.T125]*2+[.T124]*2+[.T123]*1)/12+RAND()*0.077" office:value-type="float" office:value="-1.73231983276883">
            <text:p>-1,7323198328</text:p>
          </table:table-cell>
          <table:table-cell table:formula="of:=TRUNC([.P128]+[.O129]*100)" office:value-type="float" office:value="13543">
            <text:p>13543</text:p>
          </table:table-cell>
          <table:table-cell table:formula="of:=((([.O129]*[.O129]*10000)/256*[.$B$5]+[.$B$6]*256)*[.O129]*100+[.P129]*[.$B$7])/256/256+0" office:value-type="float" office:value="-3.88736905641488">
            <text:p>-3,89</text:p>
          </table:table-cell>
          <table:table-cell table:formula="of:=IF([.Q129]&gt;10;10;IF([.Q129]&lt;-10;-10;IF([.Q129]&gt;=[.R128];TRUNC([.Q129]+1/4);TRUNC([.Q129]+3/4))))" office:value-type="float" office:value="-3">
            <text:p>-3</text:p>
          </table:table-cell>
          <table:table-cell table:formula="of:=IF([.R129]&gt;[.R128];[.R129]-[.$S$3];[.R129]+[.$S$3])-[.$V$4]" office:value-type="float" office:value="-8.14">
            <text:p>-8,14</text:p>
          </table:table-cell>
          <table:table-cell table:formula="of:=IF([.S129]&gt;0;IF([.S129]&gt;3;3*0.25;[.S129]*0.25);IF([.S129]&lt;-3;-3*0.16;[.S129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29]-([.T129]*1+[.T128]*3+[.T127]*3+[.T126]*2+[.T125]*2+[.T124]*1)/12+RAND()*0.077" office:value-type="float" office:value="-1.55016789144083">
            <text:p>-1,5501678914</text:p>
          </table:table-cell>
          <table:table-cell table:formula="of:=TRUNC([.P129]+[.O130]*100)" office:value-type="float" office:value="13387">
            <text:p>13387</text:p>
          </table:table-cell>
          <table:table-cell table:formula="of:=((([.O130]*[.O130]*10000)/256*[.$B$5]+[.$B$6]*256)*[.O130]*100+[.P130]*[.$B$7])/256/256+0" office:value-type="float" office:value="-1.79884955108426">
            <text:p>-1,80</text:p>
          </table:table-cell>
          <table:table-cell table:formula="of:=IF([.Q130]&gt;10;10;IF([.Q130]&lt;-10;-10;IF([.Q130]&gt;=[.R129];TRUNC([.Q130]+1/4);TRUNC([.Q130]+3/4))))" office:value-type="float" office:value="-1">
            <text:p>-1</text:p>
          </table:table-cell>
          <table:table-cell table:formula="of:=IF([.R130]&gt;[.R129];[.R130]-[.$S$3];[.R130]+[.$S$3])-[.$V$4]" office:value-type="float" office:value="-6.14">
            <text:p>-6,14</text:p>
          </table:table-cell>
          <table:table-cell table:formula="of:=IF([.S130]&gt;0;IF([.S130]&gt;3;3*0.25;[.S130]*0.25);IF([.S130]&lt;-3;-3*0.16;[.S130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0]-([.T130]*1+[.T129]*3+[.T128]*3+[.T127]*2+[.T126]*2+[.T125]*1)/12+RAND()*0.077" office:value-type="float" office:value="-1.34858019591218">
            <text:p>-1,3485801959</text:p>
          </table:table-cell>
          <table:table-cell table:formula="of:=TRUNC([.P130]+[.O131]*100)" office:value-type="float" office:value="13252">
            <text:p>13252</text:p>
          </table:table-cell>
          <table:table-cell table:formula="of:=((([.O131]*[.O131]*10000)/256*[.$B$5]+[.$B$6]*256)*[.O131]*100+[.P131]*[.$B$7])/256/256+0" office:value-type="float" office:value="0.0565334600335881">
            <text:p>0,06</text:p>
          </table:table-cell>
          <table:table-cell table:formula="of:=IF([.Q131]&gt;10;10;IF([.Q131]&lt;-10;-10;IF([.Q131]&gt;=[.R130];TRUNC([.Q131]+1/4);TRUNC([.Q131]+3/4))))" office:value-type="float" office:value="0">
            <text:p>0</text:p>
          </table:table-cell>
          <table:table-cell table:formula="of:=IF([.R131]&gt;[.R130];[.R131]-[.$S$3];[.R131]+[.$S$3])-[.$V$4]" office:value-type="float" office:value="-5.14">
            <text:p>-5,14</text:p>
          </table:table-cell>
          <table:table-cell table:formula="of:=IF([.S131]&gt;0;IF([.S131]&gt;3;3*0.25;[.S131]*0.25);IF([.S131]&lt;-3;-3*0.16;[.S131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1]-([.T131]*1+[.T130]*3+[.T129]*3+[.T128]*2+[.T127]*2+[.T126]*1)/12+RAND()*0.077" office:value-type="float" office:value="-1.16129760120392">
            <text:p>-1,1612976012</text:p>
          </table:table-cell>
          <table:table-cell table:formula="of:=TRUNC([.P131]+[.O132]*100)" office:value-type="float" office:value="13135">
            <text:p>13135</text:p>
          </table:table-cell>
          <table:table-cell table:formula="of:=((([.O132]*[.O132]*10000)/256*[.$B$5]+[.$B$6]*256)*[.O132]*100+[.P132]*[.$B$7])/256/256+0" office:value-type="float" office:value="1.39560220962512">
            <text:p>1,40</text:p>
          </table:table-cell>
          <table:table-cell table:formula="of:=IF([.Q132]&gt;10;10;IF([.Q132]&lt;-10;-10;IF([.Q132]&gt;=[.R131];TRUNC([.Q132]+1/4);TRUNC([.Q132]+3/4))))" office:value-type="float" office:value="1">
            <text:p>1</text:p>
          </table:table-cell>
          <table:table-cell table:formula="of:=IF([.R132]&gt;[.R131];[.R132]-[.$S$3];[.R132]+[.$S$3])-[.$V$4]" office:value-type="float" office:value="-4.14">
            <text:p>-4,14</text:p>
          </table:table-cell>
          <table:table-cell table:formula="of:=IF([.S132]&gt;0;IF([.S132]&gt;3;3*0.25;[.S132]*0.25);IF([.S132]&lt;-3;-3*0.16;[.S132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2]-([.T132]*1+[.T131]*3+[.T130]*3+[.T129]*2+[.T128]*2+[.T127]*1)/12+RAND()*0.077" office:value-type="float" office:value="-0.966473799983988">
            <text:p>-0,9664738</text:p>
          </table:table-cell>
          <table:table-cell table:formula="of:=TRUNC([.P132]+[.O133]*100)" office:value-type="float" office:value="13038">
            <text:p>13038</text:p>
          </table:table-cell>
          <table:table-cell table:formula="of:=((([.O133]*[.O133]*10000)/256*[.$B$5]+[.$B$6]*256)*[.O133]*100+[.P133]*[.$B$7])/256/256+0" office:value-type="float" office:value="2.45828615146397">
            <text:p>2,46</text:p>
          </table:table-cell>
          <table:table-cell table:formula="of:=IF([.Q133]&gt;10;10;IF([.Q133]&lt;-10;-10;IF([.Q133]&gt;=[.R132];TRUNC([.Q133]+1/4);TRUNC([.Q133]+3/4))))" office:value-type="float" office:value="2">
            <text:p>2</text:p>
          </table:table-cell>
          <table:table-cell table:formula="of:=IF([.R133]&gt;[.R132];[.R133]-[.$S$3];[.R133]+[.$S$3])-[.$V$4]" office:value-type="float" office:value="-3.14">
            <text:p>-3,14</text:p>
          </table:table-cell>
          <table:table-cell table:formula="of:=IF([.S133]&gt;0;IF([.S133]&gt;3;3*0.25;[.S133]*0.25);IF([.S133]&lt;-3;-3*0.16;[.S133]*0.16))/3" office:value-type="float" office:value="-0.16">
            <text:p>-0,16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3]-([.T133]*1+[.T132]*3+[.T131]*3+[.T130]*2+[.T129]*2+[.T128]*1)/12+RAND()*0.077" office:value-type="float" office:value="-0.734856930227967">
            <text:p>-0,7348569302</text:p>
          </table:table-cell>
          <table:table-cell table:formula="of:=TRUNC([.P133]+[.O134]*100)" office:value-type="float" office:value="12964">
            <text:p>12964</text:p>
          </table:table-cell>
          <table:table-cell table:formula="of:=((([.O134]*[.O134]*10000)/256*[.$B$5]+[.$B$6]*256)*[.O134]*100+[.P134]*[.$B$7])/256/256+0" office:value-type="float" office:value="3.36602942672673">
            <text:p>3,37</text:p>
          </table:table-cell>
          <table:table-cell table:formula="of:=IF([.Q134]&gt;10;10;IF([.Q134]&lt;-10;-10;IF([.Q134]&gt;=[.R133];TRUNC([.Q134]+1/4);TRUNC([.Q134]+3/4))))" office:value-type="float" office:value="3">
            <text:p>3</text:p>
          </table:table-cell>
          <table:table-cell table:formula="of:=IF([.R134]&gt;[.R133];[.R134]-[.$S$3];[.R134]+[.$S$3])-[.$V$4]" office:value-type="float" office:value="-2.14">
            <text:p>-2,14</text:p>
          </table:table-cell>
          <table:table-cell table:formula="of:=IF([.S134]&gt;0;IF([.S134]&gt;3;3*0.25;[.S134]*0.25);IF([.S134]&lt;-3;-3*0.16;[.S134]*0.16))/3" office:value-type="float" office:value="-0.114133333333333">
            <text:p>-0,1141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4]-([.T134]*1+[.T133]*3+[.T132]*3+[.T131]*2+[.T130]*2+[.T129]*1)/12+RAND()*0.077" office:value-type="float" office:value="-0.576236194701997">
            <text:p>-0,5762361947</text:p>
          </table:table-cell>
          <table:table-cell table:formula="of:=TRUNC([.P134]+[.O135]*100)" office:value-type="float" office:value="12906">
            <text:p>12906</text:p>
          </table:table-cell>
          <table:table-cell table:formula="of:=((([.O135]*[.O135]*10000)/256*[.$B$5]+[.$B$6]*256)*[.O135]*100+[.P135]*[.$B$7])/256/256+0" office:value-type="float" office:value="3.80013941667504">
            <text:p>3,80</text:p>
          </table:table-cell>
          <table:table-cell table:formula="of:=IF([.Q135]&gt;10;10;IF([.Q135]&lt;-10;-10;IF([.Q135]&gt;=[.R134];TRUNC([.Q135]+1/4);TRUNC([.Q135]+3/4))))" office:value-type="float" office:value="4">
            <text:p>4</text:p>
          </table:table-cell>
          <table:table-cell table:formula="of:=IF([.R135]&gt;[.R134];[.R135]-[.$S$3];[.R135]+[.$S$3])-[.$V$4]" office:value-type="float" office:value="-1.14">
            <text:p>-1,14</text:p>
          </table:table-cell>
          <table:table-cell table:formula="of:=IF([.S135]&gt;0;IF([.S135]&gt;3;3*0.25;[.S135]*0.25);IF([.S135]&lt;-3;-3*0.16;[.S135]*0.16))/3" office:value-type="float" office:value="-0.0608">
            <text:p>-0,0608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5]-([.T135]*1+[.T134]*3+[.T133]*3+[.T132]*2+[.T131]*2+[.T130]*1)/12+RAND()*0.077" office:value-type="float" office:value="-0.381939452284085">
            <text:p>-0,3819394523</text:p>
          </table:table-cell>
          <table:table-cell table:formula="of:=TRUNC([.P135]+[.O136]*100)" office:value-type="float" office:value="12867">
            <text:p>12867</text:p>
          </table:table-cell>
          <table:table-cell table:formula="of:=((([.O136]*[.O136]*10000)/256*[.$B$5]+[.$B$6]*256)*[.O136]*100+[.P136]*[.$B$7])/256/256+0" office:value-type="float" office:value="4.19138971341809">
            <text:p>4,19</text:p>
          </table:table-cell>
          <table:table-cell table:formula="of:=IF([.Q136]&gt;10;10;IF([.Q136]&lt;-10;-10;IF([.Q136]&gt;=[.R135];TRUNC([.Q136]+1/4);TRUNC([.Q136]+3/4))))" office:value-type="float" office:value="4">
            <text:p>4</text:p>
          </table:table-cell>
          <table:table-cell table:formula="of:=IF([.R136]&gt;[.R135];[.R136]-[.$S$3];[.R136]+[.$S$3])-[.$V$4]" office:value-type="float" office:value="-0.600000000000001">
            <text:p>-0,6</text:p>
          </table:table-cell>
          <table:table-cell table:formula="of:=IF([.S136]&gt;0;IF([.S136]&gt;3;3*0.25;[.S136]*0.25);IF([.S136]&lt;-3;-3*0.16;[.S136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6]-([.T136]*1+[.T135]*3+[.T134]*3+[.T133]*2+[.T132]*2+[.T131]*1)/12+RAND()*0.077" office:value-type="float" office:value="-0.233482246779657">
            <text:p>-0,2334822468</text:p>
          </table:table-cell>
          <table:table-cell table:formula="of:=TRUNC([.P136]+[.O137]*100)" office:value-type="float" office:value="12843">
            <text:p>12843</text:p>
          </table:table-cell>
          <table:table-cell table:formula="of:=((([.O137]*[.O137]*10000)/256*[.$B$5]+[.$B$6]*256)*[.O137]*100+[.P137]*[.$B$7])/256/256+0" office:value-type="float" office:value="4.4129447533972">
            <text:p>4,41</text:p>
          </table:table-cell>
          <table:table-cell table:formula="of:=IF([.Q137]&gt;10;10;IF([.Q137]&lt;-10;-10;IF([.Q137]&gt;=[.R136];TRUNC([.Q137]+1/4);TRUNC([.Q137]+3/4))))" office:value-type="float" office:value="4">
            <text:p>4</text:p>
          </table:table-cell>
          <table:table-cell table:formula="of:=IF([.R137]&gt;[.R136];[.R137]-[.$S$3];[.R137]+[.$S$3])-[.$V$4]" office:value-type="float" office:value="-0.600000000000001">
            <text:p>-0,6</text:p>
          </table:table-cell>
          <table:table-cell table:formula="of:=IF([.S137]&gt;0;IF([.S137]&gt;3;3*0.25;[.S137]*0.25);IF([.S137]&lt;-3;-3*0.16;[.S137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7]-([.T137]*1+[.T136]*3+[.T135]*3+[.T134]*2+[.T133]*2+[.T132]*1)/12+RAND()*0.077" office:value-type="float" office:value="-0.12214526602758">
            <text:p>-0,122145266</text:p>
          </table:table-cell>
          <table:table-cell table:formula="of:=TRUNC([.P137]+[.O138]*100)" office:value-type="float" office:value="12830">
            <text:p>12830</text:p>
          </table:table-cell>
          <table:table-cell table:formula="of:=((([.O138]*[.O138]*10000)/256*[.$B$5]+[.$B$6]*256)*[.O138]*100+[.P138]*[.$B$7])/256/256+0" office:value-type="float" office:value="4.55295770326208">
            <text:p>4,55</text:p>
          </table:table-cell>
          <table:table-cell table:formula="of:=IF([.Q138]&gt;10;10;IF([.Q138]&lt;-10;-10;IF([.Q138]&gt;=[.R137];TRUNC([.Q138]+1/4);TRUNC([.Q138]+3/4))))" office:value-type="float" office:value="4">
            <text:p>4</text:p>
          </table:table-cell>
          <table:table-cell table:formula="of:=IF([.R138]&gt;[.R137];[.R138]-[.$S$3];[.R138]+[.$S$3])-[.$V$4]" office:value-type="float" office:value="-0.600000000000001">
            <text:p>-0,6</text:p>
          </table:table-cell>
          <table:table-cell table:formula="of:=IF([.S138]&gt;0;IF([.S138]&gt;3;3*0.25;[.S138]*0.25);IF([.S138]&lt;-3;-3*0.16;[.S138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8]-([.T138]*1+[.T137]*3+[.T136]*3+[.T135]*2+[.T134]*2+[.T133]*1)/12+RAND()*0.077" office:value-type="float" office:value="0.00316362752163497">
            <text:p>0,0031636275</text:p>
          </table:table-cell>
          <table:table-cell table:formula="of:=TRUNC([.P138]+[.O139]*100)" office:value-type="float" office:value="12830">
            <text:p>12830</text:p>
          </table:table-cell>
          <table:table-cell table:formula="of:=((([.O139]*[.O139]*10000)/256*[.$B$5]+[.$B$6]*256)*[.O139]*100+[.P139]*[.$B$7])/256/256+0" office:value-type="float" office:value="4.70219374564706">
            <text:p>4,70</text:p>
          </table:table-cell>
          <table:table-cell table:formula="of:=IF([.Q139]&gt;10;10;IF([.Q139]&lt;-10;-10;IF([.Q139]&gt;=[.R138];TRUNC([.Q139]+1/4);TRUNC([.Q139]+3/4))))" office:value-type="float" office:value="4">
            <text:p>4</text:p>
          </table:table-cell>
          <table:table-cell table:formula="of:=IF([.R139]&gt;[.R138];[.R139]-[.$S$3];[.R139]+[.$S$3])-[.$V$4]" office:value-type="float" office:value="-0.600000000000001">
            <text:p>-0,6</text:p>
          </table:table-cell>
          <table:table-cell table:formula="of:=IF([.S139]&gt;0;IF([.S139]&gt;3;3*0.25;[.S139]*0.25);IF([.S139]&lt;-3;-3*0.16;[.S139]*0.16))/3" office:value-type="float" office:value="-0.032">
            <text:p>-0,03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39]-([.T139]*1+[.T138]*3+[.T137]*3+[.T136]*2+[.T135]*2+[.T134]*1)/12+RAND()*0.077" office:value-type="float" office:value="0.0747883337585082">
            <text:p>0,0747883338</text:p>
          </table:table-cell>
          <table:table-cell table:formula="of:=TRUNC([.P139]+[.O140]*100)" office:value-type="float" office:value="12837">
            <text:p>12837</text:p>
          </table:table-cell>
          <table:table-cell table:formula="of:=((([.O140]*[.O140]*10000)/256*[.$B$5]+[.$B$6]*256)*[.O140]*100+[.P140]*[.$B$7])/256/256+0" office:value-type="float" office:value="4.78924091832825">
            <text:p>4,79</text:p>
          </table:table-cell>
          <table:table-cell table:formula="of:=IF([.Q140]&gt;10;10;IF([.Q140]&lt;-10;-10;IF([.Q140]&gt;=[.R139];TRUNC([.Q140]+1/4);TRUNC([.Q140]+3/4))))" office:value-type="float" office:value="5">
            <text:p>5</text:p>
          </table:table-cell>
          <table:table-cell table:formula="of:=IF([.R140]&gt;[.R139];[.R140]-[.$S$3];[.R140]+[.$S$3])-[.$V$4]" office:value-type="float" office:value="-0.14">
            <text:p>-0,14</text:p>
          </table:table-cell>
          <table:table-cell table:formula="of:=IF([.S140]&gt;0;IF([.S140]&gt;3;3*0.25;[.S140]*0.25);IF([.S140]&lt;-3;-3*0.16;[.S140]*0.16))/3" office:value-type="float" office:value="-0.00746666666666665">
            <text:p>-0,0074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0]-([.T140]*1+[.T139]*3+[.T138]*3+[.T137]*2+[.T136]*2+[.T135]*1)/12+RAND()*0.077" office:value-type="float" office:value="0.112444366537069">
            <text:p>0,1124443665</text:p>
          </table:table-cell>
          <table:table-cell table:formula="of:=TRUNC([.P140]+[.O141]*100)" office:value-type="float" office:value="12848">
            <text:p>12848</text:p>
          </table:table-cell>
          <table:table-cell table:formula="of:=((([.O141]*[.O141]*10000)/256*[.$B$5]+[.$B$6]*256)*[.O141]*100+[.P141]*[.$B$7])/256/256+0" office:value-type="float" office:value="4.8387131674297">
            <text:p>4,84</text:p>
          </table:table-cell>
          <table:table-cell table:formula="of:=IF([.Q141]&gt;10;10;IF([.Q141]&lt;-10;-10;IF([.Q141]&gt;=[.R140];TRUNC([.Q141]+1/4);TRUNC([.Q141]+3/4))))" office:value-type="float" office:value="5">
            <text:p>5</text:p>
          </table:table-cell>
          <table:table-cell table:formula="of:=IF([.R141]&gt;[.R140];[.R141]-[.$S$3];[.R141]+[.$S$3])-[.$V$4]" office:value-type="float" office:value="0.4">
            <text:p>0,4</text:p>
          </table:table-cell>
          <table:table-cell table:formula="of:=IF([.S141]&gt;0;IF([.S141]&gt;3;3*0.25;[.S141]*0.25);IF([.S141]&lt;-3;-3*0.16;[.S14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1]-([.T141]*1+[.T140]*3+[.T139]*3+[.T138]*2+[.T137]*2+[.T136]*1)/12+RAND()*0.077" office:value-type="float" office:value="0.139906230877674">
            <text:p>0,1399062309</text:p>
          </table:table-cell>
          <table:table-cell table:formula="of:=TRUNC([.P141]+[.O142]*100)" office:value-type="float" office:value="12861">
            <text:p>12861</text:p>
          </table:table-cell>
          <table:table-cell table:formula="of:=((([.O142]*[.O142]*10000)/256*[.$B$5]+[.$B$6]*256)*[.O142]*100+[.P142]*[.$B$7])/256/256+0" office:value-type="float" office:value="4.8773824695068">
            <text:p>4,88</text:p>
          </table:table-cell>
          <table:table-cell table:formula="of:=IF([.Q142]&gt;10;10;IF([.Q142]&lt;-10;-10;IF([.Q142]&gt;=[.R141];TRUNC([.Q142]+1/4);TRUNC([.Q142]+3/4))))" office:value-type="float" office:value="5">
            <text:p>5</text:p>
          </table:table-cell>
          <table:table-cell table:formula="of:=IF([.R142]&gt;[.R141];[.R142]-[.$S$3];[.R142]+[.$S$3])-[.$V$4]" office:value-type="float" office:value="0.4">
            <text:p>0,4</text:p>
          </table:table-cell>
          <table:table-cell table:formula="of:=IF([.S142]&gt;0;IF([.S142]&gt;3;3*0.25;[.S142]*0.25);IF([.S142]&lt;-3;-3*0.16;[.S14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2]-([.T142]*1+[.T141]*3+[.T140]*3+[.T139]*2+[.T138]*2+[.T137]*1)/12+RAND()*0.077" office:value-type="float" office:value="0.150001366148934">
            <text:p>0,1500013661</text:p>
          </table:table-cell>
          <table:table-cell table:formula="of:=TRUNC([.P142]+[.O143]*100)" office:value-type="float" office:value="12876">
            <text:p>12876</text:p>
          </table:table-cell>
          <table:table-cell table:formula="of:=((([.O143]*[.O143]*10000)/256*[.$B$5]+[.$B$6]*256)*[.O143]*100+[.P143]*[.$B$7])/256/256+0" office:value-type="float" office:value="4.89554064800326">
            <text:p>4,90</text:p>
          </table:table-cell>
          <table:table-cell table:formula="of:=IF([.Q143]&gt;10;10;IF([.Q143]&lt;-10;-10;IF([.Q143]&gt;=[.R142];TRUNC([.Q143]+1/4);TRUNC([.Q143]+3/4))))" office:value-type="float" office:value="5">
            <text:p>5</text:p>
          </table:table-cell>
          <table:table-cell table:formula="of:=IF([.R143]&gt;[.R142];[.R143]-[.$S$3];[.R143]+[.$S$3])-[.$V$4]" office:value-type="float" office:value="0.4">
            <text:p>0,4</text:p>
          </table:table-cell>
          <table:table-cell table:formula="of:=IF([.S143]&gt;0;IF([.S143]&gt;3;3*0.25;[.S143]*0.25);IF([.S143]&lt;-3;-3*0.16;[.S14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3]-([.T143]*1+[.T142]*3+[.T141]*3+[.T140]*2+[.T139]*2+[.T138]*1)/12+RAND()*0.077" office:value-type="float" office:value="0.202654770599164">
            <text:p>0,2026547706</text:p>
          </table:table-cell>
          <table:table-cell table:formula="of:=TRUNC([.P143]+[.O144]*100)" office:value-type="float" office:value="12896">
            <text:p>12896</text:p>
          </table:table-cell>
          <table:table-cell table:formula="of:=((([.O144]*[.O144]*10000)/256*[.$B$5]+[.$B$6]*256)*[.O144]*100+[.P144]*[.$B$7])/256/256+0" office:value-type="float" office:value="4.97105604117252">
            <text:p>4,97</text:p>
          </table:table-cell>
          <table:table-cell table:formula="of:=IF([.Q144]&gt;10;10;IF([.Q144]&lt;-10;-10;IF([.Q144]&gt;=[.R143];TRUNC([.Q144]+1/4);TRUNC([.Q144]+3/4))))" office:value-type="float" office:value="5">
            <text:p>5</text:p>
          </table:table-cell>
          <table:table-cell table:formula="of:=IF([.R144]&gt;[.R143];[.R144]-[.$S$3];[.R144]+[.$S$3])-[.$V$4]" office:value-type="float" office:value="0.4">
            <text:p>0,4</text:p>
          </table:table-cell>
          <table:table-cell table:formula="of:=IF([.S144]&gt;0;IF([.S144]&gt;3;3*0.25;[.S144]*0.25);IF([.S144]&lt;-3;-3*0.16;[.S14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4]-([.T144]*1+[.T143]*3+[.T142]*3+[.T141]*2+[.T140]*2+[.T139]*1)/12+RAND()*0.077" office:value-type="float" office:value="0.255128663061428">
            <text:p>0,2551286631</text:p>
          </table:table-cell>
          <table:table-cell table:formula="of:=TRUNC([.P144]+[.O145]*100)" office:value-type="float" office:value="12921">
            <text:p>12921</text:p>
          </table:table-cell>
          <table:table-cell table:formula="of:=((([.O145]*[.O145]*10000)/256*[.$B$5]+[.$B$6]*256)*[.O145]*100+[.P145]*[.$B$7])/256/256+0" office:value-type="float" office:value="5.05256654764411">
            <text:p>5,05</text:p>
          </table:table-cell>
          <table:table-cell table:formula="of:=IF([.Q145]&gt;10;10;IF([.Q145]&lt;-10;-10;IF([.Q145]&gt;=[.R144];TRUNC([.Q145]+1/4);TRUNC([.Q145]+3/4))))" office:value-type="float" office:value="5">
            <text:p>5</text:p>
          </table:table-cell>
          <table:table-cell table:formula="of:=IF([.R145]&gt;[.R144];[.R145]-[.$S$3];[.R145]+[.$S$3])-[.$V$4]" office:value-type="float" office:value="0.4">
            <text:p>0,4</text:p>
          </table:table-cell>
          <table:table-cell table:formula="of:=IF([.S145]&gt;0;IF([.S145]&gt;3;3*0.25;[.S145]*0.25);IF([.S145]&lt;-3;-3*0.16;[.S14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5]-([.T145]*1+[.T144]*3+[.T143]*3+[.T142]*2+[.T141]*2+[.T140]*1)/12+RAND()*0.077" office:value-type="float" office:value="0.280636337761326">
            <text:p>0,2806363378</text:p>
          </table:table-cell>
          <table:table-cell table:formula="of:=TRUNC([.P145]+[.O146]*100)" office:value-type="float" office:value="12949">
            <text:p>12949</text:p>
          </table:table-cell>
          <table:table-cell table:formula="of:=((([.O146]*[.O146]*10000)/256*[.$B$5]+[.$B$6]*256)*[.O146]*100+[.P146]*[.$B$7])/256/256+0" office:value-type="float" office:value="5.09991854812304">
            <text:p>5,10</text:p>
          </table:table-cell>
          <table:table-cell table:formula="of:=IF([.Q146]&gt;10;10;IF([.Q146]&lt;-10;-10;IF([.Q146]&gt;=[.R145];TRUNC([.Q146]+1/4);TRUNC([.Q146]+3/4))))" office:value-type="float" office:value="5">
            <text:p>5</text:p>
          </table:table-cell>
          <table:table-cell table:formula="of:=IF([.R146]&gt;[.R145];[.R146]-[.$S$3];[.R146]+[.$S$3])-[.$V$4]" office:value-type="float" office:value="0.4">
            <text:p>0,4</text:p>
          </table:table-cell>
          <table:table-cell table:formula="of:=IF([.S146]&gt;0;IF([.S146]&gt;3;3*0.25;[.S146]*0.25);IF([.S146]&lt;-3;-3*0.16;[.S14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6]-([.T146]*1+[.T145]*3+[.T144]*3+[.T143]*2+[.T142]*2+[.T141]*1)/12+RAND()*0.077" office:value-type="float" office:value="0.307826027457316">
            <text:p>0,3078260275</text:p>
          </table:table-cell>
          <table:table-cell table:formula="of:=TRUNC([.P146]+[.O147]*100)" office:value-type="float" office:value="12979">
            <text:p>12979</text:p>
          </table:table-cell>
          <table:table-cell table:formula="of:=((([.O147]*[.O147]*10000)/256*[.$B$5]+[.$B$6]*256)*[.O147]*100+[.P147]*[.$B$7])/256/256+0" office:value-type="float" office:value="5.15203427037646">
            <text:p>5,15</text:p>
          </table:table-cell>
          <table:table-cell table:formula="of:=IF([.Q147]&gt;10;10;IF([.Q147]&lt;-10;-10;IF([.Q147]&gt;=[.R146];TRUNC([.Q147]+1/4);TRUNC([.Q147]+3/4))))" office:value-type="float" office:value="5">
            <text:p>5</text:p>
          </table:table-cell>
          <table:table-cell table:formula="of:=IF([.R147]&gt;[.R146];[.R147]-[.$S$3];[.R147]+[.$S$3])-[.$V$4]" office:value-type="float" office:value="0.4">
            <text:p>0,4</text:p>
          </table:table-cell>
          <table:table-cell table:formula="of:=IF([.S147]&gt;0;IF([.S147]&gt;3;3*0.25;[.S147]*0.25);IF([.S147]&lt;-3;-3*0.16;[.S14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7]-([.T147]*1+[.T146]*3+[.T145]*3+[.T144]*2+[.T143]*2+[.T142]*1)/12+RAND()*0.077" office:value-type="float" office:value="0.326124874411951">
            <text:p>0,3261248744</text:p>
          </table:table-cell>
          <table:table-cell table:formula="of:=TRUNC([.P147]+[.O148]*100)" office:value-type="float" office:value="13011">
            <text:p>13011</text:p>
          </table:table-cell>
          <table:table-cell table:formula="of:=((([.O148]*[.O148]*10000)/256*[.$B$5]+[.$B$6]*256)*[.O148]*100+[.P148]*[.$B$7])/256/256+0" office:value-type="float" office:value="5.19243166652274">
            <text:p>5,19</text:p>
          </table:table-cell>
          <table:table-cell table:formula="of:=IF([.Q148]&gt;10;10;IF([.Q148]&lt;-10;-10;IF([.Q148]&gt;=[.R147];TRUNC([.Q148]+1/4);TRUNC([.Q148]+3/4))))" office:value-type="float" office:value="5">
            <text:p>5</text:p>
          </table:table-cell>
          <table:table-cell table:formula="of:=IF([.R148]&gt;[.R147];[.R148]-[.$S$3];[.R148]+[.$S$3])-[.$V$4]" office:value-type="float" office:value="0.4">
            <text:p>0,4</text:p>
          </table:table-cell>
          <table:table-cell table:formula="of:=IF([.S148]&gt;0;IF([.S148]&gt;3;3*0.25;[.S148]*0.25);IF([.S148]&lt;-3;-3*0.16;[.S14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8]-([.T148]*1+[.T147]*3+[.T146]*3+[.T145]*2+[.T144]*2+[.T143]*1)/12+RAND()*0.077" office:value-type="float" office:value="0.357945224829974">
            <text:p>0,3579452248</text:p>
          </table:table-cell>
          <table:table-cell table:formula="of:=TRUNC([.P148]+[.O149]*100)" office:value-type="float" office:value="13046">
            <text:p>13046</text:p>
          </table:table-cell>
          <table:table-cell table:formula="of:=((([.O149]*[.O149]*10000)/256*[.$B$5]+[.$B$6]*256)*[.O149]*100+[.P149]*[.$B$7])/256/256+0" office:value-type="float" office:value="5.25719343886985">
            <text:p>5,26</text:p>
          </table:table-cell>
          <table:table-cell table:formula="of:=IF([.Q149]&gt;10;10;IF([.Q149]&lt;-10;-10;IF([.Q149]&gt;=[.R148];TRUNC([.Q149]+1/4);TRUNC([.Q149]+3/4))))" office:value-type="float" office:value="5">
            <text:p>5</text:p>
          </table:table-cell>
          <table:table-cell table:formula="of:=IF([.R149]&gt;[.R148];[.R149]-[.$S$3];[.R149]+[.$S$3])-[.$V$4]" office:value-type="float" office:value="0.4">
            <text:p>0,4</text:p>
          </table:table-cell>
          <table:table-cell table:formula="of:=IF([.S149]&gt;0;IF([.S149]&gt;3;3*0.25;[.S149]*0.25);IF([.S149]&lt;-3;-3*0.16;[.S14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49]-([.T149]*1+[.T148]*3+[.T147]*3+[.T146]*2+[.T145]*2+[.T144]*1)/12+RAND()*0.077" office:value-type="float" office:value="0.376686706795537">
            <text:p>0,3766867068</text:p>
          </table:table-cell>
          <table:table-cell table:formula="of:=TRUNC([.P149]+[.O150]*100)" office:value-type="float" office:value="13083">
            <text:p>13083</text:p>
          </table:table-cell>
          <table:table-cell table:formula="of:=((([.O150]*[.O150]*10000)/256*[.$B$5]+[.$B$6]*256)*[.O150]*100+[.P150]*[.$B$7])/256/256+0" office:value-type="float" office:value="5.30265542991354">
            <text:p>5,30</text:p>
          </table:table-cell>
          <table:table-cell table:formula="of:=IF([.Q150]&gt;10;10;IF([.Q150]&lt;-10;-10;IF([.Q150]&gt;=[.R149];TRUNC([.Q150]+1/4);TRUNC([.Q150]+3/4))))" office:value-type="float" office:value="5">
            <text:p>5</text:p>
          </table:table-cell>
          <table:table-cell table:formula="of:=IF([.R150]&gt;[.R149];[.R150]-[.$S$3];[.R150]+[.$S$3])-[.$V$4]" office:value-type="float" office:value="0.4">
            <text:p>0,4</text:p>
          </table:table-cell>
          <table:table-cell table:formula="of:=IF([.S150]&gt;0;IF([.S150]&gt;3;3*0.25;[.S150]*0.25);IF([.S150]&lt;-3;-3*0.16;[.S15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0]-([.T150]*1+[.T149]*3+[.T148]*3+[.T147]*2+[.T146]*2+[.T145]*1)/12+RAND()*0.077" office:value-type="float" office:value="0.403858856528867">
            <text:p>0,4038588565</text:p>
          </table:table-cell>
          <table:table-cell table:formula="of:=TRUNC([.P150]+[.O151]*100)" office:value-type="float" office:value="13123">
            <text:p>13123</text:p>
          </table:table-cell>
          <table:table-cell table:formula="of:=((([.O151]*[.O151]*10000)/256*[.$B$5]+[.$B$6]*256)*[.O151]*100+[.P151]*[.$B$7])/256/256+0" office:value-type="float" office:value="5.36543393802425">
            <text:p>5,37</text:p>
          </table:table-cell>
          <table:table-cell table:formula="of:=IF([.Q151]&gt;10;10;IF([.Q151]&lt;-10;-10;IF([.Q151]&gt;=[.R150];TRUNC([.Q151]+1/4);TRUNC([.Q151]+3/4))))" office:value-type="float" office:value="5">
            <text:p>5</text:p>
          </table:table-cell>
          <table:table-cell table:formula="of:=IF([.R151]&gt;[.R150];[.R151]-[.$S$3];[.R151]+[.$S$3])-[.$V$4]" office:value-type="float" office:value="0.4">
            <text:p>0,4</text:p>
          </table:table-cell>
          <table:table-cell table:formula="of:=IF([.S151]&gt;0;IF([.S151]&gt;3;3*0.25;[.S151]*0.25);IF([.S151]&lt;-3;-3*0.16;[.S15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1]-([.T151]*1+[.T150]*3+[.T149]*3+[.T148]*2+[.T147]*2+[.T146]*1)/12+RAND()*0.077" office:value-type="float" office:value="0.415923173722836">
            <text:p>0,4159231737</text:p>
          </table:table-cell>
          <table:table-cell table:formula="of:=TRUNC([.P151]+[.O152]*100)" office:value-type="float" office:value="13164">
            <text:p>13164</text:p>
          </table:table-cell>
          <table:table-cell table:formula="of:=((([.O152]*[.O152]*10000)/256*[.$B$5]+[.$B$6]*256)*[.O152]*100+[.P152]*[.$B$7])/256/256+0" office:value-type="float" office:value="5.40256080160083">
            <text:p>5,40</text:p>
          </table:table-cell>
          <table:table-cell table:formula="of:=IF([.Q152]&gt;10;10;IF([.Q152]&lt;-10;-10;IF([.Q152]&gt;=[.R151];TRUNC([.Q152]+1/4);TRUNC([.Q152]+3/4))))" office:value-type="float" office:value="5">
            <text:p>5</text:p>
          </table:table-cell>
          <table:table-cell table:formula="of:=IF([.R152]&gt;[.R151];[.R152]-[.$S$3];[.R152]+[.$S$3])-[.$V$4]" office:value-type="float" office:value="0.4">
            <text:p>0,4</text:p>
          </table:table-cell>
          <table:table-cell table:formula="of:=IF([.S152]&gt;0;IF([.S152]&gt;3;3*0.25;[.S152]*0.25);IF([.S152]&lt;-3;-3*0.16;[.S15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2]-([.T152]*1+[.T151]*3+[.T150]*3+[.T149]*2+[.T148]*2+[.T147]*1)/12+RAND()*0.077" office:value-type="float" office:value="0.426859370726806">
            <text:p>0,4268593707</text:p>
          </table:table-cell>
          <table:table-cell table:formula="of:=TRUNC([.P152]+[.O153]*100)" office:value-type="float" office:value="13206">
            <text:p>13206</text:p>
          </table:table-cell>
          <table:table-cell table:formula="of:=((([.O153]*[.O153]*10000)/256*[.$B$5]+[.$B$6]*256)*[.O153]*100+[.P153]*[.$B$7])/256/256+0" office:value-type="float" office:value="5.43839738409607">
            <text:p>5,44</text:p>
          </table:table-cell>
          <table:table-cell table:formula="of:=IF([.Q153]&gt;10;10;IF([.Q153]&lt;-10;-10;IF([.Q153]&gt;=[.R152];TRUNC([.Q153]+1/4);TRUNC([.Q153]+3/4))))" office:value-type="float" office:value="5">
            <text:p>5</text:p>
          </table:table-cell>
          <table:table-cell table:formula="of:=IF([.R153]&gt;[.R152];[.R153]-[.$S$3];[.R153]+[.$S$3])-[.$V$4]" office:value-type="float" office:value="0.4">
            <text:p>0,4</text:p>
          </table:table-cell>
          <table:table-cell table:formula="of:=IF([.S153]&gt;0;IF([.S153]&gt;3;3*0.25;[.S153]*0.25);IF([.S153]&lt;-3;-3*0.16;[.S15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3]-([.T153]*1+[.T152]*3+[.T151]*3+[.T150]*2+[.T149]*2+[.T148]*1)/12+RAND()*0.077" office:value-type="float" office:value="0.448175805688239">
            <text:p>0,4481758057</text:p>
          </table:table-cell>
          <table:table-cell table:formula="of:=TRUNC([.P153]+[.O154]*100)" office:value-type="float" office:value="13250">
            <text:p>13250</text:p>
          </table:table-cell>
          <table:table-cell table:formula="of:=((([.O154]*[.O154]*10000)/256*[.$B$5]+[.$B$6]*256)*[.O154]*100+[.P154]*[.$B$7])/256/256+0" office:value-type="float" office:value="5.49554605616285">
            <text:p>5,50</text:p>
          </table:table-cell>
          <table:table-cell table:formula="of:=IF([.Q154]&gt;10;10;IF([.Q154]&lt;-10;-10;IF([.Q154]&gt;=[.R153];TRUNC([.Q154]+1/4);TRUNC([.Q154]+3/4))))" office:value-type="float" office:value="5">
            <text:p>5</text:p>
          </table:table-cell>
          <table:table-cell table:formula="of:=IF([.R154]&gt;[.R153];[.R154]-[.$S$3];[.R154]+[.$S$3])-[.$V$4]" office:value-type="float" office:value="0.4">
            <text:p>0,4</text:p>
          </table:table-cell>
          <table:table-cell table:formula="of:=IF([.S154]&gt;0;IF([.S154]&gt;3;3*0.25;[.S154]*0.25);IF([.S154]&lt;-3;-3*0.16;[.S15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4]-([.T154]*1+[.T153]*3+[.T152]*3+[.T151]*2+[.T150]*2+[.T149]*1)/12+RAND()*0.077" office:value-type="float" office:value="0.44540139572092">
            <text:p>0,4454013957</text:p>
          </table:table-cell>
          <table:table-cell table:formula="of:=TRUNC([.P154]+[.O155]*100)" office:value-type="float" office:value="13294">
            <text:p>13294</text:p>
          </table:table-cell>
          <table:table-cell table:formula="of:=((([.O155]*[.O155]*10000)/256*[.$B$5]+[.$B$6]*256)*[.O155]*100+[.P155]*[.$B$7])/256/256+0" office:value-type="float" office:value="5.50622936165617">
            <text:p>5,51</text:p>
          </table:table-cell>
          <table:table-cell table:formula="of:=IF([.Q155]&gt;10;10;IF([.Q155]&lt;-10;-10;IF([.Q155]&gt;=[.R154];TRUNC([.Q155]+1/4);TRUNC([.Q155]+3/4))))" office:value-type="float" office:value="5">
            <text:p>5</text:p>
          </table:table-cell>
          <table:table-cell table:formula="of:=IF([.R155]&gt;[.R154];[.R155]-[.$S$3];[.R155]+[.$S$3])-[.$V$4]" office:value-type="float" office:value="0.4">
            <text:p>0,4</text:p>
          </table:table-cell>
          <table:table-cell table:formula="of:=IF([.S155]&gt;0;IF([.S155]&gt;3;3*0.25;[.S155]*0.25);IF([.S155]&lt;-3;-3*0.16;[.S15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5]-([.T155]*1+[.T154]*3+[.T153]*3+[.T152]*2+[.T151]*2+[.T150]*1)/12+RAND()*0.077" office:value-type="float" office:value="0.440479399601178">
            <text:p>0,4404793996</text:p>
          </table:table-cell>
          <table:table-cell table:formula="of:=TRUNC([.P155]+[.O156]*100)" office:value-type="float" office:value="13338">
            <text:p>13338</text:p>
          </table:table-cell>
          <table:table-cell table:formula="of:=((([.O156]*[.O156]*10000)/256*[.$B$5]+[.$B$6]*256)*[.O156]*100+[.P156]*[.$B$7])/256/256+0" office:value-type="float" office:value="5.51277575686783">
            <text:p>5,51</text:p>
          </table:table-cell>
          <table:table-cell table:formula="of:=IF([.Q156]&gt;10;10;IF([.Q156]&lt;-10;-10;IF([.Q156]&gt;=[.R155];TRUNC([.Q156]+1/4);TRUNC([.Q156]+3/4))))" office:value-type="float" office:value="5">
            <text:p>5</text:p>
          </table:table-cell>
          <table:table-cell table:formula="of:=IF([.R156]&gt;[.R155];[.R156]-[.$S$3];[.R156]+[.$S$3])-[.$V$4]" office:value-type="float" office:value="0.4">
            <text:p>0,4</text:p>
          </table:table-cell>
          <table:table-cell table:formula="of:=IF([.S156]&gt;0;IF([.S156]&gt;3;3*0.25;[.S156]*0.25);IF([.S156]&lt;-3;-3*0.16;[.S15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6]-([.T156]*1+[.T155]*3+[.T154]*3+[.T153]*2+[.T152]*2+[.T151]*1)/12+RAND()*0.077" office:value-type="float" office:value="0.454446983368006">
            <text:p>0,4544469834</text:p>
          </table:table-cell>
          <table:table-cell table:formula="of:=TRUNC([.P156]+[.O157]*100)" office:value-type="float" office:value="13383">
            <text:p>13383</text:p>
          </table:table-cell>
          <table:table-cell table:formula="of:=((([.O157]*[.O157]*10000)/256*[.$B$5]+[.$B$6]*256)*[.O157]*100+[.P157]*[.$B$7])/256/256+0" office:value-type="float" office:value="5.55662610859715">
            <text:p>5,56</text:p>
          </table:table-cell>
          <table:table-cell table:formula="of:=IF([.Q157]&gt;10;10;IF([.Q157]&lt;-10;-10;IF([.Q157]&gt;=[.R156];TRUNC([.Q157]+1/4);TRUNC([.Q157]+3/4))))" office:value-type="float" office:value="5">
            <text:p>5</text:p>
          </table:table-cell>
          <table:table-cell table:formula="of:=IF([.R157]&gt;[.R156];[.R157]-[.$S$3];[.R157]+[.$S$3])-[.$V$4]" office:value-type="float" office:value="0.4">
            <text:p>0,4</text:p>
          </table:table-cell>
          <table:table-cell table:formula="of:=IF([.S157]&gt;0;IF([.S157]&gt;3;3*0.25;[.S157]*0.25);IF([.S157]&lt;-3;-3*0.16;[.S15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7]-([.T157]*1+[.T156]*3+[.T155]*3+[.T154]*2+[.T153]*2+[.T152]*1)/12+RAND()*0.077" office:value-type="float" office:value="0.46657892113228">
            <text:p>0,4665789211</text:p>
          </table:table-cell>
          <table:table-cell table:formula="of:=TRUNC([.P157]+[.O158]*100)" office:value-type="float" office:value="13429">
            <text:p>13429</text:p>
          </table:table-cell>
          <table:table-cell table:formula="of:=((([.O158]*[.O158]*10000)/256*[.$B$5]+[.$B$6]*256)*[.O158]*100+[.P158]*[.$B$7])/256/256+0" office:value-type="float" office:value="5.59781084929455">
            <text:p>5,60</text:p>
          </table:table-cell>
          <table:table-cell table:formula="of:=IF([.Q158]&gt;10;10;IF([.Q158]&lt;-10;-10;IF([.Q158]&gt;=[.R157];TRUNC([.Q158]+1/4);TRUNC([.Q158]+3/4))))" office:value-type="float" office:value="5">
            <text:p>5</text:p>
          </table:table-cell>
          <table:table-cell table:formula="of:=IF([.R158]&gt;[.R157];[.R158]-[.$S$3];[.R158]+[.$S$3])-[.$V$4]" office:value-type="float" office:value="0.4">
            <text:p>0,4</text:p>
          </table:table-cell>
          <table:table-cell table:formula="of:=IF([.S158]&gt;0;IF([.S158]&gt;3;3*0.25;[.S158]*0.25);IF([.S158]&lt;-3;-3*0.16;[.S15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8]-([.T158]*1+[.T157]*3+[.T156]*3+[.T155]*2+[.T154]*2+[.T153]*1)/12+RAND()*0.077" office:value-type="float" office:value="0.451055524303758">
            <text:p>0,4510555243</text:p>
          </table:table-cell>
          <table:table-cell table:formula="of:=TRUNC([.P158]+[.O159]*100)" office:value-type="float" office:value="13474">
            <text:p>13474</text:p>
          </table:table-cell>
          <table:table-cell table:formula="of:=((([.O159]*[.O159]*10000)/256*[.$B$5]+[.$B$6]*256)*[.O159]*100+[.P159]*[.$B$7])/256/256+0" office:value-type="float" office:value="5.58324209750474">
            <text:p>5,58</text:p>
          </table:table-cell>
          <table:table-cell table:formula="of:=IF([.Q159]&gt;10;10;IF([.Q159]&lt;-10;-10;IF([.Q159]&gt;=[.R158];TRUNC([.Q159]+1/4);TRUNC([.Q159]+3/4))))" office:value-type="float" office:value="5">
            <text:p>5</text:p>
          </table:table-cell>
          <table:table-cell table:formula="of:=IF([.R159]&gt;[.R158];[.R159]-[.$S$3];[.R159]+[.$S$3])-[.$V$4]" office:value-type="float" office:value="0.4">
            <text:p>0,4</text:p>
          </table:table-cell>
          <table:table-cell table:formula="of:=IF([.S159]&gt;0;IF([.S159]&gt;3;3*0.25;[.S159]*0.25);IF([.S159]&lt;-3;-3*0.16;[.S15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59]-([.T159]*1+[.T158]*3+[.T157]*3+[.T156]*2+[.T155]*2+[.T154]*1)/12+RAND()*0.077" office:value-type="float" office:value="0.462756764711682">
            <text:p>0,4627567647</text:p>
          </table:table-cell>
          <table:table-cell table:formula="of:=TRUNC([.P159]+[.O160]*100)" office:value-type="float" office:value="13520">
            <text:p>13520</text:p>
          </table:table-cell>
          <table:table-cell table:formula="of:=((([.O160]*[.O160]*10000)/256*[.$B$5]+[.$B$6]*256)*[.O160]*100+[.P160]*[.$B$7])/256/256+0" office:value-type="float" office:value="5.62341041936146">
            <text:p>5,62</text:p>
          </table:table-cell>
          <table:table-cell table:formula="of:=IF([.Q160]&gt;10;10;IF([.Q160]&lt;-10;-10;IF([.Q160]&gt;=[.R159];TRUNC([.Q160]+1/4);TRUNC([.Q160]+3/4))))" office:value-type="float" office:value="5">
            <text:p>5</text:p>
          </table:table-cell>
          <table:table-cell table:formula="of:=IF([.R160]&gt;[.R159];[.R160]-[.$S$3];[.R160]+[.$S$3])-[.$V$4]" office:value-type="float" office:value="0.4">
            <text:p>0,4</text:p>
          </table:table-cell>
          <table:table-cell table:formula="of:=IF([.S160]&gt;0;IF([.S160]&gt;3;3*0.25;[.S160]*0.25);IF([.S160]&lt;-3;-3*0.16;[.S16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0]-([.T160]*1+[.T159]*3+[.T158]*3+[.T157]*2+[.T156]*2+[.T155]*1)/12+RAND()*0.077" office:value-type="float" office:value="0.468373977137289">
            <text:p>0,4683739771</text:p>
          </table:table-cell>
          <table:table-cell table:formula="of:=TRUNC([.P160]+[.O161]*100)" office:value-type="float" office:value="13566">
            <text:p>13566</text:p>
          </table:table-cell>
          <table:table-cell table:formula="of:=((([.O161]*[.O161]*10000)/256*[.$B$5]+[.$B$6]*256)*[.O161]*100+[.P161]*[.$B$7])/256/256+0" office:value-type="float" office:value="5.65162852840038">
            <text:p>5,65</text:p>
          </table:table-cell>
          <table:table-cell table:formula="of:=IF([.Q161]&gt;10;10;IF([.Q161]&lt;-10;-10;IF([.Q161]&gt;=[.R160];TRUNC([.Q161]+1/4);TRUNC([.Q161]+3/4))))" office:value-type="float" office:value="5">
            <text:p>5</text:p>
          </table:table-cell>
          <table:table-cell table:formula="of:=IF([.R161]&gt;[.R160];[.R161]-[.$S$3];[.R161]+[.$S$3])-[.$V$4]" office:value-type="float" office:value="0.4">
            <text:p>0,4</text:p>
          </table:table-cell>
          <table:table-cell table:formula="of:=IF([.S161]&gt;0;IF([.S161]&gt;3;3*0.25;[.S161]*0.25);IF([.S161]&lt;-3;-3*0.16;[.S16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1]-([.T161]*1+[.T160]*3+[.T159]*3+[.T158]*2+[.T157]*2+[.T156]*1)/12+RAND()*0.077" office:value-type="float" office:value="0.510549386948527">
            <text:p>0,5105493869</text:p>
          </table:table-cell>
          <table:table-cell table:formula="of:=TRUNC([.P161]+[.O162]*100)" office:value-type="float" office:value="13617">
            <text:p>13617</text:p>
          </table:table-cell>
          <table:table-cell table:formula="of:=((([.O162]*[.O162]*10000)/256*[.$B$5]+[.$B$6]*256)*[.O162]*100+[.P162]*[.$B$7])/256/256+0" office:value-type="float" office:value="5.75950268840909">
            <text:p>5,76</text:p>
          </table:table-cell>
          <table:table-cell table:formula="of:=IF([.Q162]&gt;10;10;IF([.Q162]&lt;-10;-10;IF([.Q162]&gt;=[.R161];TRUNC([.Q162]+1/4);TRUNC([.Q162]+3/4))))" office:value-type="float" office:value="6">
            <text:p>6</text:p>
          </table:table-cell>
          <table:table-cell table:formula="of:=IF([.R162]&gt;[.R161];[.R162]-[.$S$3];[.R162]+[.$S$3])-[.$V$4]" office:value-type="float" office:value="0.86">
            <text:p>0,86</text:p>
          </table:table-cell>
          <table:table-cell table:formula="of:=IF([.S162]&gt;0;IF([.S162]&gt;3;3*0.25;[.S162]*0.25);IF([.S162]&lt;-3;-3*0.16;[.S162]*0.16))/3" office:value-type="float" office:value="0.0716666666666667">
            <text:p>0,071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2]-([.T162]*1+[.T161]*3+[.T160]*3+[.T159]*2+[.T158]*2+[.T157]*1)/12+RAND()*0.077" office:value-type="float" office:value="0.546338777620267">
            <text:p>0,5463387776</text:p>
          </table:table-cell>
          <table:table-cell table:formula="of:=TRUNC([.P162]+[.O163]*100)" office:value-type="float" office:value="13671">
            <text:p>13671</text:p>
          </table:table-cell>
          <table:table-cell table:formula="of:=((([.O163]*[.O163]*10000)/256*[.$B$5]+[.$B$6]*256)*[.O163]*100+[.P163]*[.$B$7])/256/256+0" office:value-type="float" office:value="5.8605504417223">
            <text:p>5,86</text:p>
          </table:table-cell>
          <table:table-cell table:formula="of:=IF([.Q163]&gt;10;10;IF([.Q163]&lt;-10;-10;IF([.Q163]&gt;=[.R162];TRUNC([.Q163]+1/4);TRUNC([.Q163]+3/4))))" office:value-type="float" office:value="6">
            <text:p>6</text:p>
          </table:table-cell>
          <table:table-cell table:formula="of:=IF([.R163]&gt;[.R162];[.R163]-[.$S$3];[.R163]+[.$S$3])-[.$V$4]" office:value-type="float" office:value="1.4">
            <text:p>1,4</text:p>
          </table:table-cell>
          <table:table-cell table:formula="of:=IF([.S163]&gt;0;IF([.S163]&gt;3;3*0.25;[.S163]*0.25);IF([.S163]&lt;-3;-3*0.16;[.S16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3]-([.T163]*1+[.T162]*3+[.T161]*3+[.T160]*2+[.T159]*2+[.T158]*1)/12+RAND()*0.077" office:value-type="float" office:value="0.570252013488025">
            <text:p>0,5702520135</text:p>
          </table:table-cell>
          <table:table-cell table:formula="of:=TRUNC([.P163]+[.O164]*100)" office:value-type="float" office:value="13728">
            <text:p>13728</text:p>
          </table:table-cell>
          <table:table-cell table:formula="of:=((([.O164]*[.O164]*10000)/256*[.$B$5]+[.$B$6]*256)*[.O164]*100+[.P164]*[.$B$7])/256/256+0" office:value-type="float" office:value="5.93877406134861">
            <text:p>5,94</text:p>
          </table:table-cell>
          <table:table-cell table:formula="of:=IF([.Q164]&gt;10;10;IF([.Q164]&lt;-10;-10;IF([.Q164]&gt;=[.R163];TRUNC([.Q164]+1/4);TRUNC([.Q164]+3/4))))" office:value-type="float" office:value="6">
            <text:p>6</text:p>
          </table:table-cell>
          <table:table-cell table:formula="of:=IF([.R164]&gt;[.R163];[.R164]-[.$S$3];[.R164]+[.$S$3])-[.$V$4]" office:value-type="float" office:value="1.4">
            <text:p>1,4</text:p>
          </table:table-cell>
          <table:table-cell table:formula="of:=IF([.S164]&gt;0;IF([.S164]&gt;3;3*0.25;[.S164]*0.25);IF([.S164]&lt;-3;-3*0.16;[.S164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4]-([.T164]*1+[.T163]*3+[.T162]*3+[.T161]*2+[.T160]*2+[.T159]*1)/12+RAND()*0.077" office:value-type="float" office:value="0.569683181944173">
            <text:p>0,5696831819</text:p>
          </table:table-cell>
          <table:table-cell table:formula="of:=TRUNC([.P164]+[.O165]*100)" office:value-type="float" office:value="13784">
            <text:p>13784</text:p>
          </table:table-cell>
          <table:table-cell table:formula="of:=((([.O165]*[.O165]*10000)/256*[.$B$5]+[.$B$6]*256)*[.O165]*100+[.P165]*[.$B$7])/256/256+0" office:value-type="float" office:value="5.95788831845688">
            <text:p>5,96</text:p>
          </table:table-cell>
          <table:table-cell table:formula="of:=IF([.Q165]&gt;10;10;IF([.Q165]&lt;-10;-10;IF([.Q165]&gt;=[.R164];TRUNC([.Q165]+1/4);TRUNC([.Q165]+3/4))))" office:value-type="float" office:value="6">
            <text:p>6</text:p>
          </table:table-cell>
          <table:table-cell table:formula="of:=IF([.R165]&gt;[.R164];[.R165]-[.$S$3];[.R165]+[.$S$3])-[.$V$4]" office:value-type="float" office:value="1.4">
            <text:p>1,4</text:p>
          </table:table-cell>
          <table:table-cell table:formula="of:=IF([.S165]&gt;0;IF([.S165]&gt;3;3*0.25;[.S165]*0.25);IF([.S165]&lt;-3;-3*0.16;[.S165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5]-([.T165]*1+[.T164]*3+[.T163]*3+[.T162]*2+[.T161]*2+[.T160]*1)/12+RAND()*0.077" office:value-type="float" office:value="0.556109974808551">
            <text:p>0,5561099748</text:p>
          </table:table-cell>
          <table:table-cell table:formula="of:=TRUNC([.P165]+[.O166]*100)" office:value-type="float" office:value="13839">
            <text:p>13839</text:p>
          </table:table-cell>
          <table:table-cell table:formula="of:=((([.O166]*[.O166]*10000)/256*[.$B$5]+[.$B$6]*256)*[.O166]*100+[.P166]*[.$B$7])/256/256+0" office:value-type="float" office:value="5.9452044249739">
            <text:p>5,95</text:p>
          </table:table-cell>
          <table:table-cell table:formula="of:=IF([.Q166]&gt;10;10;IF([.Q166]&lt;-10;-10;IF([.Q166]&gt;=[.R165];TRUNC([.Q166]+1/4);TRUNC([.Q166]+3/4))))" office:value-type="float" office:value="6">
            <text:p>6</text:p>
          </table:table-cell>
          <table:table-cell table:formula="of:=IF([.R166]&gt;[.R165];[.R166]-[.$S$3];[.R166]+[.$S$3])-[.$V$4]" office:value-type="float" office:value="1.4">
            <text:p>1,4</text:p>
          </table:table-cell>
          <table:table-cell table:formula="of:=IF([.S166]&gt;0;IF([.S166]&gt;3;3*0.25;[.S166]*0.25);IF([.S166]&lt;-3;-3*0.16;[.S166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6]-([.T166]*1+[.T165]*3+[.T164]*3+[.T163]*2+[.T162]*2+[.T161]*1)/12+RAND()*0.077" office:value-type="float" office:value="0.504692175316443">
            <text:p>0,5046921753</text:p>
          </table:table-cell>
          <table:table-cell table:formula="of:=TRUNC([.P166]+[.O167]*100)" office:value-type="float" office:value="13889">
            <text:p>13889</text:p>
          </table:table-cell>
          <table:table-cell table:formula="of:=((([.O167]*[.O167]*10000)/256*[.$B$5]+[.$B$6]*256)*[.O167]*100+[.P167]*[.$B$7])/256/256+0" office:value-type="float" office:value="5.84631071273705">
            <text:p>5,85</text:p>
          </table:table-cell>
          <table:table-cell table:formula="of:=IF([.Q167]&gt;10;10;IF([.Q167]&lt;-10;-10;IF([.Q167]&gt;=[.R166];TRUNC([.Q167]+1/4);TRUNC([.Q167]+3/4))))" office:value-type="float" office:value="6">
            <text:p>6</text:p>
          </table:table-cell>
          <table:table-cell table:formula="of:=IF([.R167]&gt;[.R166];[.R167]-[.$S$3];[.R167]+[.$S$3])-[.$V$4]" office:value-type="float" office:value="1.4">
            <text:p>1,4</text:p>
          </table:table-cell>
          <table:table-cell table:formula="of:=IF([.S167]&gt;0;IF([.S167]&gt;3;3*0.25;[.S167]*0.25);IF([.S167]&lt;-3;-3*0.16;[.S167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7]-([.T167]*1+[.T166]*3+[.T165]*3+[.T164]*2+[.T163]*2+[.T162]*1)/12+RAND()*0.077" office:value-type="float" office:value="0.420291660388129">
            <text:p>0,4202916604</text:p>
          </table:table-cell>
          <table:table-cell table:formula="of:=TRUNC([.P167]+[.O168]*100)" office:value-type="float" office:value="13931">
            <text:p>13931</text:p>
          </table:table-cell>
          <table:table-cell table:formula="of:=((([.O168]*[.O168]*10000)/256*[.$B$5]+[.$B$6]*256)*[.O168]*100+[.P168]*[.$B$7])/256/256+0" office:value-type="float" office:value="5.69156815183347">
            <text:p>5,69</text:p>
          </table:table-cell>
          <table:table-cell table:formula="of:=IF([.Q168]&gt;10;10;IF([.Q168]&lt;-10;-10;IF([.Q168]&gt;=[.R167];TRUNC([.Q168]+1/4);TRUNC([.Q168]+3/4))))" office:value-type="float" office:value="6">
            <text:p>6</text:p>
          </table:table-cell>
          <table:table-cell table:formula="of:=IF([.R168]&gt;[.R167];[.R168]-[.$S$3];[.R168]+[.$S$3])-[.$V$4]" office:value-type="float" office:value="1.4">
            <text:p>1,4</text:p>
          </table:table-cell>
          <table:table-cell table:formula="of:=IF([.S168]&gt;0;IF([.S168]&gt;3;3*0.25;[.S168]*0.25);IF([.S168]&lt;-3;-3*0.16;[.S168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8]-([.T168]*1+[.T167]*3+[.T166]*3+[.T165]*2+[.T164]*2+[.T163]*1)/12+RAND()*0.077" office:value-type="float" office:value="0.327833211818218">
            <text:p>0,3278332118</text:p>
          </table:table-cell>
          <table:table-cell table:formula="of:=TRUNC([.P168]+[.O169]*100)" office:value-type="float" office:value="13963">
            <text:p>13963</text:p>
          </table:table-cell>
          <table:table-cell table:formula="of:=((([.O169]*[.O169]*10000)/256*[.$B$5]+[.$B$6]*256)*[.O169]*100+[.P169]*[.$B$7])/256/256+0" office:value-type="float" office:value="5.54378495634798">
            <text:p>5,54</text:p>
          </table:table-cell>
          <table:table-cell table:formula="of:=IF([.Q169]&gt;10;10;IF([.Q169]&lt;-10;-10;IF([.Q169]&gt;=[.R168];TRUNC([.Q169]+1/4);TRUNC([.Q169]+3/4))))" office:value-type="float" office:value="6">
            <text:p>6</text:p>
          </table:table-cell>
          <table:table-cell table:formula="of:=IF([.R169]&gt;[.R168];[.R169]-[.$S$3];[.R169]+[.$S$3])-[.$V$4]" office:value-type="float" office:value="1.4">
            <text:p>1,4</text:p>
          </table:table-cell>
          <table:table-cell table:formula="of:=IF([.S169]&gt;0;IF([.S169]&gt;3;3*0.25;[.S169]*0.25);IF([.S169]&lt;-3;-3*0.16;[.S169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69]-([.T169]*1+[.T168]*3+[.T167]*3+[.T166]*2+[.T165]*2+[.T164]*1)/12+RAND()*0.077" office:value-type="float" office:value="0.249124305875325">
            <text:p>0,2491243059</text:p>
          </table:table-cell>
          <table:table-cell table:formula="of:=TRUNC([.P169]+[.O170]*100)" office:value-type="float" office:value="13987">
            <text:p>13987</text:p>
          </table:table-cell>
          <table:table-cell table:formula="of:=((([.O170]*[.O170]*10000)/256*[.$B$5]+[.$B$6]*256)*[.O170]*100+[.P170]*[.$B$7])/256/256+0" office:value-type="float" office:value="5.43440947251196">
            <text:p>5,43</text:p>
          </table:table-cell>
          <table:table-cell table:formula="of:=IF([.Q170]&gt;10;10;IF([.Q170]&lt;-10;-10;IF([.Q170]&gt;=[.R169];TRUNC([.Q170]+1/4);TRUNC([.Q170]+3/4))))" office:value-type="float" office:value="6">
            <text:p>6</text:p>
          </table:table-cell>
          <table:table-cell table:formula="of:=IF([.R170]&gt;[.R169];[.R170]-[.$S$3];[.R170]+[.$S$3])-[.$V$4]" office:value-type="float" office:value="1.4">
            <text:p>1,4</text:p>
          </table:table-cell>
          <table:table-cell table:formula="of:=IF([.S170]&gt;0;IF([.S170]&gt;3;3*0.25;[.S170]*0.25);IF([.S170]&lt;-3;-3*0.16;[.S17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0]-([.T170]*1+[.T169]*3+[.T168]*3+[.T167]*2+[.T166]*2+[.T165]*1)/12+RAND()*0.077" office:value-type="float" office:value="0.188954052775296">
            <text:p>0,1889540528</text:p>
          </table:table-cell>
          <table:table-cell table:formula="of:=TRUNC([.P170]+[.O171]*100)" office:value-type="float" office:value="14005">
            <text:p>14005</text:p>
          </table:table-cell>
          <table:table-cell table:formula="of:=((([.O171]*[.O171]*10000)/256*[.$B$5]+[.$B$6]*256)*[.O171]*100+[.P171]*[.$B$7])/256/256+0" office:value-type="float" office:value="5.35906120899934">
            <text:p>5,36</text:p>
          </table:table-cell>
          <table:table-cell table:formula="of:=IF([.Q171]&gt;10;10;IF([.Q171]&lt;-10;-10;IF([.Q171]&gt;=[.R170];TRUNC([.Q171]+1/4);TRUNC([.Q171]+3/4))))" office:value-type="float" office:value="6">
            <text:p>6</text:p>
          </table:table-cell>
          <table:table-cell table:formula="of:=IF([.R171]&gt;[.R170];[.R171]-[.$S$3];[.R171]+[.$S$3])-[.$V$4]" office:value-type="float" office:value="1.4">
            <text:p>1,4</text:p>
          </table:table-cell>
          <table:table-cell table:formula="of:=IF([.S171]&gt;0;IF([.S171]&gt;3;3*0.25;[.S171]*0.25);IF([.S171]&lt;-3;-3*0.16;[.S17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1]-([.T171]*1+[.T170]*3+[.T169]*3+[.T168]*2+[.T167]*2+[.T166]*1)/12+RAND()*0.077" office:value-type="float" office:value="0.10179608142839">
            <text:p>0,1017960814</text:p>
          </table:table-cell>
          <table:table-cell table:formula="of:=TRUNC([.P171]+[.O172]*100)" office:value-type="float" office:value="14015">
            <text:p>14015</text:p>
          </table:table-cell>
          <table:table-cell table:formula="of:=((([.O172]*[.O172]*10000)/256*[.$B$5]+[.$B$6]*256)*[.O172]*100+[.P172]*[.$B$7])/256/256+0" office:value-type="float" office:value="5.25312180697644">
            <text:p>5,25</text:p>
          </table:table-cell>
          <table:table-cell table:formula="of:=IF([.Q172]&gt;10;10;IF([.Q172]&lt;-10;-10;IF([.Q172]&gt;=[.R171];TRUNC([.Q172]+1/4);TRUNC([.Q172]+3/4))))" office:value-type="float" office:value="6">
            <text:p>6</text:p>
          </table:table-cell>
          <table:table-cell table:formula="of:=IF([.R172]&gt;[.R171];[.R172]-[.$S$3];[.R172]+[.$S$3])-[.$V$4]" office:value-type="float" office:value="1.4">
            <text:p>1,4</text:p>
          </table:table-cell>
          <table:table-cell table:formula="of:=IF([.S172]&gt;0;IF([.S172]&gt;3;3*0.25;[.S172]*0.25);IF([.S172]&lt;-3;-3*0.16;[.S17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2]-([.T172]*1+[.T171]*3+[.T170]*3+[.T169]*2+[.T168]*2+[.T167]*1)/12+RAND()*0.077" office:value-type="float" office:value="0.0301268176038797">
            <text:p>0,0301268176</text:p>
          </table:table-cell>
          <table:table-cell table:formula="of:=TRUNC([.P172]+[.O173]*100)" office:value-type="float" office:value="14018">
            <text:p>14018</text:p>
          </table:table-cell>
          <table:table-cell table:formula="of:=((([.O173]*[.O173]*10000)/256*[.$B$5]+[.$B$6]*256)*[.O173]*100+[.P173]*[.$B$7])/256/256+0" office:value-type="float" office:value="5.168885642314">
            <text:p>5,17</text:p>
          </table:table-cell>
          <table:table-cell table:formula="of:=IF([.Q173]&gt;10;10;IF([.Q173]&lt;-10;-10;IF([.Q173]&gt;=[.R172];TRUNC([.Q173]+1/4);TRUNC([.Q173]+3/4))))" office:value-type="float" office:value="5">
            <text:p>5</text:p>
          </table:table-cell>
          <table:table-cell table:formula="of:=IF([.R173]&gt;[.R172];[.R173]-[.$S$3];[.R173]+[.$S$3])-[.$V$4]" office:value-type="float" office:value="0.4">
            <text:p>0,4</text:p>
          </table:table-cell>
          <table:table-cell table:formula="of:=IF([.S173]&gt;0;IF([.S173]&gt;3;3*0.25;[.S173]*0.25);IF([.S173]&lt;-3;-3*0.16;[.S17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3]-([.T173]*1+[.T172]*3+[.T171]*3+[.T170]*2+[.T169]*2+[.T168]*1)/12+RAND()*0.077" office:value-type="float" office:value="-0.0170927446693341">
            <text:p>-0,0170927447</text:p>
          </table:table-cell>
          <table:table-cell table:formula="of:=TRUNC([.P173]+[.O174]*100)" office:value-type="float" office:value="14016">
            <text:p>14016</text:p>
          </table:table-cell>
          <table:table-cell table:formula="of:=((([.O174]*[.O174]*10000)/256*[.$B$5]+[.$B$6]*256)*[.O174]*100+[.P174]*[.$B$7])/256/256+0" office:value-type="float" office:value="5.11277539139538">
            <text:p>5,11</text:p>
          </table:table-cell>
          <table:table-cell table:formula="of:=IF([.Q174]&gt;10;10;IF([.Q174]&lt;-10;-10;IF([.Q174]&gt;=[.R173];TRUNC([.Q174]+1/4);TRUNC([.Q174]+3/4))))" office:value-type="float" office:value="5">
            <text:p>5</text:p>
          </table:table-cell>
          <table:table-cell table:formula="of:=IF([.R174]&gt;[.R173];[.R174]-[.$S$3];[.R174]+[.$S$3])-[.$V$4]" office:value-type="float" office:value="0.4">
            <text:p>0,4</text:p>
          </table:table-cell>
          <table:table-cell table:formula="of:=IF([.S174]&gt;0;IF([.S174]&gt;3;3*0.25;[.S174]*0.25);IF([.S174]&lt;-3;-3*0.16;[.S17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4]-([.T174]*1+[.T173]*3+[.T172]*3+[.T171]*2+[.T170]*2+[.T169]*1)/12+RAND()*0.077" office:value-type="float" office:value="-0.0906195337882321">
            <text:p>-0,0906195338</text:p>
          </table:table-cell>
          <table:table-cell table:formula="of:=TRUNC([.P174]+[.O175]*100)" office:value-type="float" office:value="14006">
            <text:p>14006</text:p>
          </table:table-cell>
          <table:table-cell table:formula="of:=((([.O175]*[.O175]*10000)/256*[.$B$5]+[.$B$6]*256)*[.O175]*100+[.P175]*[.$B$7])/256/256+0" office:value-type="float" office:value="5.02197980774631">
            <text:p>5,02</text:p>
          </table:table-cell>
          <table:table-cell table:formula="of:=IF([.Q175]&gt;10;10;IF([.Q175]&lt;-10;-10;IF([.Q175]&gt;=[.R174];TRUNC([.Q175]+1/4);TRUNC([.Q175]+3/4))))" office:value-type="float" office:value="5">
            <text:p>5</text:p>
          </table:table-cell>
          <table:table-cell table:formula="of:=IF([.R175]&gt;[.R174];[.R175]-[.$S$3];[.R175]+[.$S$3])-[.$V$4]" office:value-type="float" office:value="0.4">
            <text:p>0,4</text:p>
          </table:table-cell>
          <table:table-cell table:formula="of:=IF([.S175]&gt;0;IF([.S175]&gt;3;3*0.25;[.S175]*0.25);IF([.S175]&lt;-3;-3*0.16;[.S17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5]-([.T175]*1+[.T174]*3+[.T173]*3+[.T172]*2+[.T171]*2+[.T170]*1)/12+RAND()*0.077" office:value-type="float" office:value="-0.117114905150478">
            <text:p>-0,1171149052</text:p>
          </table:table-cell>
          <table:table-cell table:formula="of:=TRUNC([.P175]+[.O176]*100)" office:value-type="float" office:value="13994">
            <text:p>13994</text:p>
          </table:table-cell>
          <table:table-cell table:formula="of:=((([.O176]*[.O176]*10000)/256*[.$B$5]+[.$B$6]*256)*[.O176]*100+[.P176]*[.$B$7])/256/256+0" office:value-type="float" office:value="4.98540543741066">
            <text:p>4,99</text:p>
          </table:table-cell>
          <table:table-cell table:formula="of:=IF([.Q176]&gt;10;10;IF([.Q176]&lt;-10;-10;IF([.Q176]&gt;=[.R175];TRUNC([.Q176]+1/4);TRUNC([.Q176]+3/4))))" office:value-type="float" office:value="5">
            <text:p>5</text:p>
          </table:table-cell>
          <table:table-cell table:formula="of:=IF([.R176]&gt;[.R175];[.R176]-[.$S$3];[.R176]+[.$S$3])-[.$V$4]" office:value-type="float" office:value="0.4">
            <text:p>0,4</text:p>
          </table:table-cell>
          <table:table-cell table:formula="of:=IF([.S176]&gt;0;IF([.S176]&gt;3;3*0.25;[.S176]*0.25);IF([.S176]&lt;-3;-3*0.16;[.S17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6]-([.T176]*1+[.T175]*3+[.T174]*3+[.T173]*2+[.T172]*2+[.T171]*1)/12+RAND()*0.077" office:value-type="float" office:value="-0.130337903834905">
            <text:p>-0,1303379038</text:p>
          </table:table-cell>
          <table:table-cell table:formula="of:=TRUNC([.P176]+[.O177]*100)" office:value-type="float" office:value="13980">
            <text:p>13980</text:p>
          </table:table-cell>
          <table:table-cell table:formula="of:=((([.O177]*[.O177]*10000)/256*[.$B$5]+[.$B$6]*256)*[.O177]*100+[.P177]*[.$B$7])/256/256+0" office:value-type="float" office:value="4.96398572098259">
            <text:p>4,96</text:p>
          </table:table-cell>
          <table:table-cell table:formula="of:=IF([.Q177]&gt;10;10;IF([.Q177]&lt;-10;-10;IF([.Q177]&gt;=[.R176];TRUNC([.Q177]+1/4);TRUNC([.Q177]+3/4))))" office:value-type="float" office:value="5">
            <text:p>5</text:p>
          </table:table-cell>
          <table:table-cell table:formula="of:=IF([.R177]&gt;[.R176];[.R177]-[.$S$3];[.R177]+[.$S$3])-[.$V$4]" office:value-type="float" office:value="0.4">
            <text:p>0,4</text:p>
          </table:table-cell>
          <table:table-cell table:formula="of:=IF([.S177]&gt;0;IF([.S177]&gt;3;3*0.25;[.S177]*0.25);IF([.S177]&lt;-3;-3*0.16;[.S17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7]-([.T177]*1+[.T176]*3+[.T175]*3+[.T174]*2+[.T173]*2+[.T172]*1)/12+RAND()*0.077" office:value-type="float" office:value="-0.0947305587775128">
            <text:p>-0,0947305588</text:p>
          </table:table-cell>
          <table:table-cell table:formula="of:=TRUNC([.P177]+[.O178]*100)" office:value-type="float" office:value="13970">
            <text:p>13970</text:p>
          </table:table-cell>
          <table:table-cell table:formula="of:=((([.O178]*[.O178]*10000)/256*[.$B$5]+[.$B$6]*256)*[.O178]*100+[.P178]*[.$B$7])/256/256+0" office:value-type="float" office:value="5.00383968459896">
            <text:p>5,00</text:p>
          </table:table-cell>
          <table:table-cell table:formula="of:=IF([.Q178]&gt;10;10;IF([.Q178]&lt;-10;-10;IF([.Q178]&gt;=[.R177];TRUNC([.Q178]+1/4);TRUNC([.Q178]+3/4))))" office:value-type="float" office:value="5">
            <text:p>5</text:p>
          </table:table-cell>
          <table:table-cell table:formula="of:=IF([.R178]&gt;[.R177];[.R178]-[.$S$3];[.R178]+[.$S$3])-[.$V$4]" office:value-type="float" office:value="0.4">
            <text:p>0,4</text:p>
          </table:table-cell>
          <table:table-cell table:formula="of:=IF([.S178]&gt;0;IF([.S178]&gt;3;3*0.25;[.S178]*0.25);IF([.S178]&lt;-3;-3*0.16;[.S17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78]-([.T178]*1+[.T177]*3+[.T176]*3+[.T175]*2+[.T174]*2+[.T173]*1)/12+RAND()*0.077" office:value-type="float" office:value="-0.111871527593712">
            <text:p>-0,1118715276</text:p>
          </table:table-cell>
          <table:table-cell table:formula="of:=TRUNC([.P178]+[.O179]*100)" office:value-type="float" office:value="13958">
            <text:p>13958</text:p>
          </table:table-cell>
          <table:table-cell table:formula="of:=((([.O179]*[.O179]*10000)/256*[.$B$5]+[.$B$6]*256)*[.O179]*100+[.P179]*[.$B$7])/256/256+0" office:value-type="float" office:value="4.97863686651856">
            <text:p>4,98</text:p>
          </table:table-cell>
          <table:table-cell table:formula="of:=IF([.Q179]&gt;10;10;IF([.Q179]&lt;-10;-10;IF([.Q179]&gt;=[.R178];TRUNC([.Q179]+1/4);TRUNC([.Q179]+3/4))))" office:value-type="float" office:value="5">
            <text:p>5</text:p>
          </table:table-cell>
          <table:table-cell table:formula="of:=IF([.R179]&gt;[.R178];[.R179]-[.$S$3];[.R179]+[.$S$3])-[.$V$4]" office:value-type="float" office:value="0.4">
            <text:p>0,4</text:p>
          </table:table-cell>
          <table:table-cell table:formula="of:=IF([.S179]&gt;0;IF([.S179]&gt;3;3*0.25;[.S179]*0.25);IF([.S179]&lt;-3;-3*0.16;[.S17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+ext. err. -&gt;&gt;</text:p>
          </table:table-cell>
          <table:table-cell table:formula="of:=[.O179]-([.T179]*1+[.T178]*3+[.T177]*3+[.T176]*2+[.T175]*2+[.T174]*1)/12+RAND()*0.077+2" office:value-type="float" office:value="1.88389249084241">
            <text:p>1,8838924908</text:p>
          </table:table-cell>
          <table:table-cell table:formula="of:=TRUNC([.P179]+[.O180]*100)" office:value-type="float" office:value="14146">
            <text:p>14146</text:p>
          </table:table-cell>
          <table:table-cell table:formula="of:=((([.O180]*[.O180]*10000)/256*[.$B$5]+[.$B$6]*256)*[.O180]*100+[.P180]*[.$B$7])/256/256+0" office:value-type="float" office:value="16.1555126710836">
            <text:p>16,16</text:p>
          </table:table-cell>
          <table:table-cell table:formula="of:=IF([.Q180]&gt;10;10;IF([.Q180]&lt;-10;-10;IF([.Q180]&gt;=[.R179];TRUNC([.Q180]+1/4);TRUNC([.Q180]+3/4))))" office:value-type="float" office:value="10">
            <text:p>10</text:p>
          </table:table-cell>
          <table:table-cell table:formula="of:=IF([.R180]&gt;[.R179];[.R180]-[.$S$3];[.R180]+[.$S$3])-[.$V$4]" office:value-type="float" office:value="4.86">
            <text:p>4,86</text:p>
          </table:table-cell>
          <table:table-cell table:formula="of:=IF([.S180]&gt;0;IF([.S180]&gt;3;3*0.25;[.S180]*0.25);IF([.S180]&lt;-3;-3*0.16;[.S180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0]-([.T180]*1+[.T179]*3+[.T178]*3+[.T177]*2+[.T176]*2+[.T175]*1)/12+RAND()*0.077" office:value-type="float" office:value="1.88346354008758">
            <text:p>1,8834635401</text:p>
          </table:table-cell>
          <table:table-cell table:formula="of:=TRUNC([.P180]+[.O181]*100)" office:value-type="float" office:value="14334">
            <text:p>14334</text:p>
          </table:table-cell>
          <table:table-cell table:formula="of:=((([.O181]*[.O181]*10000)/256*[.$B$5]+[.$B$6]*256)*[.O181]*100+[.P181]*[.$B$7])/256/256+0" office:value-type="float" office:value="16.2178701604605">
            <text:p>16,22</text:p>
          </table:table-cell>
          <table:table-cell table:formula="of:=IF([.Q181]&gt;10;10;IF([.Q181]&lt;-10;-10;IF([.Q181]&gt;=[.R180];TRUNC([.Q181]+1/4);TRUNC([.Q181]+3/4))))" office:value-type="float" office:value="10">
            <text:p>10</text:p>
          </table:table-cell>
          <table:table-cell table:formula="of:=IF([.R181]&gt;[.R180];[.R181]-[.$S$3];[.R181]+[.$S$3])-[.$V$4]" office:value-type="float" office:value="5.4">
            <text:p>5,4</text:p>
          </table:table-cell>
          <table:table-cell table:formula="of:=IF([.S181]&gt;0;IF([.S181]&gt;3;3*0.25;[.S181]*0.25);IF([.S181]&lt;-3;-3*0.16;[.S181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1]-([.T181]*1+[.T180]*3+[.T179]*3+[.T178]*2+[.T177]*2+[.T176]*1)/12+RAND()*0.077" office:value-type="float" office:value="1.85460583211582">
            <text:p>1,8546058321</text:p>
          </table:table-cell>
          <table:table-cell table:formula="of:=TRUNC([.P181]+[.O182]*100)" office:value-type="float" office:value="14519">
            <text:p>14519</text:p>
          </table:table-cell>
          <table:table-cell table:formula="of:=((([.O182]*[.O182]*10000)/256*[.$B$5]+[.$B$6]*256)*[.O182]*100+[.P182]*[.$B$7])/256/256+0" office:value-type="float" office:value="15.8552230043756">
            <text:p>15,86</text:p>
          </table:table-cell>
          <table:table-cell table:formula="of:=IF([.Q182]&gt;10;10;IF([.Q182]&lt;-10;-10;IF([.Q182]&gt;=[.R181];TRUNC([.Q182]+1/4);TRUNC([.Q182]+3/4))))" office:value-type="float" office:value="10">
            <text:p>10</text:p>
          </table:table-cell>
          <table:table-cell table:formula="of:=IF([.R182]&gt;[.R181];[.R182]-[.$S$3];[.R182]+[.$S$3])-[.$V$4]" office:value-type="float" office:value="5.4">
            <text:p>5,4</text:p>
          </table:table-cell>
          <table:table-cell table:formula="of:=IF([.S182]&gt;0;IF([.S182]&gt;3;3*0.25;[.S182]*0.25);IF([.S182]&lt;-3;-3*0.16;[.S182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2]-([.T182]*1+[.T181]*3+[.T180]*3+[.T179]*2+[.T178]*2+[.T177]*1)/12+RAND()*0.077" office:value-type="float" office:value="1.76937861219036">
            <text:p>1,7693786122</text:p>
          </table:table-cell>
          <table:table-cell table:formula="of:=TRUNC([.P182]+[.O183]*100)" office:value-type="float" office:value="14695">
            <text:p>14695</text:p>
          </table:table-cell>
          <table:table-cell table:formula="of:=((([.O183]*[.O183]*10000)/256*[.$B$5]+[.$B$6]*256)*[.O183]*100+[.P183]*[.$B$7])/256/256+0" office:value-type="float" office:value="14.7187808092116">
            <text:p>14,72</text:p>
          </table:table-cell>
          <table:table-cell table:formula="of:=IF([.Q183]&gt;10;10;IF([.Q183]&lt;-10;-10;IF([.Q183]&gt;=[.R182];TRUNC([.Q183]+1/4);TRUNC([.Q183]+3/4))))" office:value-type="float" office:value="10">
            <text:p>10</text:p>
          </table:table-cell>
          <table:table-cell table:formula="of:=IF([.R183]&gt;[.R182];[.R183]-[.$S$3];[.R183]+[.$S$3])-[.$V$4]" office:value-type="float" office:value="5.4">
            <text:p>5,4</text:p>
          </table:table-cell>
          <table:table-cell table:formula="of:=IF([.S183]&gt;0;IF([.S183]&gt;3;3*0.25;[.S183]*0.25);IF([.S183]&lt;-3;-3*0.16;[.S183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3]-([.T183]*1+[.T182]*3+[.T181]*3+[.T180]*2+[.T179]*2+[.T178]*1)/12+RAND()*0.077" office:value-type="float" office:value="1.59177474732839">
            <text:p>1,5917747473</text:p>
          </table:table-cell>
          <table:table-cell table:formula="of:=TRUNC([.P183]+[.O184]*100)" office:value-type="float" office:value="14854">
            <text:p>14854</text:p>
          </table:table-cell>
          <table:table-cell table:formula="of:=((([.O184]*[.O184]*10000)/256*[.$B$5]+[.$B$6]*256)*[.O184]*100+[.P184]*[.$B$7])/256/256+0" office:value-type="float" office:value="12.5937422730504">
            <text:p>12,59</text:p>
          </table:table-cell>
          <table:table-cell table:formula="of:=IF([.Q184]&gt;10;10;IF([.Q184]&lt;-10;-10;IF([.Q184]&gt;=[.R183];TRUNC([.Q184]+1/4);TRUNC([.Q184]+3/4))))" office:value-type="float" office:value="10">
            <text:p>10</text:p>
          </table:table-cell>
          <table:table-cell table:formula="of:=IF([.R184]&gt;[.R183];[.R184]-[.$S$3];[.R184]+[.$S$3])-[.$V$4]" office:value-type="float" office:value="5.4">
            <text:p>5,4</text:p>
          </table:table-cell>
          <table:table-cell table:formula="of:=IF([.S184]&gt;0;IF([.S184]&gt;3;3*0.25;[.S184]*0.25);IF([.S184]&lt;-3;-3*0.16;[.S184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4]-([.T184]*1+[.T183]*3+[.T182]*3+[.T181]*2+[.T180]*2+[.T179]*1)/12+RAND()*0.077" office:value-type="float" office:value="1.41417791876251">
            <text:p>1,4141779188</text:p>
          </table:table-cell>
          <table:table-cell table:formula="of:=TRUNC([.P184]+[.O185]*100)" office:value-type="float" office:value="14995">
            <text:p>14995</text:p>
          </table:table-cell>
          <table:table-cell table:formula="of:=((([.O185]*[.O185]*10000)/256*[.$B$5]+[.$B$6]*256)*[.O185]*100+[.P185]*[.$B$7])/256/256+0" office:value-type="float" office:value="10.8572149951224">
            <text:p>10,86</text:p>
          </table:table-cell>
          <table:table-cell table:formula="of:=IF([.Q185]&gt;10;10;IF([.Q185]&lt;-10;-10;IF([.Q185]&gt;=[.R184];TRUNC([.Q185]+1/4);TRUNC([.Q185]+3/4))))" office:value-type="float" office:value="10">
            <text:p>10</text:p>
          </table:table-cell>
          <table:table-cell table:formula="of:=IF([.R185]&gt;[.R184];[.R185]-[.$S$3];[.R185]+[.$S$3])-[.$V$4]" office:value-type="float" office:value="5.4">
            <text:p>5,4</text:p>
          </table:table-cell>
          <table:table-cell table:formula="of:=IF([.S185]&gt;0;IF([.S185]&gt;3;3*0.25;[.S185]*0.25);IF([.S185]&lt;-3;-3*0.16;[.S185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5]-([.T185]*1+[.T184]*3+[.T183]*3+[.T182]*2+[.T181]*2+[.T180]*1)/12+RAND()*0.077" office:value-type="float" office:value="1.19223184442528">
            <text:p>1,1922318444</text:p>
          </table:table-cell>
          <table:table-cell table:formula="of:=TRUNC([.P185]+[.O186]*100)" office:value-type="float" office:value="15114">
            <text:p>15114</text:p>
          </table:table-cell>
          <table:table-cell table:formula="of:=((([.O186]*[.O186]*10000)/256*[.$B$5]+[.$B$6]*256)*[.O186]*100+[.P186]*[.$B$7])/256/256+0" office:value-type="float" office:value="9.15426798416071">
            <text:p>9,15</text:p>
          </table:table-cell>
          <table:table-cell table:formula="of:=IF([.Q186]&gt;10;10;IF([.Q186]&lt;-10;-10;IF([.Q186]&gt;=[.R185];TRUNC([.Q186]+1/4);TRUNC([.Q186]+3/4))))" office:value-type="float" office:value="9">
            <text:p>9</text:p>
          </table:table-cell>
          <table:table-cell table:formula="of:=IF([.R186]&gt;[.R185];[.R186]-[.$S$3];[.R186]+[.$S$3])-[.$V$4]" office:value-type="float" office:value="4.4">
            <text:p>4,4</text:p>
          </table:table-cell>
          <table:table-cell table:formula="of:=IF([.S186]&gt;0;IF([.S186]&gt;3;3*0.25;[.S186]*0.25);IF([.S186]&lt;-3;-3*0.16;[.S186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6]-([.T186]*1+[.T185]*3+[.T184]*3+[.T183]*2+[.T182]*2+[.T181]*1)/12+RAND()*0.077" office:value-type="float" office:value="0.98887265011024">
            <text:p>0,9888726501</text:p>
          </table:table-cell>
          <table:table-cell table:formula="of:=TRUNC([.P186]+[.O187]*100)" office:value-type="float" office:value="15212">
            <text:p>15212</text:p>
          </table:table-cell>
          <table:table-cell table:formula="of:=((([.O187]*[.O187]*10000)/256*[.$B$5]+[.$B$6]*256)*[.O187]*100+[.P187]*[.$B$7])/256/256+0" office:value-type="float" office:value="7.99764942992657">
            <text:p>8,00</text:p>
          </table:table-cell>
          <table:table-cell table:formula="of:=IF([.Q187]&gt;10;10;IF([.Q187]&lt;-10;-10;IF([.Q187]&gt;=[.R186];TRUNC([.Q187]+1/4);TRUNC([.Q187]+3/4))))" office:value-type="float" office:value="8">
            <text:p>8</text:p>
          </table:table-cell>
          <table:table-cell table:formula="of:=IF([.R187]&gt;[.R186];[.R187]-[.$S$3];[.R187]+[.$S$3])-[.$V$4]" office:value-type="float" office:value="3.4">
            <text:p>3,4</text:p>
          </table:table-cell>
          <table:table-cell table:formula="of:=IF([.S187]&gt;0;IF([.S187]&gt;3;3*0.25;[.S187]*0.25);IF([.S187]&lt;-3;-3*0.16;[.S187]*0.16))/3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7]-([.T187]*1+[.T186]*3+[.T185]*3+[.T184]*2+[.T183]*2+[.T182]*1)/12+RAND()*0.077" office:value-type="float" office:value="0.763521183088965">
            <text:p>0,7635211831</text:p>
          </table:table-cell>
          <table:table-cell table:formula="of:=TRUNC([.P187]+[.O188]*100)" office:value-type="float" office:value="15288">
            <text:p>15288</text:p>
          </table:table-cell>
          <table:table-cell table:formula="of:=((([.O188]*[.O188]*10000)/256*[.$B$5]+[.$B$6]*256)*[.O188]*100+[.P188]*[.$B$7])/256/256+0" office:value-type="float" office:value="7.07705243173327">
            <text:p>7,08</text:p>
          </table:table-cell>
          <table:table-cell table:formula="of:=IF([.Q188]&gt;10;10;IF([.Q188]&lt;-10;-10;IF([.Q188]&gt;=[.R187];TRUNC([.Q188]+1/4);TRUNC([.Q188]+3/4))))" office:value-type="float" office:value="7">
            <text:p>7</text:p>
          </table:table-cell>
          <table:table-cell table:formula="of:=IF([.R188]&gt;[.R187];[.R188]-[.$S$3];[.R188]+[.$S$3])-[.$V$4]" office:value-type="float" office:value="2.4">
            <text:p>2,4</text:p>
          </table:table-cell>
          <table:table-cell table:formula="of:=IF([.S188]&gt;0;IF([.S188]&gt;3;3*0.25;[.S188]*0.25);IF([.S188]&lt;-3;-3*0.16;[.S188]*0.16))/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8]-([.T188]*1+[.T187]*3+[.T186]*3+[.T185]*2+[.T184]*2+[.T183]*1)/12+RAND()*0.077" office:value-type="float" office:value="0.591207046516007">
            <text:p>0,5912070465</text:p>
          </table:table-cell>
          <table:table-cell table:formula="of:=TRUNC([.P188]+[.O189]*100)" office:value-type="float" office:value="15347">
            <text:p>15347</text:p>
          </table:table-cell>
          <table:table-cell table:formula="of:=((([.O189]*[.O189]*10000)/256*[.$B$5]+[.$B$6]*256)*[.O189]*100+[.P189]*[.$B$7])/256/256+0" office:value-type="float" office:value="6.58403025172895">
            <text:p>6,58</text:p>
          </table:table-cell>
          <table:table-cell table:formula="of:=IF([.Q189]&gt;10;10;IF([.Q189]&lt;-10;-10;IF([.Q189]&gt;=[.R188];TRUNC([.Q189]+1/4);TRUNC([.Q189]+3/4))))" office:value-type="float" office:value="7">
            <text:p>7</text:p>
          </table:table-cell>
          <table:table-cell table:formula="of:=IF([.R189]&gt;[.R188];[.R189]-[.$S$3];[.R189]+[.$S$3])-[.$V$4]" office:value-type="float" office:value="2.4">
            <text:p>2,4</text:p>
          </table:table-cell>
          <table:table-cell table:formula="of:=IF([.S189]&gt;0;IF([.S189]&gt;3;3*0.25;[.S189]*0.25);IF([.S189]&lt;-3;-3*0.16;[.S189]*0.16))/3"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89]-([.T189]*1+[.T188]*3+[.T187]*3+[.T186]*2+[.T185]*2+[.T184]*1)/12+RAND()*0.077" office:value-type="float" office:value="0.422324455372446">
            <text:p>0,4223244554</text:p>
          </table:table-cell>
          <table:table-cell table:formula="of:=TRUNC([.P189]+[.O190]*100)" office:value-type="float" office:value="15389">
            <text:p>15389</text:p>
          </table:table-cell>
          <table:table-cell table:formula="of:=((([.O190]*[.O190]*10000)/256*[.$B$5]+[.$B$6]*256)*[.O190]*100+[.P190]*[.$B$7])/256/256+0" office:value-type="float" office:value="6.22930532344878">
            <text:p>6,23</text:p>
          </table:table-cell>
          <table:table-cell table:formula="of:=IF([.Q190]&gt;10;10;IF([.Q190]&lt;-10;-10;IF([.Q190]&gt;=[.R189];TRUNC([.Q190]+1/4);TRUNC([.Q190]+3/4))))" office:value-type="float" office:value="6">
            <text:p>6</text:p>
          </table:table-cell>
          <table:table-cell table:formula="of:=IF([.R190]&gt;[.R189];[.R190]-[.$S$3];[.R190]+[.$S$3])-[.$V$4]" office:value-type="float" office:value="1.4">
            <text:p>1,4</text:p>
          </table:table-cell>
          <table:table-cell table:formula="of:=IF([.S190]&gt;0;IF([.S190]&gt;3;3*0.25;[.S190]*0.25);IF([.S190]&lt;-3;-3*0.16;[.S190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0]-([.T190]*1+[.T189]*3+[.T188]*3+[.T187]*2+[.T186]*2+[.T185]*1)/12+RAND()*0.077" office:value-type="float" office:value="0.278118673239395">
            <text:p>0,2781186732</text:p>
          </table:table-cell>
          <table:table-cell table:formula="of:=TRUNC([.P190]+[.O191]*100)" office:value-type="float" office:value="15416">
            <text:p>15416</text:p>
          </table:table-cell>
          <table:table-cell table:formula="of:=((([.O191]*[.O191]*10000)/256*[.$B$5]+[.$B$6]*256)*[.O191]*100+[.P191]*[.$B$7])/256/256+0" office:value-type="float" office:value="5.99963749260168">
            <text:p>6,00</text:p>
          </table:table-cell>
          <table:table-cell table:formula="of:=IF([.Q191]&gt;10;10;IF([.Q191]&lt;-10;-10;IF([.Q191]&gt;=[.R190];TRUNC([.Q191]+1/4);TRUNC([.Q191]+3/4))))" office:value-type="float" office:value="6">
            <text:p>6</text:p>
          </table:table-cell>
          <table:table-cell table:formula="of:=IF([.R191]&gt;[.R190];[.R191]-[.$S$3];[.R191]+[.$S$3])-[.$V$4]" office:value-type="float" office:value="1.4">
            <text:p>1,4</text:p>
          </table:table-cell>
          <table:table-cell table:formula="of:=IF([.S191]&gt;0;IF([.S191]&gt;3;3*0.25;[.S191]*0.25);IF([.S191]&lt;-3;-3*0.16;[.S191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1]-([.T191]*1+[.T190]*3+[.T189]*3+[.T188]*2+[.T187]*2+[.T186]*1)/12+RAND()*0.077" office:value-type="float" office:value="0.128866193536488">
            <text:p>0,1288661935</text:p>
          </table:table-cell>
          <table:table-cell table:formula="of:=TRUNC([.P191]+[.O192]*100)" office:value-type="float" office:value="15428">
            <text:p>15428</text:p>
          </table:table-cell>
          <table:table-cell table:formula="of:=((([.O192]*[.O192]*10000)/256*[.$B$5]+[.$B$6]*256)*[.O192]*100+[.P192]*[.$B$7])/256/256+0" office:value-type="float" office:value="5.80372362183475">
            <text:p>5,80</text:p>
          </table:table-cell>
          <table:table-cell table:formula="of:=IF([.Q192]&gt;10;10;IF([.Q192]&lt;-10;-10;IF([.Q192]&gt;=[.R191];TRUNC([.Q192]+1/4);TRUNC([.Q192]+3/4))))" office:value-type="float" office:value="6">
            <text:p>6</text:p>
          </table:table-cell>
          <table:table-cell table:formula="of:=IF([.R192]&gt;[.R191];[.R192]-[.$S$3];[.R192]+[.$S$3])-[.$V$4]" office:value-type="float" office:value="1.4">
            <text:p>1,4</text:p>
          </table:table-cell>
          <table:table-cell table:formula="of:=IF([.S192]&gt;0;IF([.S192]&gt;3;3*0.25;[.S192]*0.25);IF([.S192]&lt;-3;-3*0.16;[.S192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2]-([.T192]*1+[.T191]*3+[.T190]*3+[.T189]*2+[.T188]*2+[.T187]*1)/12+RAND()*0.077" office:value-type="float" office:value="0.0362701233152765">
            <text:p>0,0362701233</text:p>
          </table:table-cell>
          <table:table-cell table:formula="of:=TRUNC([.P192]+[.O193]*100)" office:value-type="float" office:value="15431">
            <text:p>15431</text:p>
          </table:table-cell>
          <table:table-cell table:formula="of:=((([.O193]*[.O193]*10000)/256*[.$B$5]+[.$B$6]*256)*[.O193]*100+[.P193]*[.$B$7])/256/256+0" office:value-type="float" office:value="5.69356759497804">
            <text:p>5,69</text:p>
          </table:table-cell>
          <table:table-cell table:formula="of:=IF([.Q193]&gt;10;10;IF([.Q193]&lt;-10;-10;IF([.Q193]&gt;=[.R192];TRUNC([.Q193]+1/4);TRUNC([.Q193]+3/4))))" office:value-type="float" office:value="6">
            <text:p>6</text:p>
          </table:table-cell>
          <table:table-cell table:formula="of:=IF([.R193]&gt;[.R192];[.R193]-[.$S$3];[.R193]+[.$S$3])-[.$V$4]" office:value-type="float" office:value="1.4">
            <text:p>1,4</text:p>
          </table:table-cell>
          <table:table-cell table:formula="of:=IF([.S193]&gt;0;IF([.S193]&gt;3;3*0.25;[.S193]*0.25);IF([.S193]&lt;-3;-3*0.16;[.S193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3]-([.T193]*1+[.T192]*3+[.T191]*3+[.T190]*2+[.T189]*2+[.T188]*1)/12+RAND()*0.077" office:value-type="float" office:value="-0.0362296014793683">
            <text:p>-0,0362296015</text:p>
          </table:table-cell>
          <table:table-cell table:formula="of:=TRUNC([.P193]+[.O194]*100)" office:value-type="float" office:value="15427">
            <text:p>15427</text:p>
          </table:table-cell>
          <table:table-cell table:formula="of:=((([.O194]*[.O194]*10000)/256*[.$B$5]+[.$B$6]*256)*[.O194]*100+[.P194]*[.$B$7])/256/256+0" office:value-type="float" office:value="5.60701721039538">
            <text:p>5,61</text:p>
          </table:table-cell>
          <table:table-cell table:formula="of:=IF([.Q194]&gt;10;10;IF([.Q194]&lt;-10;-10;IF([.Q194]&gt;=[.R193];TRUNC([.Q194]+1/4);TRUNC([.Q194]+3/4))))" office:value-type="float" office:value="6">
            <text:p>6</text:p>
          </table:table-cell>
          <table:table-cell table:formula="of:=IF([.R194]&gt;[.R193];[.R194]-[.$S$3];[.R194]+[.$S$3])-[.$V$4]" office:value-type="float" office:value="1.4">
            <text:p>1,4</text:p>
          </table:table-cell>
          <table:table-cell table:formula="of:=IF([.S194]&gt;0;IF([.S194]&gt;3;3*0.25;[.S194]*0.25);IF([.S194]&lt;-3;-3*0.16;[.S194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4]-([.T194]*1+[.T193]*3+[.T192]*3+[.T191]*2+[.T190]*2+[.T189]*1)/12+RAND()*0.077" office:value-type="float" office:value="-0.127596623092295">
            <text:p>-0,1275966231</text:p>
          </table:table-cell>
          <table:table-cell table:formula="of:=TRUNC([.P194]+[.O195]*100)" office:value-type="float" office:value="15414">
            <text:p>15414</text:p>
          </table:table-cell>
          <table:table-cell table:formula="of:=((([.O195]*[.O195]*10000)/256*[.$B$5]+[.$B$6]*256)*[.O195]*100+[.P195]*[.$B$7])/256/256+0" office:value-type="float" office:value="5.49252401499456">
            <text:p>5,49</text:p>
          </table:table-cell>
          <table:table-cell table:formula="of:=IF([.Q195]&gt;10;10;IF([.Q195]&lt;-10;-10;IF([.Q195]&gt;=[.R194];TRUNC([.Q195]+1/4);TRUNC([.Q195]+3/4))))" office:value-type="float" office:value="6">
            <text:p>6</text:p>
          </table:table-cell>
          <table:table-cell table:formula="of:=IF([.R195]&gt;[.R194];[.R195]-[.$S$3];[.R195]+[.$S$3])-[.$V$4]" office:value-type="float" office:value="1.4">
            <text:p>1,4</text:p>
          </table:table-cell>
          <table:table-cell table:formula="of:=IF([.S195]&gt;0;IF([.S195]&gt;3;3*0.25;[.S195]*0.25);IF([.S195]&lt;-3;-3*0.16;[.S195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5]-([.T195]*1+[.T194]*3+[.T193]*3+[.T192]*2+[.T191]*2+[.T190]*1)/12+RAND()*0.077" office:value-type="float" office:value="-0.188178191524025">
            <text:p>-0,1881781915</text:p>
          </table:table-cell>
          <table:table-cell table:formula="of:=TRUNC([.P195]+[.O196]*100)" office:value-type="float" office:value="15395">
            <text:p>15395</text:p>
          </table:table-cell>
          <table:table-cell table:formula="of:=((([.O196]*[.O196]*10000)/256*[.$B$5]+[.$B$6]*256)*[.O196]*100+[.P196]*[.$B$7])/256/256+0" office:value-type="float" office:value="5.40855809246883">
            <text:p>5,41</text:p>
          </table:table-cell>
          <table:table-cell table:formula="of:=IF([.Q196]&gt;10;10;IF([.Q196]&lt;-10;-10;IF([.Q196]&gt;=[.R195];TRUNC([.Q196]+1/4);TRUNC([.Q196]+3/4))))" office:value-type="float" office:value="6">
            <text:p>6</text:p>
          </table:table-cell>
          <table:table-cell table:formula="of:=IF([.R196]&gt;[.R195];[.R196]-[.$S$3];[.R196]+[.$S$3])-[.$V$4]" office:value-type="float" office:value="1.4">
            <text:p>1,4</text:p>
          </table:table-cell>
          <table:table-cell table:formula="of:=IF([.S196]&gt;0;IF([.S196]&gt;3;3*0.25;[.S196]*0.25);IF([.S196]&lt;-3;-3*0.16;[.S196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6]-([.T196]*1+[.T195]*3+[.T194]*3+[.T193]*2+[.T192]*2+[.T191]*1)/12+RAND()*0.077" office:value-type="float" office:value="-0.24208445675177">
            <text:p>-0,2420844568</text:p>
          </table:table-cell>
          <table:table-cell table:formula="of:=TRUNC([.P196]+[.O197]*100)" office:value-type="float" office:value="15370">
            <text:p>15370</text:p>
          </table:table-cell>
          <table:table-cell table:formula="of:=((([.O197]*[.O197]*10000)/256*[.$B$5]+[.$B$6]*256)*[.O197]*100+[.P197]*[.$B$7])/256/256+0" office:value-type="float" office:value="5.32636550775112">
            <text:p>5,33</text:p>
          </table:table-cell>
          <table:table-cell table:formula="of:=IF([.Q197]&gt;10;10;IF([.Q197]&lt;-10;-10;IF([.Q197]&gt;=[.R196];TRUNC([.Q197]+1/4);TRUNC([.Q197]+3/4))))" office:value-type="float" office:value="6">
            <text:p>6</text:p>
          </table:table-cell>
          <table:table-cell table:formula="of:=IF([.R197]&gt;[.R196];[.R197]-[.$S$3];[.R197]+[.$S$3])-[.$V$4]" office:value-type="float" office:value="1.4">
            <text:p>1,4</text:p>
          </table:table-cell>
          <table:table-cell table:formula="of:=IF([.S197]&gt;0;IF([.S197]&gt;3;3*0.25;[.S197]*0.25);IF([.S197]&lt;-3;-3*0.16;[.S197]*0.16))/3" office:value-type="float" office:value="0.116666666666667">
            <text:p>0,1166666667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7]-([.T197]*1+[.T196]*3+[.T195]*3+[.T194]*2+[.T193]*2+[.T192]*1)/12+RAND()*0.077" office:value-type="float" office:value="-0.352702611190137">
            <text:p>-0,3527026112</text:p>
          </table:table-cell>
          <table:table-cell table:formula="of:=TRUNC([.P197]+[.O198]*100)" office:value-type="float" office:value="15334">
            <text:p>15334</text:p>
          </table:table-cell>
          <table:table-cell table:formula="of:=((([.O198]*[.O198]*10000)/256*[.$B$5]+[.$B$6]*256)*[.O198]*100+[.P198]*[.$B$7])/256/256+0" office:value-type="float" office:value="5.14462058134554">
            <text:p>5,14</text:p>
          </table:table-cell>
          <table:table-cell table:formula="of:=IF([.Q198]&gt;10;10;IF([.Q198]&lt;-10;-10;IF([.Q198]&gt;=[.R197];TRUNC([.Q198]+1/4);TRUNC([.Q198]+3/4))))" office:value-type="float" office:value="5">
            <text:p>5</text:p>
          </table:table-cell>
          <table:table-cell table:formula="of:=IF([.R198]&gt;[.R197];[.R198]-[.$S$3];[.R198]+[.$S$3])-[.$V$4]" office:value-type="float" office:value="0.4">
            <text:p>0,4</text:p>
          </table:table-cell>
          <table:table-cell table:formula="of:=IF([.S198]&gt;0;IF([.S198]&gt;3;3*0.25;[.S198]*0.25);IF([.S198]&lt;-3;-3*0.16;[.S19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8]-([.T198]*1+[.T197]*3+[.T196]*3+[.T195]*2+[.T194]*2+[.T193]*1)/12+RAND()*0.077" office:value-type="float" office:value="-0.454823583403214">
            <text:p>-0,4548235834</text:p>
          </table:table-cell>
          <table:table-cell table:formula="of:=TRUNC([.P198]+[.O199]*100)" office:value-type="float" office:value="15288">
            <text:p>15288</text:p>
          </table:table-cell>
          <table:table-cell table:formula="of:=((([.O199]*[.O199]*10000)/256*[.$B$5]+[.$B$6]*256)*[.O199]*100+[.P199]*[.$B$7])/256/256+0" office:value-type="float" office:value="4.94226013431319">
            <text:p>4,94</text:p>
          </table:table-cell>
          <table:table-cell table:formula="of:=IF([.Q199]&gt;10;10;IF([.Q199]&lt;-10;-10;IF([.Q199]&gt;=[.R198];TRUNC([.Q199]+1/4);TRUNC([.Q199]+3/4))))" office:value-type="float" office:value="5">
            <text:p>5</text:p>
          </table:table-cell>
          <table:table-cell table:formula="of:=IF([.R199]&gt;[.R198];[.R199]-[.$S$3];[.R199]+[.$S$3])-[.$V$4]" office:value-type="float" office:value="0.4">
            <text:p>0,4</text:p>
          </table:table-cell>
          <table:table-cell table:formula="of:=IF([.S199]&gt;0;IF([.S199]&gt;3;3*0.25;[.S199]*0.25);IF([.S199]&lt;-3;-3*0.16;[.S19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199]-([.T199]*1+[.T198]*3+[.T197]*3+[.T196]*2+[.T195]*2+[.T194]*1)/12+RAND()*0.077" office:value-type="float" office:value="-0.533743852756426">
            <text:p>-0,5337438528</text:p>
          </table:table-cell>
          <table:table-cell table:formula="of:=TRUNC([.P199]+[.O200]*100)" office:value-type="float" office:value="15234">
            <text:p>15234</text:p>
          </table:table-cell>
          <table:table-cell table:formula="of:=((([.O200]*[.O200]*10000)/256*[.$B$5]+[.$B$6]*256)*[.O200]*100+[.P200]*[.$B$7])/256/256+0" office:value-type="float" office:value="4.75398723045774">
            <text:p>4,75</text:p>
          </table:table-cell>
          <table:table-cell table:formula="of:=IF([.Q200]&gt;10;10;IF([.Q200]&lt;-10;-10;IF([.Q200]&gt;=[.R199];TRUNC([.Q200]+1/4);TRUNC([.Q200]+3/4))))" office:value-type="float" office:value="5">
            <text:p>5</text:p>
          </table:table-cell>
          <table:table-cell table:formula="of:=IF([.R200]&gt;[.R199];[.R200]-[.$S$3];[.R200]+[.$S$3])-[.$V$4]" office:value-type="float" office:value="0.4">
            <text:p>0,4</text:p>
          </table:table-cell>
          <table:table-cell table:formula="of:=IF([.S200]&gt;0;IF([.S200]&gt;3;3*0.25;[.S200]*0.25);IF([.S200]&lt;-3;-3*0.16;[.S20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0]-([.T200]*1+[.T199]*3+[.T198]*3+[.T197]*2+[.T196]*2+[.T195]*1)/12+RAND()*0.077" office:value-type="float" office:value="-0.557793135324053">
            <text:p>-0,5577931353</text:p>
          </table:table-cell>
          <table:table-cell table:formula="of:=TRUNC([.P200]+[.O201]*100)" office:value-type="float" office:value="15178">
            <text:p>15178</text:p>
          </table:table-cell>
          <table:table-cell table:formula="of:=((([.O201]*[.O201]*10000)/256*[.$B$5]+[.$B$6]*256)*[.O201]*100+[.P201]*[.$B$7])/256/256+0" office:value-type="float" office:value="4.67711196895186">
            <text:p>4,68</text:p>
          </table:table-cell>
          <table:table-cell table:formula="of:=IF([.Q201]&gt;10;10;IF([.Q201]&lt;-10;-10;IF([.Q201]&gt;=[.R200];TRUNC([.Q201]+1/4);TRUNC([.Q201]+3/4))))" office:value-type="float" office:value="5">
            <text:p>5</text:p>
          </table:table-cell>
          <table:table-cell table:formula="of:=IF([.R201]&gt;[.R200];[.R201]-[.$S$3];[.R201]+[.$S$3])-[.$V$4]" office:value-type="float" office:value="0.4">
            <text:p>0,4</text:p>
          </table:table-cell>
          <table:table-cell table:formula="of:=IF([.S201]&gt;0;IF([.S201]&gt;3;3*0.25;[.S201]*0.25);IF([.S201]&lt;-3;-3*0.16;[.S20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1]-([.T201]*1+[.T200]*3+[.T199]*3+[.T198]*2+[.T197]*2+[.T196]*1)/12+RAND()*0.077" office:value-type="float" office:value="-0.547862138414936">
            <text:p>-0,5478621384</text:p>
          </table:table-cell>
          <table:table-cell table:formula="of:=TRUNC([.P201]+[.O202]*100)" office:value-type="float" office:value="15123">
            <text:p>15123</text:p>
          </table:table-cell>
          <table:table-cell table:formula="of:=((([.O202]*[.O202]*10000)/256*[.$B$5]+[.$B$6]*256)*[.O202]*100+[.P202]*[.$B$7])/256/256+0" office:value-type="float" office:value="4.68054835695899">
            <text:p>4,68</text:p>
          </table:table-cell>
          <table:table-cell table:formula="of:=IF([.Q202]&gt;10;10;IF([.Q202]&lt;-10;-10;IF([.Q202]&gt;=[.R201];TRUNC([.Q202]+1/4);TRUNC([.Q202]+3/4))))" office:value-type="float" office:value="5">
            <text:p>5</text:p>
          </table:table-cell>
          <table:table-cell table:formula="of:=IF([.R202]&gt;[.R201];[.R202]-[.$S$3];[.R202]+[.$S$3])-[.$V$4]" office:value-type="float" office:value="0.4">
            <text:p>0,4</text:p>
          </table:table-cell>
          <table:table-cell table:formula="of:=IF([.S202]&gt;0;IF([.S202]&gt;3;3*0.25;[.S202]*0.25);IF([.S202]&lt;-3;-3*0.16;[.S20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2]-([.T202]*1+[.T201]*3+[.T200]*3+[.T199]*2+[.T198]*2+[.T197]*1)/12+RAND()*0.077" office:value-type="float" office:value="-0.548662601337276">
            <text:p>-0,5486626013</text:p>
          </table:table-cell>
          <table:table-cell table:formula="of:=TRUNC([.P202]+[.O203]*100)" office:value-type="float" office:value="15068">
            <text:p>15068</text:p>
          </table:table-cell>
          <table:table-cell table:formula="of:=((([.O203]*[.O203]*10000)/256*[.$B$5]+[.$B$6]*256)*[.O203]*100+[.P203]*[.$B$7])/256/256+0" office:value-type="float" office:value="4.65852216584079">
            <text:p>4,66</text:p>
          </table:table-cell>
          <table:table-cell table:formula="of:=IF([.Q203]&gt;10;10;IF([.Q203]&lt;-10;-10;IF([.Q203]&gt;=[.R202];TRUNC([.Q203]+1/4);TRUNC([.Q203]+3/4))))" office:value-type="float" office:value="5">
            <text:p>5</text:p>
          </table:table-cell>
          <table:table-cell table:formula="of:=IF([.R203]&gt;[.R202];[.R203]-[.$S$3];[.R203]+[.$S$3])-[.$V$4]" office:value-type="float" office:value="0.4">
            <text:p>0,4</text:p>
          </table:table-cell>
          <table:table-cell table:formula="of:=IF([.S203]&gt;0;IF([.S203]&gt;3;3*0.25;[.S203]*0.25);IF([.S203]&lt;-3;-3*0.16;[.S20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3]-([.T203]*1+[.T202]*3+[.T201]*3+[.T200]*2+[.T199]*2+[.T198]*1)/12+RAND()*0.077" office:value-type="float" office:value="-0.569992258840525">
            <text:p>-0,5699922588</text:p>
          </table:table-cell>
          <table:table-cell table:formula="of:=TRUNC([.P203]+[.O204]*100)" office:value-type="float" office:value="15011">
            <text:p>15011</text:p>
          </table:table-cell>
          <table:table-cell table:formula="of:=((([.O204]*[.O204]*10000)/256*[.$B$5]+[.$B$6]*256)*[.O204]*100+[.P204]*[.$B$7])/256/256+0" office:value-type="float" office:value="4.58639861297088">
            <text:p>4,59</text:p>
          </table:table-cell>
          <table:table-cell table:formula="of:=IF([.Q204]&gt;10;10;IF([.Q204]&lt;-10;-10;IF([.Q204]&gt;=[.R203];TRUNC([.Q204]+1/4);TRUNC([.Q204]+3/4))))" office:value-type="float" office:value="5">
            <text:p>5</text:p>
          </table:table-cell>
          <table:table-cell table:formula="of:=IF([.R204]&gt;[.R203];[.R204]-[.$S$3];[.R204]+[.$S$3])-[.$V$4]" office:value-type="float" office:value="0.4">
            <text:p>0,4</text:p>
          </table:table-cell>
          <table:table-cell table:formula="of:=IF([.S204]&gt;0;IF([.S204]&gt;3;3*0.25;[.S204]*0.25);IF([.S204]&lt;-3;-3*0.16;[.S20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4]-([.T204]*1+[.T203]*3+[.T202]*3+[.T201]*2+[.T200]*2+[.T199]*1)/12+RAND()*0.077" office:value-type="float" office:value="-0.553725268649066">
            <text:p>-0,5537252686</text:p>
          </table:table-cell>
          <table:table-cell table:formula="of:=TRUNC([.P204]+[.O205]*100)" office:value-type="float" office:value="14955">
            <text:p>14955</text:p>
          </table:table-cell>
          <table:table-cell table:formula="of:=((([.O205]*[.O205]*10000)/256*[.$B$5]+[.$B$6]*256)*[.O205]*100+[.P205]*[.$B$7])/256/256+0" office:value-type="float" office:value="4.60515668120206">
            <text:p>4,61</text:p>
          </table:table-cell>
          <table:table-cell table:formula="of:=IF([.Q205]&gt;10;10;IF([.Q205]&lt;-10;-10;IF([.Q205]&gt;=[.R204];TRUNC([.Q205]+1/4);TRUNC([.Q205]+3/4))))" office:value-type="float" office:value="5">
            <text:p>5</text:p>
          </table:table-cell>
          <table:table-cell table:formula="of:=IF([.R205]&gt;[.R204];[.R205]-[.$S$3];[.R205]+[.$S$3])-[.$V$4]" office:value-type="float" office:value="0.4">
            <text:p>0,4</text:p>
          </table:table-cell>
          <table:table-cell table:formula="of:=IF([.S205]&gt;0;IF([.S205]&gt;3;3*0.25;[.S205]*0.25);IF([.S205]&lt;-3;-3*0.16;[.S20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5]-([.T205]*1+[.T204]*3+[.T203]*3+[.T202]*2+[.T201]*2+[.T200]*1)/12+RAND()*0.077" office:value-type="float" office:value="-0.532219187321115">
            <text:p>-0,5322191873</text:p>
          </table:table-cell>
          <table:table-cell table:formula="of:=TRUNC([.P205]+[.O206]*100)" office:value-type="float" office:value="14901">
            <text:p>14901</text:p>
          </table:table-cell>
          <table:table-cell table:formula="of:=((([.O206]*[.O206]*10000)/256*[.$B$5]+[.$B$6]*256)*[.O206]*100+[.P206]*[.$B$7])/256/256+0" office:value-type="float" office:value="4.63552952354075">
            <text:p>4,64</text:p>
          </table:table-cell>
          <table:table-cell table:formula="of:=IF([.Q206]&gt;10;10;IF([.Q206]&lt;-10;-10;IF([.Q206]&gt;=[.R205];TRUNC([.Q206]+1/4);TRUNC([.Q206]+3/4))))" office:value-type="float" office:value="5">
            <text:p>5</text:p>
          </table:table-cell>
          <table:table-cell table:formula="of:=IF([.R206]&gt;[.R205];[.R206]-[.$S$3];[.R206]+[.$S$3])-[.$V$4]" office:value-type="float" office:value="0.4">
            <text:p>0,4</text:p>
          </table:table-cell>
          <table:table-cell table:formula="of:=IF([.S206]&gt;0;IF([.S206]&gt;3;3*0.25;[.S206]*0.25);IF([.S206]&lt;-3;-3*0.16;[.S20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6]-([.T206]*1+[.T205]*3+[.T204]*3+[.T203]*2+[.T202]*2+[.T201]*1)/12+RAND()*0.077" office:value-type="float" office:value="-0.511988660595198">
            <text:p>-0,5119886606</text:p>
          </table:table-cell>
          <table:table-cell table:formula="of:=TRUNC([.P206]+[.O207]*100)" office:value-type="float" office:value="14849">
            <text:p>14849</text:p>
          </table:table-cell>
          <table:table-cell table:formula="of:=((([.O207]*[.O207]*10000)/256*[.$B$5]+[.$B$6]*256)*[.O207]*100+[.P207]*[.$B$7])/256/256+0" office:value-type="float" office:value="4.66189119280472">
            <text:p>4,66</text:p>
          </table:table-cell>
          <table:table-cell table:formula="of:=IF([.Q207]&gt;10;10;IF([.Q207]&lt;-10;-10;IF([.Q207]&gt;=[.R206];TRUNC([.Q207]+1/4);TRUNC([.Q207]+3/4))))" office:value-type="float" office:value="5">
            <text:p>5</text:p>
          </table:table-cell>
          <table:table-cell table:formula="of:=IF([.R207]&gt;[.R206];[.R207]-[.$S$3];[.R207]+[.$S$3])-[.$V$4]" office:value-type="float" office:value="0.4">
            <text:p>0,4</text:p>
          </table:table-cell>
          <table:table-cell table:formula="of:=IF([.S207]&gt;0;IF([.S207]&gt;3;3*0.25;[.S207]*0.25);IF([.S207]&lt;-3;-3*0.16;[.S20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7]-([.T207]*1+[.T206]*3+[.T205]*3+[.T204]*2+[.T203]*2+[.T202]*1)/12+RAND()*0.077" office:value-type="float" office:value="-0.531778002421501">
            <text:p>-0,5317780024</text:p>
          </table:table-cell>
          <table:table-cell table:formula="of:=TRUNC([.P207]+[.O208]*100)" office:value-type="float" office:value="14795">
            <text:p>14795</text:p>
          </table:table-cell>
          <table:table-cell table:formula="of:=((([.O208]*[.O208]*10000)/256*[.$B$5]+[.$B$6]*256)*[.O208]*100+[.P208]*[.$B$7])/256/256+0" office:value-type="float" office:value="4.59771938599499">
            <text:p>4,60</text:p>
          </table:table-cell>
          <table:table-cell table:formula="of:=IF([.Q208]&gt;10;10;IF([.Q208]&lt;-10;-10;IF([.Q208]&gt;=[.R207];TRUNC([.Q208]+1/4);TRUNC([.Q208]+3/4))))" office:value-type="float" office:value="5">
            <text:p>5</text:p>
          </table:table-cell>
          <table:table-cell table:formula="of:=IF([.R208]&gt;[.R207];[.R208]-[.$S$3];[.R208]+[.$S$3])-[.$V$4]" office:value-type="float" office:value="0.4">
            <text:p>0,4</text:p>
          </table:table-cell>
          <table:table-cell table:formula="of:=IF([.S208]&gt;0;IF([.S208]&gt;3;3*0.25;[.S208]*0.25);IF([.S208]&lt;-3;-3*0.16;[.S20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8]-([.T208]*1+[.T207]*3+[.T206]*3+[.T205]*2+[.T204]*2+[.T203]*1)/12+RAND()*0.077" office:value-type="float" office:value="-0.511386798258379">
            <text:p>-0,5113867983</text:p>
          </table:table-cell>
          <table:table-cell table:formula="of:=TRUNC([.P208]+[.O209]*100)" office:value-type="float" office:value="14743">
            <text:p>14743</text:p>
          </table:table-cell>
          <table:table-cell table:formula="of:=((([.O209]*[.O209]*10000)/256*[.$B$5]+[.$B$6]*256)*[.O209]*100+[.P209]*[.$B$7])/256/256+0" office:value-type="float" office:value="4.62439805459466">
            <text:p>4,62</text:p>
          </table:table-cell>
          <table:table-cell table:formula="of:=IF([.Q209]&gt;10;10;IF([.Q209]&lt;-10;-10;IF([.Q209]&gt;=[.R208];TRUNC([.Q209]+1/4);TRUNC([.Q209]+3/4))))" office:value-type="float" office:value="5">
            <text:p>5</text:p>
          </table:table-cell>
          <table:table-cell table:formula="of:=IF([.R209]&gt;[.R208];[.R209]-[.$S$3];[.R209]+[.$S$3])-[.$V$4]" office:value-type="float" office:value="0.4">
            <text:p>0,4</text:p>
          </table:table-cell>
          <table:table-cell table:formula="of:=IF([.S209]&gt;0;IF([.S209]&gt;3;3*0.25;[.S209]*0.25);IF([.S209]&lt;-3;-3*0.16;[.S20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09]-([.T209]*1+[.T208]*3+[.T207]*3+[.T206]*2+[.T205]*2+[.T204]*1)/12+RAND()*0.077" office:value-type="float" office:value="-0.474963907015328">
            <text:p>-0,474963907</text:p>
          </table:table-cell>
          <table:table-cell table:formula="of:=TRUNC([.P209]+[.O210]*100)" office:value-type="float" office:value="14695">
            <text:p>14695</text:p>
          </table:table-cell>
          <table:table-cell table:formula="of:=((([.O210]*[.O210]*10000)/256*[.$B$5]+[.$B$6]*256)*[.O210]*100+[.P210]*[.$B$7])/256/256+0" office:value-type="float" office:value="4.68436871741845">
            <text:p>4,68</text:p>
          </table:table-cell>
          <table:table-cell table:formula="of:=IF([.Q210]&gt;10;10;IF([.Q210]&lt;-10;-10;IF([.Q210]&gt;=[.R209];TRUNC([.Q210]+1/4);TRUNC([.Q210]+3/4))))" office:value-type="float" office:value="5">
            <text:p>5</text:p>
          </table:table-cell>
          <table:table-cell table:formula="of:=IF([.R210]&gt;[.R209];[.R210]-[.$S$3];[.R210]+[.$S$3])-[.$V$4]" office:value-type="float" office:value="0.4">
            <text:p>0,4</text:p>
          </table:table-cell>
          <table:table-cell table:formula="of:=IF([.S210]&gt;0;IF([.S210]&gt;3;3*0.25;[.S210]*0.25);IF([.S210]&lt;-3;-3*0.16;[.S210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0]-([.T210]*1+[.T209]*3+[.T208]*3+[.T207]*2+[.T206]*2+[.T205]*1)/12+RAND()*0.077" office:value-type="float" office:value="-0.46565589707218">
            <text:p>-0,4656558971</text:p>
          </table:table-cell>
          <table:table-cell table:formula="of:=TRUNC([.P210]+[.O211]*100)" office:value-type="float" office:value="14648">
            <text:p>14648</text:p>
          </table:table-cell>
          <table:table-cell table:formula="of:=((([.O211]*[.O211]*10000)/256*[.$B$5]+[.$B$6]*256)*[.O211]*100+[.P211]*[.$B$7])/256/256+0" office:value-type="float" office:value="4.68616422242137">
            <text:p>4,69</text:p>
          </table:table-cell>
          <table:table-cell table:formula="of:=IF([.Q211]&gt;10;10;IF([.Q211]&lt;-10;-10;IF([.Q211]&gt;=[.R210];TRUNC([.Q211]+1/4);TRUNC([.Q211]+3/4))))" office:value-type="float" office:value="5">
            <text:p>5</text:p>
          </table:table-cell>
          <table:table-cell table:formula="of:=IF([.R211]&gt;[.R210];[.R211]-[.$S$3];[.R211]+[.$S$3])-[.$V$4]" office:value-type="float" office:value="0.4">
            <text:p>0,4</text:p>
          </table:table-cell>
          <table:table-cell table:formula="of:=IF([.S211]&gt;0;IF([.S211]&gt;3;3*0.25;[.S211]*0.25);IF([.S211]&lt;-3;-3*0.16;[.S211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1]-([.T211]*1+[.T210]*3+[.T209]*3+[.T208]*2+[.T207]*2+[.T206]*1)/12+RAND()*0.077" office:value-type="float" office:value="-0.471304754774991">
            <text:p>-0,4713047548</text:p>
          </table:table-cell>
          <table:table-cell table:formula="of:=TRUNC([.P211]+[.O212]*100)" office:value-type="float" office:value="14600">
            <text:p>14600</text:p>
          </table:table-cell>
          <table:table-cell table:formula="of:=((([.O212]*[.O212]*10000)/256*[.$B$5]+[.$B$6]*256)*[.O212]*100+[.P212]*[.$B$7])/256/256+0" office:value-type="float" office:value="4.65708911888025">
            <text:p>4,66</text:p>
          </table:table-cell>
          <table:table-cell table:formula="of:=IF([.Q212]&gt;10;10;IF([.Q212]&lt;-10;-10;IF([.Q212]&gt;=[.R211];TRUNC([.Q212]+1/4);TRUNC([.Q212]+3/4))))" office:value-type="float" office:value="5">
            <text:p>5</text:p>
          </table:table-cell>
          <table:table-cell table:formula="of:=IF([.R212]&gt;[.R211];[.R212]-[.$S$3];[.R212]+[.$S$3])-[.$V$4]" office:value-type="float" office:value="0.4">
            <text:p>0,4</text:p>
          </table:table-cell>
          <table:table-cell table:formula="of:=IF([.S212]&gt;0;IF([.S212]&gt;3;3*0.25;[.S212]*0.25);IF([.S212]&lt;-3;-3*0.16;[.S212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2]-([.T212]*1+[.T211]*3+[.T210]*3+[.T209]*2+[.T208]*2+[.T207]*1)/12+RAND()*0.077" office:value-type="float" office:value="-0.435184015948144">
            <text:p>-0,4351840159</text:p>
          </table:table-cell>
          <table:table-cell table:formula="of:=TRUNC([.P212]+[.O213]*100)" office:value-type="float" office:value="14556">
            <text:p>14556</text:p>
          </table:table-cell>
          <table:table-cell table:formula="of:=((([.O213]*[.O213]*10000)/256*[.$B$5]+[.$B$6]*256)*[.O213]*100+[.P213]*[.$B$7])/256/256+0" office:value-type="float" office:value="4.71251104649075">
            <text:p>4,71</text:p>
          </table:table-cell>
          <table:table-cell table:formula="of:=IF([.Q213]&gt;10;10;IF([.Q213]&lt;-10;-10;IF([.Q213]&gt;=[.R212];TRUNC([.Q213]+1/4);TRUNC([.Q213]+3/4))))" office:value-type="float" office:value="5">
            <text:p>5</text:p>
          </table:table-cell>
          <table:table-cell table:formula="of:=IF([.R213]&gt;[.R212];[.R213]-[.$S$3];[.R213]+[.$S$3])-[.$V$4]" office:value-type="float" office:value="0.4">
            <text:p>0,4</text:p>
          </table:table-cell>
          <table:table-cell table:formula="of:=IF([.S213]&gt;0;IF([.S213]&gt;3;3*0.25;[.S213]*0.25);IF([.S213]&lt;-3;-3*0.16;[.S213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3]-([.T213]*1+[.T212]*3+[.T211]*3+[.T210]*2+[.T209]*2+[.T208]*1)/12+RAND()*0.077" office:value-type="float" office:value="-0.428381003672386">
            <text:p>-0,4283810037</text:p>
          </table:table-cell>
          <table:table-cell table:formula="of:=TRUNC([.P213]+[.O214]*100)" office:value-type="float" office:value="14513">
            <text:p>14513</text:p>
          </table:table-cell>
          <table:table-cell table:formula="of:=((([.O214]*[.O214]*10000)/256*[.$B$5]+[.$B$6]*256)*[.O214]*100+[.P214]*[.$B$7])/256/256+0" office:value-type="float" office:value="4.7097258405644">
            <text:p>4,71</text:p>
          </table:table-cell>
          <table:table-cell table:formula="of:=IF([.Q214]&gt;10;10;IF([.Q214]&lt;-10;-10;IF([.Q214]&gt;=[.R213];TRUNC([.Q214]+1/4);TRUNC([.Q214]+3/4))))" office:value-type="float" office:value="5">
            <text:p>5</text:p>
          </table:table-cell>
          <table:table-cell table:formula="of:=IF([.R214]&gt;[.R213];[.R214]-[.$S$3];[.R214]+[.$S$3])-[.$V$4]" office:value-type="float" office:value="0.4">
            <text:p>0,4</text:p>
          </table:table-cell>
          <table:table-cell table:formula="of:=IF([.S214]&gt;0;IF([.S214]&gt;3;3*0.25;[.S214]*0.25);IF([.S214]&lt;-3;-3*0.16;[.S214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4]-([.T214]*1+[.T213]*3+[.T212]*3+[.T211]*2+[.T210]*2+[.T209]*1)/12+RAND()*0.077" office:value-type="float" office:value="-0.415800392867971">
            <text:p>-0,4158003929</text:p>
          </table:table-cell>
          <table:table-cell table:formula="of:=TRUNC([.P214]+[.O215]*100)" office:value-type="float" office:value="14471">
            <text:p>14471</text:p>
          </table:table-cell>
          <table:table-cell table:formula="of:=((([.O215]*[.O215]*10000)/256*[.$B$5]+[.$B$6]*256)*[.O215]*100+[.P215]*[.$B$7])/256/256+0" office:value-type="float" office:value="4.71790587199499">
            <text:p>4,72</text:p>
          </table:table-cell>
          <table:table-cell table:formula="of:=IF([.Q215]&gt;10;10;IF([.Q215]&lt;-10;-10;IF([.Q215]&gt;=[.R214];TRUNC([.Q215]+1/4);TRUNC([.Q215]+3/4))))" office:value-type="float" office:value="5">
            <text:p>5</text:p>
          </table:table-cell>
          <table:table-cell table:formula="of:=IF([.R215]&gt;[.R214];[.R215]-[.$S$3];[.R215]+[.$S$3])-[.$V$4]" office:value-type="float" office:value="0.4">
            <text:p>0,4</text:p>
          </table:table-cell>
          <table:table-cell table:formula="of:=IF([.S215]&gt;0;IF([.S215]&gt;3;3*0.25;[.S215]*0.25);IF([.S215]&lt;-3;-3*0.16;[.S215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5]-([.T215]*1+[.T214]*3+[.T213]*3+[.T212]*2+[.T211]*2+[.T210]*1)/12+RAND()*0.077" office:value-type="float" office:value="-0.402332038126704">
            <text:p>-0,4023320381</text:p>
          </table:table-cell>
          <table:table-cell table:formula="of:=TRUNC([.P215]+[.O216]*100)" office:value-type="float" office:value="14430">
            <text:p>14430</text:p>
          </table:table-cell>
          <table:table-cell table:formula="of:=((([.O216]*[.O216]*10000)/256*[.$B$5]+[.$B$6]*256)*[.O216]*100+[.P216]*[.$B$7])/256/256+0" office:value-type="float" office:value="4.72754121359325">
            <text:p>4,73</text:p>
          </table:table-cell>
          <table:table-cell table:formula="of:=IF([.Q216]&gt;10;10;IF([.Q216]&lt;-10;-10;IF([.Q216]&gt;=[.R215];TRUNC([.Q216]+1/4);TRUNC([.Q216]+3/4))))" office:value-type="float" office:value="5">
            <text:p>5</text:p>
          </table:table-cell>
          <table:table-cell table:formula="of:=IF([.R216]&gt;[.R215];[.R216]-[.$S$3];[.R216]+[.$S$3])-[.$V$4]" office:value-type="float" office:value="0.4">
            <text:p>0,4</text:p>
          </table:table-cell>
          <table:table-cell table:formula="of:=IF([.S216]&gt;0;IF([.S216]&gt;3;3*0.25;[.S216]*0.25);IF([.S216]&lt;-3;-3*0.16;[.S216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6]-([.T216]*1+[.T215]*3+[.T214]*3+[.T213]*2+[.T212]*2+[.T211]*1)/12+RAND()*0.077" office:value-type="float" office:value="-0.367475100188179">
            <text:p>-0,3674751002</text:p>
          </table:table-cell>
          <table:table-cell table:formula="of:=TRUNC([.P216]+[.O217]*100)" office:value-type="float" office:value="14393">
            <text:p>14393</text:p>
          </table:table-cell>
          <table:table-cell table:formula="of:=((([.O217]*[.O217]*10000)/256*[.$B$5]+[.$B$6]*256)*[.O217]*100+[.P217]*[.$B$7])/256/256+0" office:value-type="float" office:value="4.77516828201391">
            <text:p>4,78</text:p>
          </table:table-cell>
          <table:table-cell table:formula="of:=IF([.Q217]&gt;10;10;IF([.Q217]&lt;-10;-10;IF([.Q217]&gt;=[.R216];TRUNC([.Q217]+1/4);TRUNC([.Q217]+3/4))))" office:value-type="float" office:value="5">
            <text:p>5</text:p>
          </table:table-cell>
          <table:table-cell table:formula="of:=IF([.R217]&gt;[.R216];[.R217]-[.$S$3];[.R217]+[.$S$3])-[.$V$4]" office:value-type="float" office:value="0.4">
            <text:p>0,4</text:p>
          </table:table-cell>
          <table:table-cell table:formula="of:=IF([.S217]&gt;0;IF([.S217]&gt;3;3*0.25;[.S217]*0.25);IF([.S217]&lt;-3;-3*0.16;[.S217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7]-([.T217]*1+[.T216]*3+[.T215]*3+[.T214]*2+[.T213]*2+[.T212]*1)/12+RAND()*0.077" office:value-type="float" office:value="-0.385253683698802">
            <text:p>-0,3852536837</text:p>
          </table:table-cell>
          <table:table-cell table:formula="of:=TRUNC([.P217]+[.O218]*100)" office:value-type="float" office:value="14354">
            <text:p>14354</text:p>
          </table:table-cell>
          <table:table-cell table:formula="of:=((([.O218]*[.O218]*10000)/256*[.$B$5]+[.$B$6]*256)*[.O218]*100+[.P218]*[.$B$7])/256/256+0" office:value-type="float" office:value="4.73014302494117">
            <text:p>4,73</text:p>
          </table:table-cell>
          <table:table-cell table:formula="of:=IF([.Q218]&gt;10;10;IF([.Q218]&lt;-10;-10;IF([.Q218]&gt;=[.R217];TRUNC([.Q218]+1/4);TRUNC([.Q218]+3/4))))" office:value-type="float" office:value="5">
            <text:p>5</text:p>
          </table:table-cell>
          <table:table-cell table:formula="of:=IF([.R218]&gt;[.R217];[.R218]-[.$S$3];[.R218]+[.$S$3])-[.$V$4]" office:value-type="float" office:value="0.4">
            <text:p>0,4</text:p>
          </table:table-cell>
          <table:table-cell table:formula="of:=IF([.S218]&gt;0;IF([.S218]&gt;3;3*0.25;[.S218]*0.25);IF([.S218]&lt;-3;-3*0.16;[.S218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8]-([.T218]*1+[.T217]*3+[.T216]*3+[.T215]*2+[.T214]*2+[.T213]*1)/12+RAND()*0.077" office:value-type="float" office:value="-0.347136795978811">
            <text:p>-0,347136796</text:p>
          </table:table-cell>
          <table:table-cell table:formula="of:=TRUNC([.P218]+[.O219]*100)" office:value-type="float" office:value="14319">
            <text:p>14319</text:p>
          </table:table-cell>
          <table:table-cell table:formula="of:=((([.O219]*[.O219]*10000)/256*[.$B$5]+[.$B$6]*256)*[.O219]*100+[.P219]*[.$B$7])/256/256+0" office:value-type="float" office:value="4.78211993158891">
            <text:p>4,78</text:p>
          </table:table-cell>
          <table:table-cell table:formula="of:=IF([.Q219]&gt;10;10;IF([.Q219]&lt;-10;-10;IF([.Q219]&gt;=[.R218];TRUNC([.Q219]+1/4);TRUNC([.Q219]+3/4))))" office:value-type="float" office:value="5">
            <text:p>5</text:p>
          </table:table-cell>
          <table:table-cell table:formula="of:=IF([.R219]&gt;[.R218];[.R219]-[.$S$3];[.R219]+[.$S$3])-[.$V$4]" office:value-type="float" office:value="0.4">
            <text:p>0,4</text:p>
          </table:table-cell>
          <table:table-cell table:formula="of:=IF([.S219]&gt;0;IF([.S219]&gt;3;3*0.25;[.S219]*0.25);IF([.S219]&lt;-3;-3*0.16;[.S219]*0.16))/3" office:value-type="float" office:value="0.0333333333333333">
            <text:p>0,0333333333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O219]-([.T219]*1+[.T218]*3+[.T217]*3+[.T216]*2+[.T215]*2+[.T214]*1)/12+RAND()*0.077" office:value-type="float" office:value="-0.315760661244055">
            <text:p>-0,3157606612</text:p>
          </table:table-cell>
          <table:table-cell table:formula="of:=TRUNC([.P219]+[.O220]*100)" office:value-type="float" office:value="14287">
            <text:p>14287</text:p>
          </table:table-cell>
          <table:table-cell table:formula="of:=((([.O220]*[.O220]*10000)/256*[.$B$5]+[.$B$6]*256)*[.O220]*100+[.P220]*[.$B$7])/256/256+0" office:value-type="float" office:value="4.82074010647137">
            <text:p>4,82</text:p>
          </table:table-cell>
          <table:table-cell table:formula="of:=IF([.Q220]&gt;10;10;IF([.Q220]&lt;-10;-10;IF([.Q220]&gt;=[.R219];TRUNC([.Q220]+1/4);TRUNC([.Q220]+3/4))))" office:value-type="float" office:value="5">
            <text:p>5</text:p>
          </table:table-cell>
          <table:table-cell table:formula="of:=IF([.R220]&gt;[.R219];[.R220]-[.$S$3];[.R220]+[.$S$3])-[.$V$4]" office:value-type="float" office:value="0.4">
            <text:p>0,4</text:p>
          </table:table-cell>
          <table:table-cell table:formula="of:=IF([.S220]&gt;0;IF([.S220]&gt;3;3*0.25;[.S220]*0.25);IF([.S220]&lt;-3;-3*0.16;[.S220]*0.16))/3" office:value-type="float" office:value="0.0333333333333333">
            <text:p>0,0333333333</text:p>
          </table:table-cell>
          <table:table-cell table:number-columns-repeated="2"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.02.2011</text:date>, <text:time>21:53:1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bryj </meta:initial-creator>
    <meta:creation-date>2011-02-24T11:26:27</meta:creation-date>
    <dc:date>2011-02-28T21:53:10</dc:date>
    <dc:creator>jirik </dc:creator>
    <meta:editing-duration>PT17H38M38S</meta:editing-duration>
    <meta:editing-cycles>10</meta:editing-cycles>
    <meta:generator>OpenOffice.org/3.2$Unix OpenOffice.org_project/320m19$Build-9505</meta:generator>
    <meta:document-statistic meta:table-count="3" meta:cell-count="14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-2" chart:maximum="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-25" chart:maximum="25" chart:interval-major="5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18cm" svg:height="12.532cm" xlink:href=".." chart:class="chart:scatter" chart:style-name="ch1">
        <chart:plot-area chart:style-name="ch2" table:cell-range-address="List1.I4:List1.J44" svg:x="0.21cm" svg:y="0.248cm" svg:width="17.873cm" svg:height="12.0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J4:List1.J44" chart:class="chart:scatter">
            <chart:domain table:cell-range-address="List1.I4:List1.I44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 text:id="List1.I4:List1.I44">-2</text:p>
              </table:table-cell>
              <table:table-cell office:value-type="float" office:value="-12.8341674804688">
                <text:p text:id="List1.J4:List1.J44">-12.8341674804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11.2207841873169">
                <text:p>-11.2207841873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9.75688934326172">
                <text:p>-9.75688934326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8.43461513519287">
                <text:p>-8.4346151351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7.24609375">
                <text:p>-7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6.18345737457275">
                <text:p>-6.18345737457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5.23883819580078">
                <text:p>-5.23883819580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4.40436840057373">
                <text:p>-4.40436840057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3.67218017578125">
                <text:p>-3.6721801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3.03440570831299">
                <text:p>-3.03440570831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2.48317718505859">
                <text:p>-2.4831771850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2.01062679290771">
                <text:p>-2.01062679290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1.60888671875">
                <text:p>-1.608886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1.27008914947509">
                <text:p>-1.2700891494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0.986366271972654">
                <text:p>-0.986366271972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749850273132322">
                <text:p>-0.749850273132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552673339843748">
                <text:p>-0.552673339843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386967658996579">
                <text:p>-0.386967658996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244865417480466">
                <text:p>-0.244865417480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-0.118498802185057">
                <text:p>-0.118498802185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2.08166817117217E-015">
                <text:p>2.08166817117217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118498802185061">
                <text:p>0.118498802185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244865417480471">
                <text:p>0.244865417480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386967658996585">
                <text:p>0.386967658996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552673339843754">
                <text:p>0.552673339843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749850273132329">
                <text:p>0.749850273132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986366271972662">
                <text:p>0.986366271972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1.2700891494751">
                <text:p>1.270089149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1.60888671875001">
                <text:p>1.60888671875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2.01062679290773">
                <text:p>2.01062679290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.48317718505859">
                <text:p>2.48317718505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3.03440570831299">
                <text:p>3.0344057083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3.67218017578125">
                <text:p>3.67218017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4.40436840057373">
                <text:p>4.40436840057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5.23883819580078">
                <text:p>5.23883819580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6.18345737457275">
                <text:p>6.18345737457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7.24609375">
                <text:p>7.2460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8.43461513519287">
                <text:p>8.434615135192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9.75688934326172">
                <text:p>9.75688934326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11.2207841873169">
                <text:p>11.2207841873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.8341674804688">
                <text:p>12.8341674804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41cm" svg:height="7.251cm" xlink:href=".." chart:class="chart:line" chart:style-name="ch1">
        <chart:legend chart:legend-position="end" svg:x="26.9cm" svg:y="3.156cm" chart:style-name="ch2"/>
        <chart:plot-area chart:style-name="ch3" table:cell-range-address="List1.O2:List1.O2 List1.O4:List1.O220 List1.R2:List1.R2 List1.R4:List1.R220" chart:data-source-has-labels="row" svg:x="0.61cm" svg:y="0.145cm" svg:width="25.681cm" svg:height="6.8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List1.O4:List1.O220" chart:label-cell-address="List1.O2:List1.O2" chart:class="chart:line">
            <chart:data-point chart:repeated="217"/>
          </chart:series>
          <chart:series chart:attached-axis="primary-y" chart:style-name="ch8" chart:values-cell-range-address="List1.R4:List1.R220" chart:label-cell-address="List1.R2:List1.R2" chart:class="chart:line">
            <chart:data-point chart:repeated="2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O2:List1.O2">error</text:p>
              </table:table-cell>
              <table:table-cell office:value-type="string">
                <text:p text:id="List1.R2:List1.R2">Valve [center +-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 text:id="List1.O4:List1.O220">2.2</text:p>
              </table:table-cell>
              <table:table-cell office:value-type="float" office:value="10">
                <text:p text:id="List1.R4:List1.R220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714285714286">
                <text:p>1.80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5714285714286">
                <text:p>1.55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714285714286">
                <text:p>1.30714285714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0983583584561">
                <text:p>0.8709835835845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2404459091192">
                <text:p>0.682404459091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8197970918306">
                <text:p>0.4881979709183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9805724726399">
                <text:p>0.3398057247263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4005187126786">
                <text:p>0.204005187126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2240562990814">
                <text:p>0.0902240562990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1134206037233">
                <text:p>0.0691134206037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8269990797765">
                <text:p>0.0348269990797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35428532257686">
                <text:p>-0.0135428532257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21608711127926">
                <text:p>-0.0221608711127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35660604256008">
                <text:p>0.00835660604256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4898812868205">
                <text:p>-0.00694898812868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0699862371397">
                <text:p>0.01206998623713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2995118015334">
                <text:p>0.0242995118015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0018097667533">
                <text:p>0.0500018097667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5650979065536">
                <text:p>0.0505650979065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5810973198043">
                <text:p>0.0555810973198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5959834924479">
                <text:p>0.0455959834924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646890215037">
                <text:p>0.056646890215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3088236573043">
                <text:p>0.0533088236573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61849248295231">
                <text:p>0.0861849248295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69842294747212">
                <text:p>0.0769842294747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5194316167932">
                <text:p>0.105194316167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0629785390808">
                <text:p>0.130629785390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4738205918504">
                <text:p>0.164738205918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410404021469">
                <text:p>0.153410404021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0416833782806">
                <text:p>0.1904168337828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0895835845">
                <text:p>0.1580895835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48996460772">
                <text:p>0.17448996460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9047417211584">
                <text:p>0.1590474172115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2639831470253">
                <text:p>0.162639831470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5880938971032">
                <text:p>0.165880938971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769260041486">
                <text:p>0.20769260041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3467415425388">
                <text:p>0.243467415425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4371832289816">
                <text:p>0.214371832289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7271845058776">
                <text:p>0.207271845058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6987751463821">
                <text:p>0.186987751463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561486600208">
                <text:p>0.15561486600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2284012802649">
                <text:p>0.182284012802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796733568816">
                <text:p>0.167796733568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8083607997828">
                <text:p>0.1680836079978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1603565287083">
                <text:p>0.181603565287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5144025215341">
                <text:p>0.18514402521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0783207343509">
                <text:p>0.160783207343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2866023530491">
                <text:p>0.142866023530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8442114793158">
                <text:p>0.128442114793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7977918394459">
                <text:p>0.1379779183944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410067328025">
                <text:p>0.158410067328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7334378096669">
                <text:p>0.167334378096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4254421753892">
                <text:p>0.144254421753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7681837498915">
                <text:p>0.117681837498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5815582773111">
                <text:p>0.115815582773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868264408866">
                <text:p>0.116868264408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1839100180432">
                <text:p>0.151839100180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1741648010838">
                <text:p>0.131741648010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3236083543477">
                <text:p>0.123236083543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3212450751342">
                <text:p>0.103212450751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64547616764187">
                <text:p>0.0764547616764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89552803440856">
                <text:p>0.0689552803440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86653619443593">
                <text:p>0.0986653619443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97984588066332">
                <text:p>0.0897984588066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9224725102158">
                <text:p>0.119224725102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8509247536544">
                <text:p>0.108509247536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77873391759799">
                <text:p>0.0977873391759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9321753815366">
                <text:p>0.119321753815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2844026447513">
                <text:p>0.112844026447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8355464189242">
                <text:p>0.128355464189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2939118567007">
                <text:p>0.162939118567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8421839070746">
                <text:p>0.158421839070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6935756946377">
                <text:p>0.1569357569463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365465459498">
                <text:p>0.133365465459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2468393725582">
                <text:p>0.162468393725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0835602223802">
                <text:p>0.130835602223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4139103998514">
                <text:p>0.144139103998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2214547761955">
                <text:p>0.182214547761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5997905816346">
                <text:p>0.165997905816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8210832187059">
                <text:p>0.1982108321870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2155412885134">
                <text:p>0.202155412885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9704253206424">
                <text:p>0.239704253206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7174823679114">
                <text:p>0.237174823679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1372781403602">
                <text:p>0.251372781403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8682370803248">
                <text:p>0.218682370803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7620019883468">
                <text:p>0.247620019883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9203992577044">
                <text:p>0.219203992577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481775108159">
                <text:p>0.25481775108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6991281325548">
                <text:p>0.2969912813255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3403022885097">
                <text:p>0.2934030228850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2132037522252">
                <text:p>0.262132037522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7353434246843">
                <text:p>0.217353434246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2237916732136">
                <text:p>0.202237916732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2204790747344">
                <text:p>0.1822047907473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953150655643">
                <text:p>0.109531506556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79533664483598">
                <text:p>0.03795336644835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4795237102047">
                <text:p>-0.0647952371020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930154072878">
                <text:p>-0.129301540728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19817488419687">
                <text:p>-0.2198174884196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67932708226835">
                <text:p>-0.2679327082268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11983129667395">
                <text:p>-0.311983129667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56026534091648">
                <text:p>-0.356026534091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26714588914757">
                <text:p>-0.326714588914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04195536888275">
                <text:p>-0.304195536888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1764256613274">
                <text:p>-0.31764256613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95949914911987">
                <text:p>-0.2959499149119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71730321053951">
                <text:p>-0.271730321053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38540515154515">
                <text:p>-0.238540515154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22439086836988">
                <text:p>-0.222439086836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81102801591228">
                <text:p>-0.181102801591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59366735987745">
                <text:p>-0.159366735987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82987393602954">
                <text:p>-0.1829873936029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47768934666714">
                <text:p>-0.147768934666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72228965221353">
                <text:p>-0.172228965221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4831833177874">
                <text:p>-0.14831833177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12456950109522">
                <text:p>-0.112456950109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46459982506073">
                <text:p>-0.0746459982506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58180587810848">
                <text:p>-0.0458180587810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80095852381312">
                <text:p>-0.018009585238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98169176976607">
                <text:p>-1.9816917697660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9840076442567">
                <text:p>-1.98400764425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88649793385437">
                <text:p>-1.886497933854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73231983276883">
                <text:p>-1.732319832768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55016789144083">
                <text:p>-1.550167891440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4858019591218">
                <text:p>-1.3485801959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16129760120392">
                <text:p>-1.16129760120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6473799983988">
                <text:p>-0.966473799983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734856930227967">
                <text:p>-0.734856930227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76236194701997">
                <text:p>-0.576236194701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81939452284085">
                <text:p>-0.381939452284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33482246779657">
                <text:p>-0.233482246779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2214526602758">
                <text:p>-0.12214526602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16362752163497">
                <text:p>0.00316362752163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47883337585082">
                <text:p>0.0747883337585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12444366537069">
                <text:p>0.1124443665370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9906230877674">
                <text:p>0.139906230877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50001366148934">
                <text:p>0.150001366148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2654770599164">
                <text:p>0.202654770599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5128663061428">
                <text:p>0.255128663061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0636337761326">
                <text:p>0.280636337761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07826027457316">
                <text:p>0.307826027457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6124874411951">
                <text:p>0.326124874411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7945224829974">
                <text:p>0.357945224829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6686706795537">
                <text:p>0.376686706795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03858856528867">
                <text:p>0.403858856528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5923173722836">
                <text:p>0.415923173722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26859370726806">
                <text:p>0.4268593707268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8175805688239">
                <text:p>0.448175805688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540139572092">
                <text:p>0.44540139572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0479399601178">
                <text:p>0.440479399601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4446983368006">
                <text:p>0.454446983368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657892113228">
                <text:p>0.46657892113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1055524303758">
                <text:p>0.451055524303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2756764711682">
                <text:p>0.4627567647116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68373977137289">
                <text:p>0.4683739771372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10549386948527">
                <text:p>0.5105493869485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46338777620267">
                <text:p>0.546338777620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0252013488025">
                <text:p>0.5702520134880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9683181944173">
                <text:p>0.5696831819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6109974808551">
                <text:p>0.5561099748085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04692175316443">
                <text:p>0.504692175316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20291660388129">
                <text:p>0.420291660388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7833211818218">
                <text:p>0.327833211818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9124305875325">
                <text:p>0.249124305875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8954052775296">
                <text:p>0.188954052775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179608142839">
                <text:p>0.101796081428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01268176038797">
                <text:p>0.03012681760387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70927446693341">
                <text:p>-0.0170927446693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06195337882321">
                <text:p>-0.0906195337882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17114905150478">
                <text:p>-0.1171149051504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30337903834905">
                <text:p>-0.130337903834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947305587775128">
                <text:p>-0.0947305587775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11871527593712">
                <text:p>-0.111871527593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8389249084241">
                <text:p>1.88389249084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8346354008758">
                <text:p>1.88346354008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5460583211582">
                <text:p>1.854605832115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6937861219036">
                <text:p>1.76937861219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9177474732839">
                <text:p>1.59177474732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1417791876251">
                <text:p>1.414177918762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9223184442528">
                <text:p>1.192231844425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8887265011024">
                <text:p>0.988872650110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63521183088965">
                <text:p>0.7635211830889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1207046516007">
                <text:p>0.5912070465160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22324455372446">
                <text:p>0.4223244553724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78118673239395">
                <text:p>0.278118673239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8866193536488">
                <text:p>0.128866193536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62701233152765">
                <text:p>0.03627012331527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362296014793683">
                <text:p>-0.0362296014793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27596623092295">
                <text:p>-0.127596623092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88178191524025">
                <text:p>-0.1881781915240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4208445675177">
                <text:p>-0.24208445675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352702611190137">
                <text:p>-0.352702611190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54823583403214">
                <text:p>-0.454823583403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533743852756426">
                <text:p>-0.533743852756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557793135324053">
                <text:p>-0.5577931353240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547862138414936">
                <text:p>-0.547862138414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548662601337276">
                <text:p>-0.548662601337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69992258840525">
                <text:p>-0.569992258840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553725268649066">
                <text:p>-0.5537252686490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32219187321115">
                <text:p>-0.532219187321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511988660595198">
                <text:p>-0.511988660595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531778002421501">
                <text:p>-0.531778002421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11386798258379">
                <text:p>-0.511386798258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74963907015328">
                <text:p>-0.474963907015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6565589707218">
                <text:p>-0.46565589707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71304754774991">
                <text:p>-0.471304754774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35184015948144">
                <text:p>-0.435184015948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28381003672386">
                <text:p>-0.428381003672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15800392867971">
                <text:p>-0.415800392867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402332038126704">
                <text:p>-0.402332038126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67475100188179">
                <text:p>-0.367475100188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85253683698802">
                <text:p>-0.385253683698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47136795978811">
                <text:p>-0.3471367959788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15760661244055">
                <text:p>-0.31576066124405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